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sci">
            <text:p>sci</text:p>
          </table:table-cell>
          <table:table-cell table:style-name="pd1" office:value-type="string" office:string-value="floraveg">
            <text:p>floraveg</text:p>
          </table:table-cell>
          <table:table-cell table:style-name="pd1" office:value-type="string" office:string-value="MBG">
            <text:p>MBG</text:p>
          </table:table-cell>
          <table:table-cell table:style-name="pd1" office:value-type="string" office:string-value="floraweb">
            <text:p>floraweb</text:p>
          </table:table-cell>
          <table:table-cell table:style-name="pd1" office:value-type="string" office:string-value="infoflora">
            <text:p>infoflora</text:p>
          </table:table-cell>
          <table:table-cell table:style-name="pd1" office:value-type="string" office:string-value="pfaf">
            <text:p>pfaf</text:p>
          </table:table-cell>
          <table:table-cell table:style-name="pd1" office:value-type="string" office:string-value="greeninfo">
            <text:p>greeninfo</text:p>
          </table:table-cell>
        </table:table-row>
        <table:table-row>
          <table:table-cell office:value-type="string" office:string-value="Asteriscus maritimus">
            <text:p>Asteriscus maritimus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kempercode=c194">
            <text:p>https://www.missouribotanicalgarden.org/PlantFinder/PlantFinderDetails.aspx?kempercode=c194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aucus carota">
            <text:p>Daucus carota</text:p>
          </table:table-cell>
          <table:table-cell office:value-type="string" office:string-value="https://floraveg.eu/taxon/overview/Daucus%20carota">
            <text:p>https://floraveg.eu/taxon/overview/Daucus%20carota</text:p>
          </table:table-cell>
          <table:table-cell office:value-type="string" office:string-value="https://www.missouribotanicalgarden.org/PlantFinder/PlantFinderDetails.aspx?taxonid=276043&amp;isprofile=1&amp;basic=carrot">
            <text:p>https://www.missouribotanicalgarden.org/PlantFinder/PlantFinderDetails.aspx?taxonid=276043&amp;isprofile=1&amp;basic=carrot</text:p>
          </table:table-cell>
          <table:table-cell office:value-type="string" office:string-value="https://www.floraweb.de/php/taxonomie.php?taxon-id=1886">
            <text:p>https://www.floraweb.de/php/taxonomie.php?taxon-id=1886</text:p>
          </table:table-cell>
          <table:table-cell office:value-type="string" office:string-value="https://www.infoflora.ch/en/flora/daucus-carota.html">
            <text:p>https://www.infoflora.ch/en/flora/daucus-carota.html</text:p>
          </table:table-cell>
          <table:table-cell office:value-type="string" office:string-value="https://pfaf.org/user/Plant.aspx?LatinName=Daucus+carota">
            <text:p>https://pfaf.org/user/Plant.aspx?LatinName=Daucus+carot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gapanthus africanus">
            <text:p>Agapanthus africanus</text:p>
          </table:table-cell>
          <table:table-cell office:value-type="string" office:string-value="https://floraveg.eu/taxon/overview/Agapanthus%20africanus">
            <text:p>https://floraveg.eu/taxon/overview/Agapanthus%20africanus</text:p>
          </table:table-cell>
          <table:table-cell office:value-type="string" office:string-value="http://www.missouribotanicalgarden.org/PlantFinder/PlantFinderDetails.aspx?kempercode=a433">
            <text:p>http://www.missouribotanicalgarden.org/PlantFinder/PlantFinderDetails.aspx?kempercode=a433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https://pfaf.org/user/Plant.aspx?LatinName=Agapanthus+africanus">
            <text:p>https://pfaf.org/user/Plant.aspx?LatinName=Agapanthus+african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ougainvillea spectabilis">
            <text:p>Bougainvillea spectabilis</text:p>
          </table:table-cell>
          <table:table-cell office:value-type="string" office:string-value="https://floraveg.eu/taxon/overview/Bougainvillea%20spectabilis">
            <text:p>https://floraveg.eu/taxon/overview/Bougainvillea%20spectabilis</text:p>
          </table:table-cell>
          <table:table-cell office:value-type="string" office:string-value="https://www.missouribotanicalgarden.org/PlantFinder/PlantFinderDetails.aspx?taxonid=264583">
            <text:p>https://www.missouribotanicalgarden.org/PlantFinder/PlantFinderDetails.aspx?taxonid=264583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mellia japonica">
            <text:p>Camellia japonic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87331">
            <text:p>https://www.missouribotanicalgarden.org/PlantFinder/PlantFinderDetails.aspx?taxonid=287331</text:p>
          </table:table-cell>
          <table:table-cell office:value-type="string" office:string-value="no">
            <text:p>no</text:p>
          </table:table-cell>
          <table:table-cell office:value-type="string" office:string-value="https://www.infoflora.ch/en/flora/camellia-japonica.html">
            <text:p>https://www.infoflora.ch/en/flora/camellia-japonica.html</text:p>
          </table:table-cell>
          <table:table-cell office:value-type="string" office:string-value="https://pfaf.org/user/Plant.aspx?LatinName=Camellia+japonica">
            <text:p>https://pfaf.org/user/Plant.aspx?LatinName=Camellia+japonic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erbera jamesonii">
            <text:p>Gerbera jamesonii</text:p>
          </table:table-cell>
          <table:table-cell office:value-type="string" office:string-value="https://floraveg.eu/taxon/overview/Gerbera%20jamesonii">
            <text:p>https://floraveg.eu/taxon/overview/Gerbera%20jamesonii</text:p>
          </table:table-cell>
          <table:table-cell office:value-type="string" office:string-value="https://www.missouribotanicalgarden.org/PlantFinder/PlantFinderDetails.aspx?kempercode=a518">
            <text:p>https://www.missouribotanicalgarden.org/PlantFinder/PlantFinderDetails.aspx?kempercode=a518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uphorbia pulcherrima">
            <text:p>Euphorbia pulcherrim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80089&amp;isprofile=1&amp;basic=poinsettia">
            <text:p>https://www.missouribotanicalgarden.org/PlantFinder/PlantFinderDetails.aspx?taxonid=280089&amp;isprofile=1&amp;basic=poinsettia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azania">
            <text:p>Gazan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517">
            <text:p>https://www.missouribotanicalgarden.org/PlantFinder/PlantFinderDetails.aspx?kempercode=a517</text:p>
          </table:table-cell>
          <table:table-cell office:value-type="string" office:string-value="">
            <text:p/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amium maculatum">
            <text:p>Lamium maculatum</text:p>
          </table:table-cell>
          <table:table-cell office:value-type="string" office:string-value="https://floraveg.eu/taxon/overview/Lamium%20maculatum">
            <text:p>https://floraveg.eu/taxon/overview/Lamium%20maculatum</text:p>
          </table:table-cell>
          <table:table-cell office:value-type="string" office:string-value="https://www.missouribotanicalgarden.org/PlantFinder/PlantFinderDetails.aspx?kempercode=d720">
            <text:p>https://www.missouribotanicalgarden.org/PlantFinder/PlantFinderDetails.aspx?kempercode=d720</text:p>
          </table:table-cell>
          <table:table-cell office:value-type="string" office:string-value="https://www.floraweb.de/php/taxonomie.php?taxon-id=3263">
            <text:p>https://www.floraweb.de/php/taxonomie.php?taxon-id=3263</text:p>
          </table:table-cell>
          <table:table-cell office:value-type="string" office:string-value="https://www.infoflora.ch/en/flora/lamium-maculatum.html">
            <text:p>https://www.infoflora.ch/en/flora/lamium-maculatum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orenia fournieri">
            <text:p>Torenia fournieri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kempercode=a613">
            <text:p>https://www.missouribotanicalgarden.org/PlantFinder/PlantFinderDetails.aspx?kempercode=a613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piraea japonica">
            <text:p>Spiraea japonica</text:p>
          </table:table-cell>
          <table:table-cell office:value-type="string" office:string-value="https://floraveg.eu/taxon/overview/Spiraea%20japonica">
            <text:p>https://floraveg.eu/taxon/overview/Spiraea%20japonica</text:p>
          </table:table-cell>
          <table:table-cell office:value-type="string" office:string-value="https://www.missouribotanicalgarden.org/PlantFinder/PlantFinderDetails.aspx?taxonid=286473">
            <text:p>https://www.missouribotanicalgarden.org/PlantFinder/PlantFinderDetails.aspx?taxonid=286473</text:p>
          </table:table-cell>
          <table:table-cell office:value-type="string" office:string-value="https://www.floraweb.de/php/taxonomie.php?taxon-id=7042">
            <text:p>https://www.floraweb.de/php/taxonomie.php?taxon-id=7042</text:p>
          </table:table-cell>
          <table:table-cell office:value-type="string" office:string-value="https://www.infoflora.ch/en/flora/spiraea-japonica.html">
            <text:p>https://www.infoflora.ch/en/flora/spiraea-japonica.html</text:p>
          </table:table-cell>
          <table:table-cell office:value-type="string" office:string-value="https://pfaf.org/user/Plant.aspx?LatinName=Spiraea+japonica">
            <text:p>https://pfaf.org/user/Plant.aspx?LatinName=Spiraea+japonic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stinaca sativa">
            <text:p>Pastinaca sativa</text:p>
          </table:table-cell>
          <table:table-cell office:value-type="string" office:string-value="https://floraveg.eu/taxon/overview/Pastinaca%20sativa">
            <text:p>https://floraveg.eu/taxon/overview/Pastinaca%20sativa</text:p>
          </table:table-cell>
          <table:table-cell office:value-type="string" office:string-value="http://www.mobot.org/mobot/latindict/keyDetail.aspx?keyWord=dauciformis">
            <text:p>http://www.mobot.org/mobot/latindict/keyDetail.aspx?keyWord=dauciformis</text:p>
          </table:table-cell>
          <table:table-cell office:value-type="string" office:string-value="https://www.floraweb.de/php/taxonomie.php?taxon-id=4136">
            <text:p>https://www.floraweb.de/php/taxonomie.php?taxon-id=4136</text:p>
          </table:table-cell>
          <table:table-cell office:value-type="string" office:string-value="https://www.infoflora.ch/en/flora/pastinaca-sativa.html">
            <text:p>https://www.infoflora.ch/en/flora/pastinaca-sativa.html</text:p>
          </table:table-cell>
          <table:table-cell office:value-type="string" office:string-value="https://pfaf.org/user/Plant.aspx?LatinName=Pastinaca+sativa">
            <text:p>https://pfaf.org/user/Plant.aspx?LatinName=Pastinaca+sativ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lium">
            <text:p>Alli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2192">
            <text:p>https://www.missouribotanicalgarden.org/PlantFinder/PlantFinderDetails.aspx?taxonid=28219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lium ursinum">
            <text:p>Allium ursinum</text:p>
          </table:table-cell>
          <table:table-cell office:value-type="string" office:string-value="https://floraveg.eu/taxon/overview/Allium%20ursinum">
            <text:p>https://floraveg.eu/taxon/overview/Allium%20ursinum</text:p>
          </table:table-cell>
          <table:table-cell office:value-type="string" office:string-value="https://www.missouribotanicalgarden.org/PlantFinder/PlantFinderDetails.aspx?taxonid=281739">
            <text:p>https://www.missouribotanicalgarden.org/PlantFinder/PlantFinderDetails.aspx?taxonid=281739</text:p>
          </table:table-cell>
          <table:table-cell office:value-type="string" office:string-value="https://www.floraweb.de/php/taxonomie.php?taxon-id=320">
            <text:p>https://www.floraweb.de/php/taxonomie.php?taxon-id=320</text:p>
          </table:table-cell>
          <table:table-cell office:value-type="string" office:string-value="https://www.infoflora.ch/en/flora/allium-ursinum.html">
            <text:p>https://www.infoflora.ch/en/flora/allium-ursinum.html</text:p>
          </table:table-cell>
          <table:table-cell office:value-type="string" office:string-value="https://pfaf.org/user/Plant.aspx?LatinName=Allium+ursinum">
            <text:p>https://pfaf.org/user/Plant.aspx?LatinName=Allium+ursin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lium tuberosum">
            <text:p>Allium tuberosum</text:p>
          </table:table-cell>
          <table:table-cell office:value-type="string" office:string-value="https://floraveg.eu/taxon/overview/Allium%20tuberosum">
            <text:p>https://floraveg.eu/taxon/overview/Allium%20tuberosum</text:p>
          </table:table-cell>
          <table:table-cell office:value-type="string" office:string-value="https://www.missouribotanicalgarden.org/PlantFinder/PlantFinderDetails.aspx?kempercode=u770">
            <text:p>https://www.missouribotanicalgarden.org/PlantFinder/PlantFinderDetails.aspx?kempercode=u770</text:p>
          </table:table-cell>
          <table:table-cell office:value-type="string" office:string-value="https://www.floraweb.de/php/taxonomie.php?taxon-id=11924">
            <text:p>https://www.floraweb.de/php/taxonomie.php?taxon-id=11924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Allium+tuberosum">
            <text:p>https://pfaf.org/user/Plant.aspx?LatinName=Allium+tuberos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lium angulosum">
            <text:p>Allium angulosum</text:p>
          </table:table-cell>
          <table:table-cell office:value-type="string" office:string-value="https://floraveg.eu/taxon/overview/Allium%20angulosum">
            <text:p>https://floraveg.eu/taxon/overview/Allium%20angulosum</text:p>
          </table:table-cell>
          <table:table-cell office:value-type="string" office:string-value="http://www.mobot.org/mobot/research/leguide/collections/100/1524.html">
            <text:p>http://www.mobot.org/mobot/research/leguide/collections/100/1524.html</text:p>
          </table:table-cell>
          <table:table-cell office:value-type="string" office:string-value="https://www.floraweb.de/php/taxonomie.php?taxon-id=284">
            <text:p>https://www.floraweb.de/php/taxonomie.php?taxon-id=284</text:p>
          </table:table-cell>
          <table:table-cell office:value-type="string" office:string-value="https://www.infoflora.ch/en/flora/allium-angulosum.html">
            <text:p>https://www.infoflora.ch/en/flora/allium-angulosum.html</text:p>
          </table:table-cell>
          <table:table-cell office:value-type="string" office:string-value="https://pfaf.org/user/Plant.aspx?LatinName=Allium+angulosum">
            <text:p>https://pfaf.org/user/Plant.aspx?LatinName=Allium+angulos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lium unifolium">
            <text:p>Allium unifolium</text:p>
          </table:table-cell>
          <table:table-cell office:value-type="string" office:string-value="https://floraveg.eu/taxon/overview/Allium%20unifolium">
            <text:p>https://floraveg.eu/taxon/overview/Allium%20unifolium</text:p>
          </table:table-cell>
          <table:table-cell office:value-type="string" office:string-value="http://www.mobot.org/mobot/bloom/2000/2000-05-26d.html">
            <text:p>http://www.mobot.org/mobot/bloom/2000/2000-05-26d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Allium+unifolium">
            <text:p>https://pfaf.org/user/Plant.aspx?LatinName=Allium+unifoli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massia">
            <text:p>Camass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q550">
            <text:p>https://www.missouribotanicalgarden.org/PlantFinder/PlantFinderDetails.aspx?kempercode=q5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lobularia">
            <text:p>Globular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99836&amp;isprofile=0&amp;pt=8">
            <text:p>https://www.missouribotanicalgarden.org/PlantFinder/PlantFinderDetails.aspx?taxonid=299836&amp;isprofile=0&amp;pt=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ritillaria">
            <text:p>Fritillar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1768&amp;isprofile=1&amp;basic=Fritillaria">
            <text:p>https://www.missouribotanicalgarden.org/PlantFinder/PlantFinderDetails.aspx?taxonid=281768&amp;isprofile=1&amp;basic=Fritillar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lematis">
            <text:p>Clemati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300">
            <text:p>https://www.missouribotanicalgarden.org/PlantFinder/PlantFinderDetails.aspx?kempercode=a3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lematis montana">
            <text:p>Clematis montana</text:p>
          </table:table-cell>
          <table:table-cell office:value-type="string" office:string-value="https://floraveg.eu/taxon/overview/Clematis%20montana">
            <text:p>https://floraveg.eu/taxon/overview/Clematis%20montana</text:p>
          </table:table-cell>
          <table:table-cell office:value-type="string" office:string-value="https://www.missouribotanicalgarden.org/PlantFinder/PlantFinderDetails.aspx?taxonid=244362&amp;isprofile=0&amp;pt=16">
            <text:p>https://www.missouribotanicalgarden.org/PlantFinder/PlantFinderDetails.aspx?taxonid=244362&amp;isprofile=0&amp;pt=16</text:p>
          </table:table-cell>
          <table:table-cell office:value-type="string" office:string-value="https://www.floraweb.de/php/taxonomie.php?taxon-id=30724">
            <text:p>https://www.floraweb.de/php/taxonomie.php?taxon-id=307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Wisteria">
            <text:p>Wisteria</text:p>
          </table:table-cell>
          <table:table-cell office:value-type="string" office:string-value="">
            <text:p/>
          </table:table-cell>
          <table:table-cell office:value-type="string" office:string-value="http://www.missouribotanicalgarden.org/plantfinder/PlantFinderDetails.aspx?taxonid=280631">
            <text:p>http://www.missouribotanicalgarden.org/plantfinder/PlantFinderDetails.aspx?taxonid=2806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Wisteria sinensis">
            <text:p>Wisteria sinensis</text:p>
          </table:table-cell>
          <table:table-cell office:value-type="string" office:string-value="https://floraveg.eu/taxon/overview/Wisteria%20sinensis">
            <text:p>https://floraveg.eu/taxon/overview/Wisteria%20sinensis</text:p>
          </table:table-cell>
          <table:table-cell office:value-type="string" office:string-value="http://www.missouribotanicalgarden.org/plantfinder/PlantFinderDetails.aspx?taxonid=280632">
            <text:p>http://www.missouribotanicalgarden.org/plantfinder/PlantFinderDetails.aspx?taxonid=280632</text:p>
          </table:table-cell>
          <table:table-cell office:value-type="string" office:string-value="https://www.floraweb.de/php/taxonomie.php?taxon-id=27273">
            <text:p>https://www.floraweb.de/php/taxonomie.php?taxon-id=27273</text:p>
          </table:table-cell>
          <table:table-cell office:value-type="string" office:string-value="https://www.infoflora.ch/en/flora/wisteria-sinensis.html">
            <text:p>https://www.infoflora.ch/en/flora/wisteria-sinensis.html</text:p>
          </table:table-cell>
          <table:table-cell office:value-type="string" office:string-value="https://pfaf.org/user/Plant.aspx?LatinName=Wisteria+sinensis">
            <text:p>https://pfaf.org/user/Plant.aspx?LatinName=Wisteria+sinens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Wisteria frutescens">
            <text:p>Wisteria frutescens</text:p>
          </table:table-cell>
          <table:table-cell office:value-type="string" office:string-value="no">
            <text:p>no</text:p>
          </table:table-cell>
          <table:table-cell office:value-type="string" office:string-value="http://www.missouribotanicalgarden.org/plantfinder/PlantFinderDetails.aspx?taxonid=280631">
            <text:p>http://www.missouribotanicalgarden.org/plantfinder/PlantFinderDetails.aspx?taxonid=2806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Wisteria+frutescens">
            <text:p>https://pfaf.org/user/Plant.aspx?LatinName=Wisteria+frutescen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Nerium oleander">
            <text:p>Nerium oleander</text:p>
          </table:table-cell>
          <table:table-cell office:value-type="string" office:string-value="https://floraveg.eu/taxon/overview/Nerium%20oleander">
            <text:p>https://floraveg.eu/taxon/overview/Nerium%20oleander</text:p>
          </table:table-cell>
          <table:table-cell office:value-type="string" office:string-value="https://www.missouribotanicalgarden.org/PlantFinder/PlantFinderDetails.aspx?kempercode=a532">
            <text:p>https://www.missouribotanicalgarden.org/PlantFinder/PlantFinderDetails.aspx?kempercode=a532</text:p>
          </table:table-cell>
          <table:table-cell office:value-type="string" office:string-value="https://www.floraweb.de/php/taxonomie.php?taxon-id=3844">
            <text:p>https://www.floraweb.de/php/taxonomie.php?taxon-id=3844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Nerium+oleander">
            <text:p>https://pfaf.org/user/Plant.aspx?LatinName=Nerium+oleander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orbus">
            <text:p>Sorb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6370">
            <text:p>https://www.missouribotanicalgarden.org/PlantFinder/PlantFinderDetails.aspx?taxonid=2863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hododendron">
            <text:p>Rhododendron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5576&amp;isprofile=0&amp;">
            <text:p>https://www.missouribotanicalgarden.org/PlantFinder/PlantFinderDetails.aspx?taxonid=265576&amp;isprofile=0&amp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ulipa">
            <text:p>Tulip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c252">
            <text:p>https://www.missouribotanicalgarden.org/PlantFinder/PlantFinderDetails.aspx?kempercode=c25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ardenia">
            <text:p>Garden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b555">
            <text:p>https://www.missouribotanicalgarden.org/PlantFinder/PlantFinderDetails.aspx?kempercode=b5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agnolia">
            <text:p>Magnol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d422">
            <text:p>https://www.missouribotanicalgarden.org/PlantFinder/PlantFinderDetails.aspx?kempercode=d4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eucanthemum vulgare">
            <text:p>Leucanthemum vulgare</text:p>
          </table:table-cell>
          <table:table-cell office:value-type="string" office:string-value="https://floraveg.eu/taxon/overview/Leucanthemum%20vulgare">
            <text:p>https://floraveg.eu/taxon/overview/Leucanthemum%20vulgare</text:p>
          </table:table-cell>
          <table:table-cell office:value-type="string" office:string-value="https://www.missouribotanicalgarden.org/PlantFinder/PlantFinderDetails.aspx?taxonid=250182&amp;isprofile=0&amp;">
            <text:p>https://www.missouribotanicalgarden.org/PlantFinder/PlantFinderDetails.aspx?taxonid=250182&amp;isprofile=0&amp;</text:p>
          </table:table-cell>
          <table:table-cell office:value-type="string" office:string-value="https://www.floraweb.de/php/taxonomie.php?taxon-id=3384">
            <text:p>https://www.floraweb.de/php/taxonomie.php?taxon-id=3384</text:p>
          </table:table-cell>
          <table:table-cell office:value-type="string" office:string-value="https://www.infoflora.ch/en/flora/leucanthemum-vulgare.html">
            <text:p>https://www.infoflora.ch/en/flora/leucanthemum-vulgare.html</text:p>
          </table:table-cell>
          <table:table-cell office:value-type="string" office:string-value="https://pfaf.org/user/Plant.aspx?LatinName=Leucanthemum+vulgare">
            <text:p>https://pfaf.org/user/Plant.aspx?LatinName=Leucanthemum+vulgare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ahlia">
            <text:p>Dahl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445">
            <text:p>https://www.missouribotanicalgarden.org/PlantFinder/PlantFinderDetails.aspx?kempercode=a4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chinacea">
            <text:p>Echinace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c580">
            <text:p>https://www.missouribotanicalgarden.org/PlantFinder/PlantFinderDetails.aspx?kempercode=c5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chinacea purpurea">
            <text:p>Echinacea purpurea</text:p>
          </table:table-cell>
          <table:table-cell office:value-type="string" office:string-value="https://floraveg.eu/taxon/overview/Echinacea%20purpurea">
            <text:p>https://floraveg.eu/taxon/overview/Echinacea%20purpurea</text:p>
          </table:table-cell>
          <table:table-cell office:value-type="string" office:string-value="https://www.missouribotanicalgarden.org/PlantFinder/PlantFinderDetails.aspx?kempercode=c580">
            <text:p>https://www.missouribotanicalgarden.org/PlantFinder/PlantFinderDetails.aspx?kempercode=c580</text:p>
          </table:table-cell>
          <table:table-cell office:value-type="string" office:string-value="https://www.floraweb.de/php/taxonomie.php?taxon-id=30791">
            <text:p>https://www.floraweb.de/php/taxonomie.php?taxon-id=30791</text:p>
          </table:table-cell>
          <table:table-cell office:value-type="string" office:string-value="https://www.infoflora.ch/en/flora/asteraceae.html">
            <text:p>https://www.infoflora.ch/en/flora/asteraceae.html</text:p>
          </table:table-cell>
          <table:table-cell office:value-type="string" office:string-value="https://pfaf.org/user/Plant.aspx?LatinName=Echinacea+purpurea">
            <text:p>https://pfaf.org/user/Plant.aspx?LatinName=Echinacea+purpure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omphrena">
            <text:p>Gomphren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115">
            <text:p>https://www.missouribotanicalgarden.org/PlantFinder/PlantFinderDetails.aspx?kempercode=a1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hrysanthemum">
            <text:p>Chrysanthem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2512&amp;isprofile=0&amp;cv=5">
            <text:p>https://www.missouribotanicalgarden.org/PlantFinder/PlantFinderDetails.aspx?taxonid=272512&amp;isprofile=0&amp;cv=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Osteospermum">
            <text:p>Osteosperm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b725">
            <text:p>https://www.missouribotanicalgarden.org/PlantFinder/PlantFinderDetails.aspx?kempercode=b72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osa">
            <text:p>Ros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e834">
            <text:p>https://www.missouribotanicalgarden.org/PlantFinder/PlantFinderDetails.aspx?kempercode=e83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osa canina">
            <text:p>Rosa canina</text:p>
          </table:table-cell>
          <table:table-cell office:value-type="string" office:string-value="https://floraveg.eu/taxon/overview/Rosa%20canina">
            <text:p>https://floraveg.eu/taxon/overview/Rosa%20canina</text:p>
          </table:table-cell>
          <table:table-cell office:value-type="string" office:string-value="https://www.missouribotanicalgarden.org/PlantFinder/PlantFinderDetails.aspx?kempercode=f370">
            <text:p>https://www.missouribotanicalgarden.org/PlantFinder/PlantFinderDetails.aspx?kempercode=f370</text:p>
          </table:table-cell>
          <table:table-cell office:value-type="string" office:string-value="https://www.floraweb.de/php/taxonomie.php?taxon-id=26665">
            <text:p>https://www.floraweb.de/php/taxonomie.php?taxon-id=26665</text:p>
          </table:table-cell>
          <table:table-cell office:value-type="string" office:string-value="https://www.infoflora.ch/en/flora/rosa-canina.html">
            <text:p>https://www.infoflora.ch/en/flora/rosa-canina.html</text:p>
          </table:table-cell>
          <table:table-cell office:value-type="string" office:string-value="https://pfaf.org/user/Plant.aspx?LatinName=Rosa+canina">
            <text:p>https://pfaf.org/user/Plant.aspx?LatinName=Rosa+canin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osa rugosa">
            <text:p>Rosa rugosa</text:p>
          </table:table-cell>
          <table:table-cell office:value-type="string" office:string-value="https://floraveg.eu/taxon/overview/Rosa%20rugosa">
            <text:p>https://floraveg.eu/taxon/overview/Rosa%20rugosa</text:p>
          </table:table-cell>
          <table:table-cell office:value-type="string" office:string-value="https://www.missouribotanicalgarden.org/PlantFinder/PlantFinderDetails.aspx?taxonid=286364">
            <text:p>https://www.missouribotanicalgarden.org/PlantFinder/PlantFinderDetails.aspx?taxonid=286364</text:p>
          </table:table-cell>
          <table:table-cell office:value-type="string" office:string-value="https://www.floraweb.de/php/taxonomie.php?taxon-id=4903">
            <text:p>https://www.floraweb.de/php/taxonomie.php?taxon-id=4903</text:p>
          </table:table-cell>
          <table:table-cell office:value-type="string" office:string-value="https://www.infoflora.ch/en/flora/rosa-rugosa.html">
            <text:p>https://www.infoflora.ch/en/flora/rosa-rugosa.html</text:p>
          </table:table-cell>
          <table:table-cell office:value-type="string" office:string-value="https://pfaf.org/user/Plant.aspx?LatinName=Rosa+rugosa">
            <text:p>https://pfaf.org/user/Plant.aspx?LatinName=Rosa+rugos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osa damascena">
            <text:p>Rosa damascen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52188&amp;isprofile=0&amp;gen=Rosa">
            <text:p>https://www.missouribotanicalgarden.org/PlantFinder/PlantFinderDetails.aspx?taxonid=252188&amp;isprofile=0&amp;gen=Rosa</text:p>
          </table:table-cell>
          <table:table-cell office:value-type="string" office:string-value="https://www.floraweb.de/php/taxonomie.php?taxon-id=10851">
            <text:p>https://www.floraweb.de/php/taxonomie.php?taxon-id=108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osa multiflora">
            <text:p>Rosa multiflora</text:p>
          </table:table-cell>
          <table:table-cell office:value-type="string" office:string-value="https://floraveg.eu/taxon/overview/Rosa%20multiflora">
            <text:p>https://floraveg.eu/taxon/overview/Rosa%20multiflora</text:p>
          </table:table-cell>
          <table:table-cell office:value-type="string" office:string-value="https://www.missouribotanicalgarden.org/PlantFinder/PlantFinderDetails.aspx?kempercode=b514">
            <text:p>https://www.missouribotanicalgarden.org/PlantFinder/PlantFinderDetails.aspx?kempercode=b514</text:p>
          </table:table-cell>
          <table:table-cell office:value-type="string" office:string-value="https://www.floraweb.de/php/taxonomie.php?taxon-id=6973">
            <text:p>https://www.floraweb.de/php/taxonomie.php?taxon-id=6973</text:p>
          </table:table-cell>
          <table:table-cell office:value-type="string" office:string-value="https://www.infoflora.ch/en/flora/rosa-multiflora.html">
            <text:p>https://www.infoflora.ch/en/flora/rosa-multiflora.html</text:p>
          </table:table-cell>
          <table:table-cell office:value-type="string" office:string-value="https://pfaf.org/user/Plant.aspx?LatinName=Rosa+multiflora">
            <text:p>https://pfaf.org/user/Plant.aspx?LatinName=Rosa+multiflor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osa moyesii">
            <text:p>Rosa moyesii</text:p>
          </table:table-cell>
          <table:table-cell office:value-type="string" office:string-value="no">
            <text:p>no</text:p>
          </table:table-cell>
          <table:table-cell office:value-type="string" office:string-value="http://www.missouribotanicalgarden.org/PlantFinder/PlantFinderDetails.aspx?taxonid=252297">
            <text:p>http://www.missouribotanicalgarden.org/PlantFinder/PlantFinderDetails.aspx?taxonid=25229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Rosa+moyesii">
            <text:p>https://pfaf.org/user/Plant.aspx?LatinName=Rosa+moyesii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osa glauca">
            <text:p>Rosa glauca</text:p>
          </table:table-cell>
          <table:table-cell office:value-type="string" office:string-value="https://floraveg.eu/taxon/overview/Rosa%20glauca">
            <text:p>https://floraveg.eu/taxon/overview/Rosa%20glauca</text:p>
          </table:table-cell>
          <table:table-cell office:value-type="string" office:string-value="https://www.missouribotanicalgarden.org/PlantFinder/PlantFinderDetails.aspx?taxonid=286362">
            <text:p>https://www.missouribotanicalgarden.org/PlantFinder/PlantFinderDetails.aspx?taxonid=286362</text:p>
          </table:table-cell>
          <table:table-cell office:value-type="string" office:string-value="https://www.floraweb.de/php/taxonomie.php?taxon-id=23610">
            <text:p>https://www.floraweb.de/php/taxonomie.php?taxon-id=23610</text:p>
          </table:table-cell>
          <table:table-cell office:value-type="string" office:string-value="https://www.infoflora.ch/en/flora/rosa-glauca.html">
            <text:p>https://www.infoflora.ch/en/flora/rosa-glauca.html</text:p>
          </table:table-cell>
          <table:table-cell office:value-type="string" office:string-value="https://pfaf.org/user/Plant.aspx?LatinName=Rosa+glauca">
            <text:p>https://pfaf.org/user/Plant.aspx?LatinName=Rosa+glauc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uzmania lingulata">
            <text:p>Guzmania lingulat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kempercode=b556">
            <text:p>https://www.missouribotanicalgarden.org/PlantFinder/PlantFinderDetails.aspx?kempercode=b556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paver">
            <text:p>Papaver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2337&amp;isprofile=1&amp;basic=Papaver%20orientale">
            <text:p>https://www.missouribotanicalgarden.org/PlantFinder/PlantFinderDetails.aspx?taxonid=262337&amp;isprofile=1&amp;basic=Papaver%20orienta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paver rhoeas">
            <text:p>Papaver rhoeas</text:p>
          </table:table-cell>
          <table:table-cell office:value-type="string" office:string-value="https://floraveg.eu/taxon/overview/Papaver%20rhoeas">
            <text:p>https://floraveg.eu/taxon/overview/Papaver%20rhoeas</text:p>
          </table:table-cell>
          <table:table-cell office:value-type="string" office:string-value="https://www.missouribotanicalgarden.org/PlantFinder/PlantFinderDetails.aspx?taxonid=284850">
            <text:p>https://www.missouribotanicalgarden.org/PlantFinder/PlantFinderDetails.aspx?taxonid=284850</text:p>
          </table:table-cell>
          <table:table-cell office:value-type="string" office:string-value="https://www.floraweb.de/php/taxonomie.php?taxon-id=4115">
            <text:p>https://www.floraweb.de/php/taxonomie.php?taxon-id=4115</text:p>
          </table:table-cell>
          <table:table-cell office:value-type="string" office:string-value="https://www.infoflora.ch/en/flora/papaver-rhoeas.html">
            <text:p>https://www.infoflora.ch/en/flora/papaver-rhoeas.html</text:p>
          </table:table-cell>
          <table:table-cell office:value-type="string" office:string-value="https://pfaf.org/user/Plant.aspx?LatinName=Papaver+rhoeas">
            <text:p>https://pfaf.org/user/Plant.aspx?LatinName=Papaver+rhoea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etrosideros excelsa">
            <text:p>Metrosideros excelsa</text:p>
          </table:table-cell>
          <table:table-cell office:value-type="string" office:string-value="https://floraveg.eu/taxon/overview/Metrosideros%20excelsa">
            <text:p>https://floraveg.eu/taxon/overview/Metrosideros%20excelsa</text:p>
          </table:table-cell>
          <table:table-cell office:value-type="string" office:string-value="https://www.mobot.org/mobot/research/apweb/top/referencest_z.html">
            <text:p>https://www.mobot.org/mobot/research/apweb/top/referencest_z.html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Metrosideros+excelsa">
            <text:p>https://pfaf.org/user/Plant.aspx?LatinName=Metrosideros+excels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lium">
            <text:p>Lili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d880">
            <text:p>https://www.missouribotanicalgarden.org/PlantFinder/PlantFinderDetails.aspx?kempercode=d8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merocallis">
            <text:p>Hemerocalli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k430">
            <text:p>https://www.missouribotanicalgarden.org/PlantFinder/PlantFinderDetails.aspx?kempercode=k4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merocallis citrina">
            <text:p>Hemerocallis citrin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82265&amp;isprofile=0&amp;pt=8">
            <text:p>https://www.missouribotanicalgarden.org/PlantFinder/PlantFinderDetails.aspx?taxonid=282265&amp;isprofile=0&amp;pt=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Hemerocallis+citrina">
            <text:p>https://pfaf.org/user/Plant.aspx?LatinName=Hemerocallis+citrin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merocallis fulva">
            <text:p>Hemerocallis fulva</text:p>
          </table:table-cell>
          <table:table-cell office:value-type="string" office:string-value="https://floraveg.eu/taxon/overview/Hemerocallis%20fulva">
            <text:p>https://floraveg.eu/taxon/overview/Hemerocallis%20fulva</text:p>
          </table:table-cell>
          <table:table-cell office:value-type="string" office:string-value="https://www.missouribotanicalgarden.org/PlantFinder/PlantFinderDetails.aspx?kempercode=k430">
            <text:p>https://www.missouribotanicalgarden.org/PlantFinder/PlantFinderDetails.aspx?kempercode=k430</text:p>
          </table:table-cell>
          <table:table-cell office:value-type="string" office:string-value="https://www.floraweb.de/php/taxonomie.php?taxon-id=2813">
            <text:p>https://www.floraweb.de/php/taxonomie.php?taxon-id=2813</text:p>
          </table:table-cell>
          <table:table-cell office:value-type="string" office:string-value="https://www.infoflora.ch/en/flora/hemerocallis-fulva.html">
            <text:p>https://www.infoflora.ch/en/flora/hemerocallis-fulva.html</text:p>
          </table:table-cell>
          <table:table-cell office:value-type="string" office:string-value="https://pfaf.org/user/Plant.aspx?LatinName=Hemerocallis+fulva">
            <text:p>https://pfaf.org/user/Plant.aspx?LatinName=Hemerocallis+fulv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ymenocallis littoralis">
            <text:p>Hymenocallis littoralis</text:p>
          </table:table-cell>
          <table:table-cell office:value-type="string" office:string-value="no">
            <text:p>no</text:p>
          </table:table-cell>
          <table:table-cell office:value-type="string" office:string-value="http://www.mobot.org/mobot/bloom/2004/2004-01-23d.html">
            <text:p>http://www.mobot.org/mobot/bloom/2004/2004-01-23d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ripleurospermum">
            <text:p>Tripleurospermum</text:p>
          </table:table-cell>
          <table:table-cell office:value-type="string" office:string-value="">
            <text:p/>
          </table:table-cell>
          <table:table-cell office:value-type="string" office:string-value="http://www.missouribotanicalgarden.org/Portals/0/wlbc/PDF's/ApplequistCV.pdf">
            <text:p>http://www.missouribotanicalgarden.org/Portals/0/wlbc/PDF's/ApplequistCV.pdf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liopsis helianthoides">
            <text:p>Heliopsis helianthoides</text:p>
          </table:table-cell>
          <table:table-cell office:value-type="string" office:string-value="https://floraveg.eu/taxon/overview/Heliopsis%20helianthoides">
            <text:p>https://floraveg.eu/taxon/overview/Heliopsis%20helianthoides</text:p>
          </table:table-cell>
          <table:table-cell office:value-type="string" office:string-value="https://www.missouribotanicalgarden.org/PlantFinder/PlantFinderDetails.aspx?kempercode=g520">
            <text:p>https://www.missouribotanicalgarden.org/PlantFinder/PlantFinderDetails.aspx?kempercode=g520</text:p>
          </table:table-cell>
          <table:table-cell office:value-type="string" office:string-value="https://www.floraweb.de/php/taxonomie.php?taxon-id=6809">
            <text:p>https://www.floraweb.de/php/taxonomie.php?taxon-id=6809</text:p>
          </table:table-cell>
          <table:table-cell office:value-type="string" office:string-value="https://www.infoflora.ch/en/flora/heliopsis-helianthoides.html">
            <text:p>https://www.infoflora.ch/en/flora/heliopsis-helianthoides.html</text:p>
          </table:table-cell>
          <table:table-cell office:value-type="string" office:string-value="https://pfaf.org/user/Plant.aspx?LatinName=Heliopsis+helianthoides">
            <text:p>https://pfaf.org/user/Plant.aspx?LatinName=Heliopsis+helianthoide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reopsis">
            <text:p>Coreopsi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n870">
            <text:p>https://www.missouribotanicalgarden.org/PlantFinder/PlantFinderDetails.aspx?kempercode=n8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ianthus">
            <text:p>Dianth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2909">
            <text:p>https://www.missouribotanicalgarden.org/PlantFinder/PlantFinderDetails.aspx?taxonid=27290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ianthus barbatus">
            <text:p>Dianthus barbatus</text:p>
          </table:table-cell>
          <table:table-cell office:value-type="string" office:string-value="https://floraveg.eu/taxon/overview/Dianthus%20barbatus">
            <text:p>https://floraveg.eu/taxon/overview/Dianthus%20barbatus</text:p>
          </table:table-cell>
          <table:table-cell office:value-type="string" office:string-value="http://www.missouribotanicalgarden.org/plantfinder/PlantFinderDetails.aspx?taxonid=279027">
            <text:p>http://www.missouribotanicalgarden.org/plantfinder/PlantFinderDetails.aspx?taxonid=279027</text:p>
          </table:table-cell>
          <table:table-cell office:value-type="string" office:string-value="https://www.floraweb.de/php/taxonomie.php?taxon-id=1915">
            <text:p>https://www.floraweb.de/php/taxonomie.php?taxon-id=1915</text:p>
          </table:table-cell>
          <table:table-cell office:value-type="string" office:string-value="https://www.infoflora.ch/en/flora/dianthus-barbatus.html">
            <text:p>https://www.infoflora.ch/en/flora/dianthus-barbatus.html</text:p>
          </table:table-cell>
          <table:table-cell office:value-type="string" office:string-value="https://pfaf.org/user/Plant.aspx?LatinName=Dianthus+barbatus">
            <text:p>https://pfaf.org/user/Plant.aspx?LatinName=Dianthus+barbat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butilon">
            <text:p>Abutilon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91793">
            <text:p>https://www.missouribotanicalgarden.org/PlantFinder/PlantFinderDetails.aspx?taxonid=29179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ansevieria">
            <text:p>Sansevier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443549&amp;isprofile=0&amp;">
            <text:p>https://www.missouribotanicalgarden.org/PlantFinder/PlantFinderDetails.aspx?taxonid=443549&amp;isprofile=0&amp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anas comosus">
            <text:p>Ananas comosus</text:p>
          </table:table-cell>
          <table:table-cell office:value-type="string" office:string-value="no">
            <text:p>no</text:p>
          </table:table-cell>
          <table:table-cell office:value-type="string" office:string-value="http://www.missouribotanicalgarden.org/PlantFinder/PlantFinderDetails.aspx?kempercode=d168">
            <text:p>http://www.missouribotanicalgarden.org/PlantFinder/PlantFinderDetails.aspx?kempercode=d1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Ananas+comosus">
            <text:p>https://pfaf.org/user/Plant.aspx?LatinName=Ananas+comos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Yucca">
            <text:p>Yucc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d184">
            <text:p>https://www.missouribotanicalgarden.org/PlantFinder/PlantFinderDetails.aspx?kempercode=d18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eonia">
            <text:p>Paeon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6086">
            <text:p>https://www.missouribotanicalgarden.org/PlantFinder/PlantFinderDetails.aspx?taxonid=28608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emone">
            <text:p>Anemone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b330">
            <text:p>https://www.missouribotanicalgarden.org/PlantFinder/PlantFinderDetails.aspx?kempercode=b3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emone coronaria">
            <text:p>Anemone coronaria</text:p>
          </table:table-cell>
          <table:table-cell office:value-type="string" office:string-value="https://floraveg.eu/taxon/overview/Anemone%20coronaria">
            <text:p>https://floraveg.eu/taxon/overview/Anemone%20coronaria</text:p>
          </table:table-cell>
          <table:table-cell office:value-type="string" office:string-value="https://www.missouribotanicalgarden.org/PlantFinder/PlantFinderDetails.aspx?taxonid=286104">
            <text:p>https://www.missouribotanicalgarden.org/PlantFinder/PlantFinderDetails.aspx?taxonid=286104</text:p>
          </table:table-cell>
          <table:table-cell office:value-type="string" office:string-value="">
            <text:p/>
          </table:table-cell>
          <table:table-cell office:value-type="string" office:string-value="https://www.infoflora.ch/en/flora/anemone.html">
            <text:p>https://www.infoflora.ch/en/flora/anemone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emone nemorosa">
            <text:p>Anemone nemorosa</text:p>
          </table:table-cell>
          <table:table-cell office:value-type="string" office:string-value="https://floraveg.eu/taxon/overview/Anemone%20nemorosa">
            <text:p>https://floraveg.eu/taxon/overview/Anemone%20nemorosa</text:p>
          </table:table-cell>
          <table:table-cell office:value-type="string" office:string-value="https://www.missouribotanicalgarden.org/PlantFinder/PlantFinderDetails.aspx?taxonid=286193&amp;isprofile=1&amp;basic=Anemone%20nemorosa">
            <text:p>https://www.missouribotanicalgarden.org/PlantFinder/PlantFinderDetails.aspx?taxonid=286193&amp;isprofile=1&amp;basic=Anemone%20nemorosa</text:p>
          </table:table-cell>
          <table:table-cell office:value-type="string" office:string-value="https://www.floraweb.de/php/taxonomie.php?taxon-id=435">
            <text:p>https://www.floraweb.de/php/taxonomie.php?taxon-id=435</text:p>
          </table:table-cell>
          <table:table-cell office:value-type="string" office:string-value="https://www.infoflora.ch/en/flora/anemone-nemorosa.html">
            <text:p>https://www.infoflora.ch/en/flora/anemone-nemorosa.html</text:p>
          </table:table-cell>
          <table:table-cell office:value-type="string" office:string-value="https://pfaf.org/user/Plant.aspx?LatinName=Anemone+nemorosa">
            <text:p>https://pfaf.org/user/Plant.aspx?LatinName=Anemone+nemoros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emone blanda">
            <text:p>Anemone blanda</text:p>
          </table:table-cell>
          <table:table-cell office:value-type="string" office:string-value="https://floraveg.eu/taxon/overview/Anemone%20blanda">
            <text:p>https://floraveg.eu/taxon/overview/Anemone%20blanda</text:p>
          </table:table-cell>
          <table:table-cell office:value-type="string" office:string-value="http://www.missouribotanicalgarden.org/plantfinder/PlantFinderDetails.aspx?taxonid=286103">
            <text:p>http://www.missouribotanicalgarden.org/plantfinder/PlantFinderDetails.aspx?taxonid=286103</text:p>
          </table:table-cell>
          <table:table-cell office:value-type="string" office:string-value="https://www.floraweb.de/php/taxonomie.php?taxon-id=26302">
            <text:p>https://www.floraweb.de/php/taxonomie.php?taxon-id=26302</text:p>
          </table:table-cell>
          <table:table-cell office:value-type="string" office:string-value="https://www.infoflora.ch/en/flora/anemone-blanda.html">
            <text:p>https://www.infoflora.ch/en/flora/anemone-blanda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llistemon">
            <text:p>Callistemon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2871">
            <text:p>https://www.missouribotanicalgarden.org/PlantFinder/PlantFinderDetails.aspx?taxonid=2828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yrtus">
            <text:p>Myrt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2870">
            <text:p>https://www.missouribotanicalgarden.org/PlantFinder/PlantFinderDetails.aspx?taxonid=2828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Jacaranda mimosifolia">
            <text:p>Jacaranda mimosifolia</text:p>
          </table:table-cell>
          <table:table-cell office:value-type="string" office:string-value="https://floraveg.eu/taxon/overview/Jacaranda%20mimosifolia">
            <text:p>https://floraveg.eu/taxon/overview/Jacaranda%20mimosifolia</text:p>
          </table:table-cell>
          <table:table-cell office:value-type="string" office:string-value="https://www.missouribotanicalgarden.org/PlantFinder/PlantFinderDetails.aspx?kempercode=a873">
            <text:p>https://www.missouribotanicalgarden.org/PlantFinder/PlantFinderDetails.aspx?kempercode=a87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unica granatum">
            <text:p>Punica granatum</text:p>
          </table:table-cell>
          <table:table-cell office:value-type="string" office:string-value="https://floraveg.eu/taxon/overview/Punica%20granatum">
            <text:p>https://floraveg.eu/taxon/overview/Punica%20granatum</text:p>
          </table:table-cell>
          <table:table-cell office:value-type="string" office:string-value="https://www.missouribotanicalgarden.org/PlantFinder/PlantFinderDetails.aspx?taxonid=286059">
            <text:p>https://www.missouribotanicalgarden.org/PlantFinder/PlantFinderDetails.aspx?taxonid=286059</text:p>
          </table:table-cell>
          <table:table-cell office:value-type="string" office:string-value="">
            <text:p/>
          </table:table-cell>
          <table:table-cell office:value-type="string" office:string-value="https://www.infoflora.ch/en/flora/punica-granatum.html">
            <text:p>https://www.infoflora.ch/en/flora/punica-granatum.html</text:p>
          </table:table-cell>
          <table:table-cell office:value-type="string" office:string-value="https://pfaf.org/user/Plant.aspx?LatinName=Punica+granatum">
            <text:p>https://pfaf.org/user/Plant.aspx?LatinName=Punica+granat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ittosporum tobira">
            <text:p>Pittosporum tobira</text:p>
          </table:table-cell>
          <table:table-cell office:value-type="string" office:string-value="https://floraveg.eu/taxon/overview/Pittosporum%20tobira">
            <text:p>https://floraveg.eu/taxon/overview/Pittosporum%20tobira</text:p>
          </table:table-cell>
          <table:table-cell office:value-type="string" office:string-value="https://www.missouribotanicalgarden.org/PlantFinder/PlantFinderDetails.aspx?taxonid=285126&amp;isprofile=0&amp;pt=2">
            <text:p>https://www.missouribotanicalgarden.org/PlantFinder/PlantFinderDetails.aspx?taxonid=285126&amp;isprofile=0&amp;pt=2</text:p>
          </table:table-cell>
          <table:table-cell office:value-type="string" office:string-value="">
            <text:p/>
          </table:table-cell>
          <table:table-cell office:value-type="string" office:string-value="https://www.infoflora.ch/en/flora/pittosporum-tobira.html">
            <text:p>https://www.infoflora.ch/en/flora/pittosporum-tobira.html</text:p>
          </table:table-cell>
          <table:table-cell office:value-type="string" office:string-value="https://pfaf.org/user/Plant.aspx?LatinName=Pittosporum+tobira">
            <text:p>https://pfaf.org/user/Plant.aspx?LatinName=Pittosporum+tobir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cabiosa atropurpurea (syn. Sixalix)">
            <text:p>Scabiosa atropurpurea (syn. Sixalix)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antana">
            <text:p>Lantan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523">
            <text:p>https://www.missouribotanicalgarden.org/PlantFinder/PlantFinderDetails.aspx?kempercode=a5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ibiscus">
            <text:p>Hibisc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99953&amp;n=1">
            <text:p>https://www.missouribotanicalgarden.org/PlantFinder/PlantFinderDetails.aspx?taxonid=299953&amp;n=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obinia pseudoacacia">
            <text:p>Robinia pseudoacacia</text:p>
          </table:table-cell>
          <table:table-cell office:value-type="string" office:string-value="https://floraveg.eu/taxon/overview/Robinia%20pseudoacacia">
            <text:p>https://floraveg.eu/taxon/overview/Robinia%20pseudoacacia</text:p>
          </table:table-cell>
          <table:table-cell office:value-type="string" office:string-value="https://www.missouribotanicalgarden.org/PlantFinder/PlantFinderDetails.aspx?kempercode=c143%22">
            <text:p>https://www.missouribotanicalgarden.org/PlantFinder/PlantFinderDetails.aspx?kempercode=c143%22</text:p>
          </table:table-cell>
          <table:table-cell office:value-type="string" office:string-value="https://www.floraweb.de/php/taxonomie.php?taxon-id=4855">
            <text:p>https://www.floraweb.de/php/taxonomie.php?taxon-id=4855</text:p>
          </table:table-cell>
          <table:table-cell office:value-type="string" office:string-value="https://www.infoflora.ch/en/flora/robinia-pseudoacacia.html">
            <text:p>https://www.infoflora.ch/en/flora/robinia-pseudoacacia.html</text:p>
          </table:table-cell>
          <table:table-cell office:value-type="string" office:string-value="https://pfaf.org/user/Plant.aspx?LatinName=Robinia+pseudoacacia">
            <text:p>https://pfaf.org/user/Plant.aspx?LatinName=Robinia+pseudoacaci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ulownia">
            <text:p>Paulown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888">
            <text:p>https://www.missouribotanicalgarden.org/PlantFinder/PlantFinderDetails.aspx?kempercode=a88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tharanthus roseus (syn. Vinca rosea)">
            <text:p>Catharanthus roseus (syn. Vinca rosea)</text:p>
          </table:table-cell>
          <table:table-cell office:value-type="string" office:string-value="https://floraveg.eu/taxon/overview/Catharanthus%20roseus">
            <text:p>https://floraveg.eu/taxon/overview/Catharanthus%20roseus</text:p>
          </table:table-cell>
          <table:table-cell office:value-type="string" office:string-value="http://www.missouribotanicalgarden.org/PlantFinder/PlantFinderProfileResults.aspx?basic=Catharanthus%20roseus">
            <text:p>http://www.missouribotanicalgarden.org/PlantFinder/PlantFinderProfileResults.aspx?basic=Catharanthus%20rose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rataegus">
            <text:p>Crataeg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4503&amp;isprofile=0&amp;">
            <text:p>https://www.missouribotanicalgarden.org/PlantFinder/PlantFinderDetails.aspx?taxonid=264503&amp;isprofile=0&amp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ylocereus">
            <text:p>Hylocereus</text:p>
          </table:table-cell>
          <table:table-cell office:value-type="string" office:string-value="">
            <text:p/>
          </table:table-cell>
          <table:table-cell office:value-type="string" office:string-value="http://www.mobot.org/mobot/gentry/123/samerica/AMOTAPE.xls">
            <text:p>http://www.mobot.org/mobot/gentry/123/samerica/AMOTAPE.xl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chefflera">
            <text:p>Scheffler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6615">
            <text:p>https://www.missouribotanicalgarden.org/PlantFinder/PlantFinderDetails.aspx?taxonid=2766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alus">
            <text:p>Mal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q240">
            <text:p>https://www.missouribotanicalgarden.org/PlantFinder/PlantFinderDetails.aspx?kempercode=q2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Zea mays">
            <text:p>Zea mays</text:p>
          </table:table-cell>
          <table:table-cell office:value-type="string" office:string-value="https://floraveg.eu/taxon/overview/Zea%20mays">
            <text:p>https://floraveg.eu/taxon/overview/Zea%20mays</text:p>
          </table:table-cell>
          <table:table-cell office:value-type="string" office:string-value="https://www.missouribotanicalgarden.org/PlantFinder/PlantFinderDetails.aspx?taxonid=285225&amp;isprofile=1&amp;basic=zea%20mays">
            <text:p>https://www.missouribotanicalgarden.org/PlantFinder/PlantFinderDetails.aspx?taxonid=285225&amp;isprofile=1&amp;basic=zea%20mays</text:p>
          </table:table-cell>
          <table:table-cell office:value-type="string" office:string-value="https://www.floraweb.de/php/taxonomie.php?taxon-id=11313">
            <text:p>https://www.floraweb.de/php/taxonomie.php?taxon-id=11313</text:p>
          </table:table-cell>
          <table:table-cell office:value-type="string" office:string-value="https://www.infoflora.ch/en/flora/zea-mays.html">
            <text:p>https://www.infoflora.ch/en/flora/zea-mays.html</text:p>
          </table:table-cell>
          <table:table-cell office:value-type="string" office:string-value="https://pfaf.org/user/Plant.aspx?LatinName=Zea+mays">
            <text:p>https://pfaf.org/user/Plant.aspx?LatinName=Zea+may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erbena">
            <text:p>Verben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z370">
            <text:p>https://www.missouribotanicalgarden.org/PlantFinder/PlantFinderDetails.aspx?kempercode=z3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erbena bonariensis">
            <text:p>Verbena bonariensis</text:p>
          </table:table-cell>
          <table:table-cell office:value-type="string" office:string-value="https://floraveg.eu/taxon/overview/Verbena%20bonariensis">
            <text:p>https://floraveg.eu/taxon/overview/Verbena%20bonariensis</text:p>
          </table:table-cell>
          <table:table-cell office:value-type="string" office:string-value="https://www.missouribotanicalgarden.org/PlantFinder/PlantFinderDetails.aspx?taxonid=287454&amp;isprofile=0&amp;basic=Verbena%20bonariensis">
            <text:p>https://www.missouribotanicalgarden.org/PlantFinder/PlantFinderDetails.aspx?taxonid=287454&amp;isprofile=0&amp;basic=Verbena%20bonariensis</text:p>
          </table:table-cell>
          <table:table-cell office:value-type="string" office:string-value="https://www.floraweb.de/php/taxonomie.php?taxon-id=11268">
            <text:p>https://www.floraweb.de/php/taxonomie.php?taxon-id=11268</text:p>
          </table:table-cell>
          <table:table-cell office:value-type="string" office:string-value="https://www.infoflora.ch/en/flora/verbena-bonariensis.html">
            <text:p>https://www.infoflora.ch/en/flora/verbena-bonariensis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yosotis">
            <text:p>Myosoti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8005">
            <text:p>https://www.missouribotanicalgarden.org/PlantFinder/PlantFinderDetails.aspx?taxonid=27800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entha">
            <text:p>Menth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1400">
            <text:p>https://www.missouribotanicalgarden.org/PlantFinder/PlantFinderDetails.aspx?taxonid=2814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entha suaveolens">
            <text:p>Mentha suaveolens</text:p>
          </table:table-cell>
          <table:table-cell office:value-type="string" office:string-value="https://floraveg.eu/taxon/overview/Mentha%20suaveolens">
            <text:p>https://floraveg.eu/taxon/overview/Mentha%20suaveolens</text:p>
          </table:table-cell>
          <table:table-cell office:value-type="string" office:string-value="https://www.missouribotanicalgarden.org/PlantFinder/PlantFinderDetails.aspx?taxonid=281542&amp;isprofile=0&amp;basic=Mentha%20suaveolens">
            <text:p>https://www.missouribotanicalgarden.org/PlantFinder/PlantFinderDetails.aspx?taxonid=281542&amp;isprofile=0&amp;basic=Mentha%20suaveolens</text:p>
          </table:table-cell>
          <table:table-cell office:value-type="string" office:string-value="https://www.floraweb.de/php/taxonomie.php?taxon-id=3680">
            <text:p>https://www.floraweb.de/php/taxonomie.php?taxon-id=3680</text:p>
          </table:table-cell>
          <table:table-cell office:value-type="string" office:string-value="https://www.infoflora.ch/en/flora/mentha-suaveolens.html">
            <text:p>https://www.infoflora.ch/en/flora/mentha-suaveolens.html</text:p>
          </table:table-cell>
          <table:table-cell office:value-type="string" office:string-value="https://pfaf.org/user/Plant.aspx?LatinName=Mentha+suaveolens">
            <text:p>https://pfaf.org/user/Plant.aspx?LatinName=Mentha+suaveolen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avatera">
            <text:p>Lavatera</text:p>
          </table:table-cell>
          <table:table-cell office:value-type="string" office:string-value="">
            <text:p/>
          </table:table-cell>
          <table:table-cell office:value-type="string" office:string-value="http://www.missouribotanicalgarden.org/plantfinder/PlantFinderDetails.aspx?taxonid=282600">
            <text:p>http://www.missouribotanicalgarden.org/plantfinder/PlantFinderDetails.aspx?taxonid=2826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avandula">
            <text:p>Lavandul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1393&amp;isprofile=1&amp;gen=Lavandula">
            <text:p>https://www.missouribotanicalgarden.org/PlantFinder/PlantFinderDetails.aspx?taxonid=281393&amp;isprofile=1&amp;gen=Lavandul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avandula angustifolia">
            <text:p>Lavandula angustifolia</text:p>
          </table:table-cell>
          <table:table-cell office:value-type="string" office:string-value="https://floraveg.eu/taxon/overview/Lavandula%20angustifolia">
            <text:p>https://floraveg.eu/taxon/overview/Lavandula%20angustifolia</text:p>
          </table:table-cell>
          <table:table-cell office:value-type="string" office:string-value="https://www.missouribotanicalgarden.org/PlantFinder/PlantFinderDetails.aspx?taxonid=281393&amp;isprofile=0&amp;basic=Lavandula%20angustifolia">
            <text:p>https://www.missouribotanicalgarden.org/PlantFinder/PlantFinderDetails.aspx?taxonid=281393&amp;isprofile=0&amp;basic=Lavandula%20angustifolia</text:p>
          </table:table-cell>
          <table:table-cell office:value-type="string" office:string-value="https://www.floraweb.de/php/taxonomie.php?taxon-id=3322">
            <text:p>https://www.floraweb.de/php/taxonomie.php?taxon-id=3322</text:p>
          </table:table-cell>
          <table:table-cell office:value-type="string" office:string-value="https://www.infoflora.ch/en/flora/lavandula-angustifolia.html">
            <text:p>https://www.infoflora.ch/en/flora/lavandula-angustifolia.html</text:p>
          </table:table-cell>
          <table:table-cell office:value-type="string" office:string-value="https://pfaf.org/user/Plant.aspx?LatinName=Lavandula+angustifolia">
            <text:p>https://pfaf.org/user/Plant.aspx?LatinName=Lavandula+angustifoli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avandula × intermedia">
            <text:p>Lavandula × intermedia</text:p>
          </table:table-cell>
          <table:table-cell office:value-type="string" office:string-value="https://floraveg.eu/taxon/overview/Lavandula%20x%20intermedia">
            <text:p>https://floraveg.eu/taxon/overview/Lavandula%20x%20intermedia</text:p>
          </table:table-cell>
          <table:table-cell office:value-type="string" office:string-value="https://www.missouribotanicalgarden.org/PlantFinder/PlantFinderDetails.aspx?taxonid=264393&amp;isprofile=0&amp;basic=Lavandula%20%C3%97%20intermedia">
            <text:p>https://www.missouribotanicalgarden.org/PlantFinder/PlantFinderDetails.aspx?taxonid=264393&amp;isprofile=0&amp;basic=Lavandula%20%C3%97%20intermed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ustoma">
            <text:p>Eustom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0810">
            <text:p>https://www.missouribotanicalgarden.org/PlantFinder/PlantFinderDetails.aspx?taxonid=2808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hysalis">
            <text:p>Physali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b713">
            <text:p>https://www.missouribotanicalgarden.org/PlantFinder/PlantFinderDetails.aspx?kempercode=b71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esculus">
            <text:p>Aescul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1051&amp;isprofile=0&amp;basic=Aesculus">
            <text:p>https://www.missouribotanicalgarden.org/PlantFinder/PlantFinderDetails.aspx?taxonid=281051&amp;isprofile=0&amp;basic=Aescul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rctium">
            <text:p>Arctium</text:p>
          </table:table-cell>
          <table:table-cell office:value-type="string" office:string-value="">
            <text:p/>
          </table:table-cell>
          <table:table-cell office:value-type="string" office:string-value="http://www.mobot.org/mobot/latindict/keyDetail.aspx?keyWord=bur">
            <text:p>http://www.mobot.org/mobot/latindict/keyDetail.aspx?keyWord=bu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ster">
            <text:p>Aster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5376&amp;isprofile=0&amp;basic=Aster">
            <text:p>https://www.missouribotanicalgarden.org/PlantFinder/PlantFinderDetails.aspx?taxonid=275376&amp;isprofile=0&amp;basic=Ast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ster amellus">
            <text:p>Aster amellus</text:p>
          </table:table-cell>
          <table:table-cell office:value-type="string" office:string-value="https://floraveg.eu/taxon/overview/Aster%20amellus">
            <text:p>https://floraveg.eu/taxon/overview/Aster%20amellus</text:p>
          </table:table-cell>
          <table:table-cell office:value-type="string" office:string-value="https://www.missouribotanicalgarden.org/PlantFinder/PlantFinderDetails.aspx?taxonid=241958&amp;isprofile=0&amp;basic=Aster%20amellus">
            <text:p>https://www.missouribotanicalgarden.org/PlantFinder/PlantFinderDetails.aspx?taxonid=241958&amp;isprofile=0&amp;basic=Aster%20amellus</text:p>
          </table:table-cell>
          <table:table-cell office:value-type="string" office:string-value="https://www.floraweb.de/php/taxonomie.php?taxon-id=685">
            <text:p>https://www.floraweb.de/php/taxonomie.php?taxon-id=685</text:p>
          </table:table-cell>
          <table:table-cell office:value-type="string" office:string-value="https://www.infoflora.ch/en/flora/aster-amellus.html">
            <text:p>https://www.infoflora.ch/en/flora/aster-amellus.html</text:p>
          </table:table-cell>
          <table:table-cell office:value-type="string" office:string-value="https://pfaf.org/user/Plant.aspx?LatinName=Aster+amellus">
            <text:p>https://pfaf.org/user/Plant.aspx?LatinName=Aster+amell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hlox">
            <text:p>Phlox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3679&amp;isprofile=0&amp;basic=Phlox">
            <text:p>https://www.missouribotanicalgarden.org/PlantFinder/PlantFinderDetails.aspx?taxonid=273679&amp;isprofile=0&amp;basic=Phlo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yringa">
            <text:p>Syring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1613&amp;isprofile=0&amp;basic=Syringa">
            <text:p>https://www.missouribotanicalgarden.org/PlantFinder/PlantFinderDetails.aspx?taxonid=261613&amp;isprofile=0&amp;basic=Syring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etunia">
            <text:p>Petun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4585&amp;isprofile=0&amp;basic=Petunia">
            <text:p>https://www.missouribotanicalgarden.org/PlantFinder/PlantFinderDetails.aspx?taxonid=264585&amp;isprofile=0&amp;basic=Petun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hodomyrtus">
            <text:p>Rhodomyrtus</text:p>
          </table:table-cell>
          <table:table-cell office:value-type="string" office:string-value="">
            <text:p/>
          </table:table-cell>
          <table:table-cell office:value-type="string" office:string-value="http://www.mobot.org/mobot/latindict/keyDetail.aspx?keyWord=rhod">
            <text:p>http://www.mobot.org/mobot/latindict/keyDetail.aspx?keyWord=rho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ycianthes (Solanum) rantonnetii">
            <text:p>Lycianthes (Solanum) rantonnetii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lumbago">
            <text:p>Plumbago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5165&amp;isprofile=0&amp;basic=Plumbago">
            <text:p>https://www.missouribotanicalgarden.org/PlantFinder/PlantFinderDetails.aspx?taxonid=285165&amp;isprofile=0&amp;basic=Plumbag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ladium bicolor">
            <text:p>Caladium bicolor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76330&amp;isprofile=0&amp;basic=Caladium%20bicolor">
            <text:p>https://www.missouribotanicalgarden.org/PlantFinder/PlantFinderDetails.aspx?taxonid=276330&amp;isprofile=0&amp;basic=Caladium%20bicolo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osta">
            <text:p>Host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44636&amp;isprofile=0&amp;basic=Hosta">
            <text:p>https://www.missouribotanicalgarden.org/PlantFinder/PlantFinderDetails.aspx?taxonid=244636&amp;isprofile=0&amp;basic=Host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iola">
            <text:p>Viol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5965&amp;isprofile=0&amp;basic=Viola">
            <text:p>https://www.missouribotanicalgarden.org/PlantFinder/PlantFinderDetails.aspx?taxonid=275965&amp;isprofile=0&amp;basic=Viol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iola tricolor var. hortensis">
            <text:p>Viola tricolor var. hortensis</text:p>
          </table:table-cell>
          <table:table-cell office:value-type="string" office:string-value="no">
            <text:p>no</text:p>
          </table:table-cell>
          <table:table-cell office:value-type="string" office:string-value="http://www.mobot.org/mobot/bloom/2001/2001-06-15d.html">
            <text:p>http://www.mobot.org/mobot/bloom/2001/2001-06-15d.html</text:p>
          </table:table-cell>
          <table:table-cell office:value-type="string" office:string-value="">
            <text:p/>
          </table:table-cell>
          <table:table-cell office:value-type="string" office:string-value="https://www.infoflora.ch/en/flora/viola-tricolor.html">
            <text:p>https://www.infoflora.ch/en/flora/viola-tricolor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iola sororia">
            <text:p>Viola sororia</text:p>
          </table:table-cell>
          <table:table-cell office:value-type="string" office:string-value="https://floraveg.eu/taxon/overview/Viola%20sororia">
            <text:p>https://floraveg.eu/taxon/overview/Viola%20sororia</text:p>
          </table:table-cell>
          <table:table-cell office:value-type="string" office:string-value="https://www.missouribotanicalgarden.org/PlantFinder/PlantFinderDetails.aspx?taxonid=287524&amp;isprofile=0&amp;basic=Viola%20Sororia">
            <text:p>https://www.missouribotanicalgarden.org/PlantFinder/PlantFinderDetails.aspx?taxonid=287524&amp;isprofile=0&amp;basic=Viola%20Sororia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https://pfaf.org/user/Plant.aspx?LatinName=Viola+Sororia">
            <text:p>https://pfaf.org/user/Plant.aspx?LatinName=Viola+Sorori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mpanula">
            <text:p>Campanul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8797&amp;isprofile=0&amp;basic=Campanula">
            <text:p>https://www.missouribotanicalgarden.org/PlantFinder/PlantFinderDetails.aspx?taxonid=278797&amp;isprofile=0&amp;basic=Campanul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mpanula rotundifolia">
            <text:p>Campanula rotundifolia</text:p>
          </table:table-cell>
          <table:table-cell office:value-type="string" office:string-value="https://floraveg.eu/taxon/overview/Campanula%20rotundifolia">
            <text:p>https://floraveg.eu/taxon/overview/Campanula%20rotundifolia</text:p>
          </table:table-cell>
          <table:table-cell office:value-type="string" office:string-value="https://www.missouribotanicalgarden.org/PlantFinder/PlantFinderDetails.aspx?taxonid=278849&amp;isprofile=0&amp;basic=Campanula%20rotundifolia">
            <text:p>https://www.missouribotanicalgarden.org/PlantFinder/PlantFinderDetails.aspx?taxonid=278849&amp;isprofile=0&amp;basic=Campanula%20rotundifolia</text:p>
          </table:table-cell>
          <table:table-cell office:value-type="string" office:string-value="https://www.floraweb.de/php/taxonomie.php?taxon-id=1066">
            <text:p>https://www.floraweb.de/php/taxonomie.php?taxon-id=1066</text:p>
          </table:table-cell>
          <table:table-cell office:value-type="string" office:string-value="https://www.infoflora.ch/en/flora/campanula-rotundifolia.html">
            <text:p>https://www.infoflora.ch/en/flora/campanula-rotundifolia.html</text:p>
          </table:table-cell>
          <table:table-cell office:value-type="string" office:string-value="https://pfaf.org/user/Plant.aspx?LatinName=Campanula+rotundifolia">
            <text:p>https://pfaf.org/user/Plant.aspx?LatinName=Campanula+rotundifoli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mpanula portenschlagiana">
            <text:p>Campanula portenschlagiana</text:p>
          </table:table-cell>
          <table:table-cell office:value-type="string" office:string-value="https://floraveg.eu/taxon/overview/Campanula%20portenschlagiana">
            <text:p>https://floraveg.eu/taxon/overview/Campanula%20portenschlagiana</text:p>
          </table:table-cell>
          <table:table-cell office:value-type="string" office:string-value="https://www.missouribotanicalgarden.org/PlantFinder/PlantFinderDetails.aspx?taxonid=244585">
            <text:p>https://www.missouribotanicalgarden.org/PlantFinder/PlantFinderDetails.aspx?taxonid=244585</text:p>
          </table:table-cell>
          <table:table-cell office:value-type="string" office:string-value="https://www.floraweb.de/php/taxonomie.php?taxon-id=30239">
            <text:p>https://www.floraweb.de/php/taxonomie.php?taxon-id=30239</text:p>
          </table:table-cell>
          <table:table-cell office:value-type="string" office:string-value="https://www.infoflora.ch/en/flora/campanula-portenschlagiana.html">
            <text:p>https://www.infoflora.ch/en/flora/campanula-portenschlagiana.html</text:p>
          </table:table-cell>
          <table:table-cell office:value-type="string" office:string-value="https://pfaf.org/user/Plant.aspx?LatinName=Campanula+portenschlagiana">
            <text:p>https://pfaf.org/user/Plant.aspx?LatinName=Campanula+portenschlagian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mpanula poscharskyana">
            <text:p>Campanula poscharskyan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78835&amp;isprofile=0&amp;basic=Campanula%20poscharskyana">
            <text:p>https://www.missouribotanicalgarden.org/PlantFinder/PlantFinderDetails.aspx?taxonid=278835&amp;isprofile=0&amp;basic=Campanula%20poscharskyana</text:p>
          </table:table-cell>
          <table:table-cell office:value-type="string" office:string-value="https://www.floraweb.de/php/taxonomie.php?taxon-id=30238">
            <text:p>https://www.floraweb.de/php/taxonomie.php?taxon-id=30238</text:p>
          </table:table-cell>
          <table:table-cell office:value-type="string" office:string-value="https://www.infoflora.ch/en/flora/campanula-poscharskyana.html">
            <text:p>https://www.infoflora.ch/en/flora/campanula-poscharskyana.html</text:p>
          </table:table-cell>
          <table:table-cell office:value-type="string" office:string-value="https://pfaf.org/user/Plant.aspx?LatinName=Campanula+poscharskyana">
            <text:p>https://pfaf.org/user/Plant.aspx?LatinName=Campanula+poscharskyan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rassica oleracea Gongylodes Group">
            <text:p>Brassica oleracea Gongylodes Group</text:p>
          </table:table-cell>
          <table:table-cell office:value-type="string" office:string-value="https://floraveg.eu/taxon/overview/Brassica%20oleracea">
            <text:p>https://floraveg.eu/taxon/overview/Brassica%20oleracea</text:p>
          </table:table-cell>
          <table:table-cell office:value-type="string" office:string-value="https://www.missouribotanicalgarden.org/PlantFinder/PlantFinderDetails.aspx?taxonid=257407&amp;isprofile=0">
            <text:p>https://www.missouribotanicalgarden.org/PlantFinder/PlantFinderDetails.aspx?taxonid=257407&amp;isprofile=0</text:p>
          </table:table-cell>
          <table:table-cell office:value-type="string" office:string-value="https://www.floraweb.de/php/artenhome.php?name-use-id=876">
            <text:p>https://www.floraweb.de/php/artenhome.php?name-use-id=876</text:p>
          </table:table-cell>
          <table:table-cell office:value-type="string" office:string-value="https://www.infoflora.ch/en/flora/brassica-oleracea.html">
            <text:p>https://www.infoflora.ch/en/flora/brassica-oleracea.html</text:p>
          </table:table-cell>
          <table:table-cell office:value-type="string" office:string-value="https://pfaf.org/user/plant.aspx?latinname=Brassica+oleracea">
            <text:p>https://pfaf.org/user/plant.aspx?latinname=Brassica+olerace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uddleja davidii">
            <text:p>Buddleja davidii</text:p>
          </table:table-cell>
          <table:table-cell office:value-type="string" office:string-value="https://floraveg.eu/taxon/overview/Buddleja%20davidii">
            <text:p>https://floraveg.eu/taxon/overview/Buddleja%20davidii</text:p>
          </table:table-cell>
          <table:table-cell office:value-type="string" office:string-value="https://www.missouribotanicalgarden.org/PlantFinder/PlantFinderDetails.aspx?taxonid=271488&amp;isprofile=0&amp;basic=Buddleja%20davidii">
            <text:p>https://www.missouribotanicalgarden.org/PlantFinder/PlantFinderDetails.aspx?taxonid=271488&amp;isprofile=0&amp;basic=Buddleja%20davidii</text:p>
          </table:table-cell>
          <table:table-cell office:value-type="string" office:string-value="https://www.floraweb.de/php/taxonomie.php?taxon-id=926">
            <text:p>https://www.floraweb.de/php/taxonomie.php?taxon-id=926</text:p>
          </table:table-cell>
          <table:table-cell office:value-type="string" office:string-value="https://www.infoflora.ch/en/flora/buddleja-davidii.html">
            <text:p>https://www.infoflora.ch/en/flora/buddleja-davidii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lumeria">
            <text:p>Plumer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6110&amp;isprofile=0&amp;basic=Plumeria">
            <text:p>https://www.missouribotanicalgarden.org/PlantFinder/PlantFinderDetails.aspx?taxonid=276110&amp;isprofile=0&amp;basic=Plumer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Nelumbo nucifera">
            <text:p>Nelumbo nucifera</text:p>
          </table:table-cell>
          <table:table-cell office:value-type="string" office:string-value="https://floraveg.eu/taxon/overview/Nelumbo%20nucifera">
            <text:p>https://floraveg.eu/taxon/overview/Nelumbo%20nucifera</text:p>
          </table:table-cell>
          <table:table-cell office:value-type="string" office:string-value="https://www.missouribotanicalgarden.org/PlantFinder/PlantFinderDetails.aspx?taxonid=282911&amp;isprofile=0&amp;basic=Nelumbo%20nucifera">
            <text:p>https://www.missouribotanicalgarden.org/PlantFinder/PlantFinderDetails.aspx?taxonid=282911&amp;isprofile=0&amp;basic=Nelumbo%20nucifera</text:p>
          </table:table-cell>
          <table:table-cell office:value-type="string" office:string-value="">
            <text:p/>
          </table:table-cell>
          <table:table-cell office:value-type="string" office:string-value="https://www.infoflora.ch/en/flora/nelumbo-nucifera.html">
            <text:p>https://www.infoflora.ch/en/flora/nelumbo-nucifera.html</text:p>
          </table:table-cell>
          <table:table-cell office:value-type="string" office:string-value="https://pfaf.org/user/Plant.aspx?LatinName=Nelumbo+nucifera">
            <text:p>https://pfaf.org/user/Plant.aspx?LatinName=Nelumbo+nucifer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ydrangea">
            <text:p>Hydrange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d370">
            <text:p>https://www.missouribotanicalgarden.org/PlantFinder/PlantFinderDetails.aspx?kempercode=d3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ydrangea macrophylla">
            <text:p>Hydrangea macrophylla</text:p>
          </table:table-cell>
          <table:table-cell office:value-type="string" office:string-value="https://floraveg.eu/taxon/overview/Hydrangea%20macrophylla">
            <text:p>https://floraveg.eu/taxon/overview/Hydrangea%20macrophylla</text:p>
          </table:table-cell>
          <table:table-cell office:value-type="string" office:string-value="https://www.missouribotanicalgarden.org/PlantFinder/PlantFinderDetails.aspx?taxonid=286874&amp;isprofile=0&amp;basic=Hydrangea%20macrophylla">
            <text:p>https://www.missouribotanicalgarden.org/PlantFinder/PlantFinderDetails.aspx?taxonid=286874&amp;isprofile=0&amp;basic=Hydrangea%20macrophylla</text:p>
          </table:table-cell>
          <table:table-cell office:value-type="string" office:string-value="https://www.floraweb.de/php/taxonomie.php?taxon-id=30960">
            <text:p>https://www.floraweb.de/php/taxonomie.php?taxon-id=30960</text:p>
          </table:table-cell>
          <table:table-cell office:value-type="string" office:string-value="https://www.infoflora.ch/en/flora/hydrangea-macrophylla.html">
            <text:p>https://www.infoflora.ch/en/flora/hydrangea-macrophylla.html</text:p>
          </table:table-cell>
          <table:table-cell office:value-type="string" office:string-value="https://pfaf.org/user/Plant.aspx?LatinName=Hydrangea+macrophylla">
            <text:p>https://pfaf.org/user/Plant.aspx?LatinName=Hydrangea+macrophyll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ydrangea arborescens">
            <text:p>Hydrangea arborescens</text:p>
          </table:table-cell>
          <table:table-cell office:value-type="string" office:string-value="https://floraveg.eu/taxon/overview/Hydrangea%20arborescens">
            <text:p>https://floraveg.eu/taxon/overview/Hydrangea%20arborescens</text:p>
          </table:table-cell>
          <table:table-cell office:value-type="string" office:string-value="https://www.missouribotanicalgarden.org/PlantFinder/PlantFinderDetails.aspx?kempercode=k520">
            <text:p>https://www.missouribotanicalgarden.org/PlantFinder/PlantFinderDetails.aspx?kempercode=k520</text:p>
          </table:table-cell>
          <table:table-cell office:value-type="string" office:string-value="https://www.floraweb.de/php/taxonomie.php?taxon-id=30958">
            <text:p>https://www.floraweb.de/php/taxonomie.php?taxon-id=30958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Hydrangea+arborescens">
            <text:p>https://pfaf.org/user/Plant.aspx?LatinName=Hydrangea+arborescen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antolina chamaecyparissus">
            <text:p>Santolina chamaecyparissus</text:p>
          </table:table-cell>
          <table:table-cell office:value-type="string" office:string-value="https://floraveg.eu/taxon/overview/Santolina%20chamaecyparissus">
            <text:p>https://floraveg.eu/taxon/overview/Santolina%20chamaecyparissus</text:p>
          </table:table-cell>
          <table:table-cell office:value-type="string" office:string-value="https://www.missouribotanicalgarden.org/PlantFinder/PlantFinderDetails.aspx?taxonid=277227&amp;isprofile=0&amp;basic=Santolina%20chamaecyparissus">
            <text:p>https://www.missouribotanicalgarden.org/PlantFinder/PlantFinderDetails.aspx?taxonid=277227&amp;isprofile=0&amp;basic=Santolina%20chamaecyparissus</text:p>
          </table:table-cell>
          <table:table-cell office:value-type="string" office:string-value="https://www.floraweb.de/php/taxonomie.php?taxon-id=5237">
            <text:p>https://www.floraweb.de/php/taxonomie.php?taxon-id=5237</text:p>
          </table:table-cell>
          <table:table-cell office:value-type="string" office:string-value="https://www.infoflora.ch/en/flora/santolina-chamaecyparissus.html">
            <text:p>https://www.infoflora.ch/en/flora/santolina-chamaecyparissus.html</text:p>
          </table:table-cell>
          <table:table-cell office:value-type="string" office:string-value="https://pfaf.org/user/Plant.aspx?LatinName=Santolina+chamaecyparissus">
            <text:p>https://pfaf.org/user/Plant.aspx?LatinName=Santolina+chamaecypariss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agus sylvatica">
            <text:p>Fagus sylvatica</text:p>
          </table:table-cell>
          <table:table-cell office:value-type="string" office:string-value="https://floraveg.eu/taxon/overview/Fagus%20sylvatica">
            <text:p>https://floraveg.eu/taxon/overview/Fagus%20sylvatica</text:p>
          </table:table-cell>
          <table:table-cell office:value-type="string" office:string-value="https://www.missouribotanicalgarden.org/PlantFinder/PlantFinderDetails.aspx?taxonid=280764&amp;isprofile=0&amp;basic=Fagus%20sylvatica">
            <text:p>https://www.missouribotanicalgarden.org/PlantFinder/PlantFinderDetails.aspx?taxonid=280764&amp;isprofile=0&amp;basic=Fagus%20sylvatica</text:p>
          </table:table-cell>
          <table:table-cell office:value-type="string" office:string-value="https://www.floraweb.de/php/taxonomie.php?taxon-id=2357">
            <text:p>https://www.floraweb.de/php/taxonomie.php?taxon-id=2357</text:p>
          </table:table-cell>
          <table:table-cell office:value-type="string" office:string-value="https://www.infoflora.ch/en/flora/fagus-sylvatica.html">
            <text:p>https://www.infoflora.ch/en/flora/fagus-sylvatica.html</text:p>
          </table:table-cell>
          <table:table-cell office:value-type="string" office:string-value="https://pfaf.org/user/Plant.aspx?LatinName=Fagus+sylvatica">
            <text:p>https://pfaf.org/user/Plant.aspx?LatinName=Fagus+sylvatic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egonia">
            <text:p>Begon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3129&amp;isprofile=0&amp;basic=Begonia">
            <text:p>https://www.missouribotanicalgarden.org/PlantFinder/PlantFinderDetails.aspx?taxonid=273129&amp;isprofile=0&amp;basic=Begon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anunculus">
            <text:p>Ranuncul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6205&amp;isprofile=0&amp;basic=Ranunculus">
            <text:p>https://www.missouribotanicalgarden.org/PlantFinder/PlantFinderDetails.aspx?taxonid=286205&amp;isprofile=0&amp;basic=Ranuncul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yngonium podophyllum">
            <text:p>Syngonium podophyllum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76453&amp;isprofile=0&amp;basic=Syngonium%20podophyllum">
            <text:p>https://www.missouribotanicalgarden.org/PlantFinder/PlantFinderDetails.aspx?taxonid=276453&amp;isprofile=0&amp;basic=Syngonium%20podophyll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Orchidaceae">
            <text:p>Orchidaceae</text:p>
          </table:table-cell>
          <table:table-cell office:value-type="string" office:string-value="">
            <text:p/>
          </table:table-cell>
          <table:table-cell office:value-type="string" office:string-value="https://www.mobot.org/mobot/research/apweb/orders/asparagalesweb.htm">
            <text:p>https://www.mobot.org/mobot/research/apweb/orders/asparagalesweb.ht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usa">
            <text:p>Mus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2778&amp;isprofile=0&amp;basic=Musa">
            <text:p>https://www.missouribotanicalgarden.org/PlantFinder/PlantFinderDetails.aspx?taxonid=282778&amp;isprofile=0&amp;basic=Mus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Zamioculcas zamiifolia">
            <text:p>Zamioculcas zamiifoli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76468&amp;isprofile=0&amp;basic=Zamioculcas%20zamiifolia">
            <text:p>https://www.missouribotanicalgarden.org/PlantFinder/PlantFinderDetails.aspx?taxonid=276468&amp;isprofile=0&amp;basic=Zamioculcas%20zamiifolia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agetes">
            <text:p>Tagete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7371&amp;isprofile=0&amp;basic=Tagetes">
            <text:p>https://www.missouribotanicalgarden.org/PlantFinder/PlantFinderDetails.aspx?taxonid=277371&amp;isprofile=0&amp;basic=Taget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ssiflora edulis">
            <text:p>Passiflora edulis</text:p>
          </table:table-cell>
          <table:table-cell office:value-type="string" office:string-value="https://floraveg.eu/taxon/overview/Passiflora%20edulis">
            <text:p>https://floraveg.eu/taxon/overview/Passiflora%20edulis</text:p>
          </table:table-cell>
          <table:table-cell office:value-type="string" office:string-value="https://www.missouribotanicalgarden.org/PlantFinder/PlantFinderDetails.aspx?taxonid=284893&amp;isprofile=0&amp;basic=Passiflora%20edulis">
            <text:p>https://www.missouribotanicalgarden.org/PlantFinder/PlantFinderDetails.aspx?taxonid=284893&amp;isprofile=0&amp;basic=Passiflora%20eduli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Passiflora+edulis">
            <text:p>https://pfaf.org/user/Plant.aspx?LatinName=Passiflora+edul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issus rhombifolia">
            <text:p>Cissus rhombifoli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kempercode=b583">
            <text:p>https://www.missouribotanicalgarden.org/PlantFinder/PlantFinderDetails.aspx?kempercode=b58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lianthus">
            <text:p>Helianth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7199&amp;isprofile=0&amp;basic=Helianthus">
            <text:p>https://www.missouribotanicalgarden.org/PlantFinder/PlantFinderDetails.aspx?taxonid=277199&amp;isprofile=0&amp;basic=Helianth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lianthus annuus">
            <text:p>Helianthus annuus</text:p>
          </table:table-cell>
          <table:table-cell office:value-type="string" office:string-value="https://floraveg.eu/taxon/overview/Helianthus%20annuus">
            <text:p>https://floraveg.eu/taxon/overview/Helianthus%20annuus</text:p>
          </table:table-cell>
          <table:table-cell office:value-type="string" office:string-value="https://www.missouribotanicalgarden.org/PlantFinder/PlantFinderDetails.aspx?taxonid=277199&amp;isprofile=0&amp;basic=Helianthus%20annuus">
            <text:p>https://www.missouribotanicalgarden.org/PlantFinder/PlantFinderDetails.aspx?taxonid=277199&amp;isprofile=0&amp;basic=Helianthus%20annuus</text:p>
          </table:table-cell>
          <table:table-cell office:value-type="string" office:string-value="https://www.floraweb.de/php/taxonomie.php?taxon-id=6492">
            <text:p>https://www.floraweb.de/php/taxonomie.php?taxon-id=6492</text:p>
          </table:table-cell>
          <table:table-cell office:value-type="string" office:string-value="https://www.infoflora.ch/en/flora/helianthus-annuus.html">
            <text:p>https://www.infoflora.ch/en/flora/helianthus-annuus.html</text:p>
          </table:table-cell>
          <table:table-cell office:value-type="string" office:string-value="https://pfaf.org/user/Plant.aspx?LatinName=Helianthus+annuus">
            <text:p>https://pfaf.org/user/Plant.aspx?LatinName=Helianthus+annu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lianthus tuberosus">
            <text:p>Helianthus tuberosus</text:p>
          </table:table-cell>
          <table:table-cell office:value-type="string" office:string-value="https://floraveg.eu/taxon/overview/Helianthus%20tuberosus">
            <text:p>https://floraveg.eu/taxon/overview/Helianthus%20tuberosus</text:p>
          </table:table-cell>
          <table:table-cell office:value-type="string" office:string-value="https://www.missouribotanicalgarden.org/PlantFinder/PlantFinderDetails.aspx?taxonid=277201&amp;isprofile=0&amp;basic=Helianthus%20tuberosus">
            <text:p>https://www.missouribotanicalgarden.org/PlantFinder/PlantFinderDetails.aspx?taxonid=277201&amp;isprofile=0&amp;basic=Helianthus%20tuberosus</text:p>
          </table:table-cell>
          <table:table-cell office:value-type="string" office:string-value="https://www.floraweb.de/php/taxonomie.php?taxon-id=2785">
            <text:p>https://www.floraweb.de/php/taxonomie.php?taxon-id=2785</text:p>
          </table:table-cell>
          <table:table-cell office:value-type="string" office:string-value="https://www.infoflora.ch/en/flora/helianthus-tuberosus.html">
            <text:p>https://www.infoflora.ch/en/flora/helianthus-tuberosus.html</text:p>
          </table:table-cell>
          <table:table-cell office:value-type="string" office:string-value="https://pfaf.org/user/Plant.aspx?LatinName=Helianthus+tuberosus">
            <text:p>https://pfaf.org/user/Plant.aspx?LatinName=Helianthus+tuberos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smos bipinnatus">
            <text:p>Cosmos bipinnatus</text:p>
          </table:table-cell>
          <table:table-cell office:value-type="string" office:string-value="https://floraveg.eu/taxon/overview/Cosmos%20bipinnatus">
            <text:p>https://floraveg.eu/taxon/overview/Cosmos%20bipinnatus</text:p>
          </table:table-cell>
          <table:table-cell office:value-type="string" office:string-value="https://www.missouribotanicalgarden.org/PlantFinder/PlantFinderDetails.aspx?taxonid=277181&amp;isprofile=0&amp;basic=Cosmos%20bipinnatus">
            <text:p>https://www.missouribotanicalgarden.org/PlantFinder/PlantFinderDetails.aspx?taxonid=277181&amp;isprofile=0&amp;basic=Cosmos%20bipinnatus</text:p>
          </table:table-cell>
          <table:table-cell office:value-type="string" office:string-value="https://www.floraweb.de/php/taxonomie.php?taxon-id=27359">
            <text:p>https://www.floraweb.de/php/taxonomie.php?taxon-id=27359</text:p>
          </table:table-cell>
          <table:table-cell office:value-type="string" office:string-value="https://www.infoflora.ch/en/flora/cosmos-bipinnatus.html">
            <text:p>https://www.infoflora.ch/en/flora/cosmos-bipinnatus.html</text:p>
          </table:table-cell>
          <table:table-cell office:value-type="string" office:string-value="https://pfaf.org/user/Plant.aspx?LatinName=Cosmos+bipinnatus">
            <text:p>https://pfaf.org/user/Plant.aspx?LatinName=Cosmos+bipinnat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glaonema">
            <text:p>Aglaonem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6174&amp;isprofile=0&amp;basic=Aglaonema">
            <text:p>https://www.missouribotanicalgarden.org/PlantFinder/PlantFinderDetails.aspx?taxonid=276174&amp;isprofile=0&amp;basic=Aglaonem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imula">
            <text:p>Primul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52671&amp;isprofile=0&amp;basic=Primula">
            <text:p>https://www.missouribotanicalgarden.org/PlantFinder/PlantFinderDetails.aspx?taxonid=252671&amp;isprofile=0&amp;basic=Primul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cilla">
            <text:p>Scill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445856&amp;isprofile=0&amp;basic=Scilla">
            <text:p>https://www.missouribotanicalgarden.org/PlantFinder/PlantFinderDetails.aspx?taxonid=445856&amp;isprofile=0&amp;basic=Scill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Narcissus">
            <text:p>Narciss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51021&amp;isprofile=0&amp;basic=Narcissus">
            <text:p>https://www.missouribotanicalgarden.org/PlantFinder/PlantFinderDetails.aspx?taxonid=251021&amp;isprofile=0&amp;basic=Narciss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upinus">
            <text:p>Lupin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4504&amp;isprofile=0&amp;basic=Lupinus">
            <text:p>https://www.missouribotanicalgarden.org/PlantFinder/PlantFinderDetails.aspx?taxonid=264504&amp;isprofile=0&amp;basic=Lupin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upinus polyphyllus">
            <text:p>Lupinus polyphyllus</text:p>
          </table:table-cell>
          <table:table-cell office:value-type="string" office:string-value="https://floraveg.eu/taxon/overview/Lupinus%20polyphyllus">
            <text:p>https://floraveg.eu/taxon/overview/Lupinus%20polyphyllus</text:p>
          </table:table-cell>
          <table:table-cell office:value-type="string" office:string-value="https://www.missouribotanicalgarden.org/PlantFinder/PlantFinderDetails.aspx?kempercode=b764">
            <text:p>https://www.missouribotanicalgarden.org/PlantFinder/PlantFinderDetails.aspx?kempercode=b764</text:p>
          </table:table-cell>
          <table:table-cell office:value-type="string" office:string-value="https://www.floraweb.de/php/taxonomie.php?taxon-id=3524">
            <text:p>https://www.floraweb.de/php/taxonomie.php?taxon-id=3524</text:p>
          </table:table-cell>
          <table:table-cell office:value-type="string" office:string-value="https://www.infoflora.ch/en/flora/lupinus-polyphyllus.html">
            <text:p>https://www.infoflora.ch/en/flora/lupinus-polyphyllus.html</text:p>
          </table:table-cell>
          <table:table-cell office:value-type="string" office:string-value="https://pfaf.org/user/Plant.aspx?LatinName=Lupinus+polyphyllus">
            <text:p>https://pfaf.org/user/Plant.aspx?LatinName=Lupinus+polyphyll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upinus latifolius">
            <text:p>Lupinus latifolius</text:p>
          </table:table-cell>
          <table:table-cell office:value-type="string" office:string-value="no">
            <text:p>no</text:p>
          </table:table-cell>
          <table:table-cell office:value-type="string" office:string-value="http://www.mobot.org/mobot/bloom/2002/2002-03-29d.html">
            <text:p>http://www.mobot.org/mobot/bloom/2002/2002-03-29d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upinus rivularis">
            <text:p>Lupinus rivularis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ortals/0/Science%20and%20Conservation/PDFs/REU/2017/Presentation_Bergh.pdf">
            <text:p>https://www.missouribotanicalgarden.org/Portals/0/Science%20and%20Conservation/PDFs/REU/2017/Presentation_Bergh.pdf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upinus pilosus">
            <text:p>Lupinus pilosus</text:p>
          </table:table-cell>
          <table:table-cell office:value-type="string" office:string-value="https://floraveg.eu/taxon/overview/Lupinus%20pilosus">
            <text:p>https://floraveg.eu/taxon/overview/Lupinus%20pilosus</text:p>
          </table:table-cell>
          <table:table-cell office:value-type="string" office:string-value="http://www.mobot.org/mobot/bloom/2003/2003-03-21d.html">
            <text:p>http://www.mobot.org/mobot/bloom/2003/2003-03-21d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uscari">
            <text:p>Muscari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2388&amp;isprofile=0&amp;basic=Muscari">
            <text:p>https://www.missouribotanicalgarden.org/PlantFinder/PlantFinderDetails.aspx?taxonid=282388&amp;isprofile=0&amp;basic=Muscar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elargonium">
            <text:p>Pelargoni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3625&amp;isprofile=0&amp;basic=Pelargonium">
            <text:p>https://www.missouribotanicalgarden.org/PlantFinder/PlantFinderDetails.aspx?taxonid=263625&amp;isprofile=0&amp;basic=Pelargoni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librachoa">
            <text:p>Calibracho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4585&amp;isprofile=0&amp;basic=Calibrachoa">
            <text:p>https://www.missouribotanicalgarden.org/PlantFinder/PlantFinderDetails.aspx?taxonid=264585&amp;isprofile=0&amp;basic=Calibracho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leus">
            <text:p>Cole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360094&amp;isprofile=0&amp;basic=Coleus">
            <text:p>https://www.missouribotanicalgarden.org/PlantFinder/PlantFinderDetails.aspx?taxonid=360094&amp;isprofile=0&amp;basic=Cole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oe">
            <text:p>Aloe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5719&amp;isprofile=0&amp;basic=Aloe">
            <text:p>https://www.missouribotanicalgarden.org/PlantFinder/PlantFinderDetails.aspx?taxonid=275719&amp;isprofile=0&amp;basic=Alo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elphinium">
            <text:p>Delphini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98796&amp;isprofile=0&amp;basic=Delphinium">
            <text:p>https://www.missouribotanicalgarden.org/PlantFinder/PlantFinderDetails.aspx?taxonid=298796&amp;isprofile=0&amp;basic=Delphini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runnera">
            <text:p>Brunner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43231&amp;isprofile=0&amp;basic=Brunnera">
            <text:p>https://www.missouribotanicalgarden.org/PlantFinder/PlantFinderDetails.aspx?taxonid=243231&amp;isprofile=0&amp;basic=Brunner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etula">
            <text:p>Betul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42278&amp;isprofile=0&amp;basic=Betula">
            <text:p>https://www.missouribotanicalgarden.org/PlantFinder/PlantFinderDetails.aspx?taxonid=242278&amp;isprofile=0&amp;basic=Betul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udbeckia">
            <text:p>Rudbeck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441833&amp;isprofile=0&amp;basic=Rudbeckia">
            <text:p>https://www.missouribotanicalgarden.org/PlantFinder/PlantFinderDetails.aspx?taxonid=441833&amp;isprofile=0&amp;basic=Rudbeck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udbeckia fulgida">
            <text:p>Rudbeckia fulgida</text:p>
          </table:table-cell>
          <table:table-cell office:value-type="string" office:string-value="https://floraveg.eu/taxon/overview/Rudbeckia%20fulgida">
            <text:p>https://floraveg.eu/taxon/overview/Rudbeckia%20fulgida</text:p>
          </table:table-cell>
          <table:table-cell office:value-type="string" office:string-value="https://www.missouribotanicalgarden.org/PlantFinder/PlantFinderDetails.aspx?taxonid=277460&amp;isprofile=0&amp;basic=Rudbeckia%20fulgida">
            <text:p>https://www.missouribotanicalgarden.org/PlantFinder/PlantFinderDetails.aspx?taxonid=277460&amp;isprofile=0&amp;basic=Rudbeckia%20fulgida</text:p>
          </table:table-cell>
          <table:table-cell office:value-type="string" office:string-value="https://www.floraweb.de/php/taxonomie.php?taxon-id=10988">
            <text:p>https://www.floraweb.de/php/taxonomie.php?taxon-id=1098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entaurea">
            <text:p>Centaure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7177&amp;isprofile=0&amp;basic=Centaurea">
            <text:p>https://www.missouribotanicalgarden.org/PlantFinder/PlantFinderDetails.aspx?taxonid=277177&amp;isprofile=0&amp;basic=Centaure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entaurea cyanus">
            <text:p>Centaurea cyanus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77177&amp;isprofile=0&amp;basic=Centaurea%20cyanus">
            <text:p>https://www.missouribotanicalgarden.org/PlantFinder/PlantFinderDetails.aspx?taxonid=277177&amp;isprofile=0&amp;basic=Centaurea%20cyanus</text:p>
          </table:table-cell>
          <table:table-cell office:value-type="string" office:string-value="https://www.floraweb.de/php/taxonomie.php?taxon-id=1344">
            <text:p>https://www.floraweb.de/php/taxonomie.php?taxon-id=1344</text:p>
          </table:table-cell>
          <table:table-cell office:value-type="string" office:string-value="https://www.infoflora.ch/en/flora/centaurea-cyanus.html">
            <text:p>https://www.infoflora.ch/en/flora/centaurea-cyanus.html</text:p>
          </table:table-cell>
          <table:table-cell office:value-type="string" office:string-value="https://pfaf.org/user/Plant.aspx?LatinName=Centaurea+cyanus">
            <text:p>https://pfaf.org/user/Plant.aspx?LatinName=Centaurea+cyan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strantia">
            <text:p>Astrant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2946&amp;isprofile=0&amp;basic=Astrantia">
            <text:p>https://www.missouribotanicalgarden.org/PlantFinder/PlantFinderDetails.aspx?taxonid=272946&amp;isprofile=0&amp;basic=Astrant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eranium">
            <text:p>Gerani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58372&amp;isprofile=0&amp;basic=Geranium">
            <text:p>https://www.missouribotanicalgarden.org/PlantFinder/PlantFinderDetails.aspx?taxonid=258372&amp;isprofile=0&amp;basic=Gerani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eranium magnificum">
            <text:p>Geranium magnificum</text:p>
          </table:table-cell>
          <table:table-cell office:value-type="string" office:string-value="https://floraveg.eu/taxon/overview/Geranium%20x%20magnificum">
            <text:p>https://floraveg.eu/taxon/overview/Geranium%20x%20magnificum</text:p>
          </table:table-cell>
          <table:table-cell office:value-type="string" office:string-value="https://www.missouribotanicalgarden.org/PlantFinder/PlantFinderDetails.aspx?taxonid=249998&amp;isprofile=0&amp;pt=8">
            <text:p>https://www.missouribotanicalgarden.org/PlantFinder/PlantFinderDetails.aspx?taxonid=249998&amp;isprofile=0&amp;pt=8</text:p>
          </table:table-cell>
          <table:table-cell office:value-type="string" office:string-value="https://www.floraweb.de/php/taxonomie.php?taxon-id=30122">
            <text:p>https://www.floraweb.de/php/taxonomie.php?taxon-id=301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eranium phaeum">
            <text:p>Geranium phaeum</text:p>
          </table:table-cell>
          <table:table-cell office:value-type="string" office:string-value="https://floraveg.eu/taxon/overview/Geranium%20phaeum">
            <text:p>https://floraveg.eu/taxon/overview/Geranium%20phaeum</text:p>
          </table:table-cell>
          <table:table-cell office:value-type="string" office:string-value="https://www.missouribotanicalgarden.org/PlantFinder/PlantFinderDetails.aspx?taxonid=280874&amp;isprofile=0&amp;basic=Geranium%20phaeum">
            <text:p>https://www.missouribotanicalgarden.org/PlantFinder/PlantFinderDetails.aspx?taxonid=280874&amp;isprofile=0&amp;basic=Geranium%20phaeum</text:p>
          </table:table-cell>
          <table:table-cell office:value-type="string" office:string-value="https://www.floraweb.de/php/taxonomie.php?taxon-id=2682">
            <text:p>https://www.floraweb.de/php/taxonomie.php?taxon-id=2682</text:p>
          </table:table-cell>
          <table:table-cell office:value-type="string" office:string-value="https://www.infoflora.ch/en/flora/geranium-phaeum.html">
            <text:p>https://www.infoflora.ch/en/flora/geranium-phaeum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eranium × cantabrigiense">
            <text:p>Geranium × cantabrigiense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45839&amp;isprofile=0&amp;basic=Geranium%20%C3%97%20cantabrigiense">
            <text:p>https://www.missouribotanicalgarden.org/PlantFinder/PlantFinderDetails.aspx?taxonid=245839&amp;isprofile=0&amp;basic=Geranium%20%C3%97%20cantabrigiense</text:p>
          </table:table-cell>
          <table:table-cell office:value-type="string" office:string-value="https://www.floraweb.de/php/taxonomie.php?taxon-id=33397">
            <text:p>https://www.floraweb.de/php/taxonomie.php?taxon-id=3339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eranium macrorrhizum">
            <text:p>Geranium macrorrhizum</text:p>
          </table:table-cell>
          <table:table-cell office:value-type="string" office:string-value="https://floraveg.eu/taxon/overview/Geranium%20macrorrhizum">
            <text:p>https://floraveg.eu/taxon/overview/Geranium%20macrorrhizum</text:p>
          </table:table-cell>
          <table:table-cell office:value-type="string" office:string-value="https://www.missouribotanicalgarden.org/PlantFinder/PlantFinderDetails.aspx?taxonid=280850&amp;isprofile=0&amp;basic=Geranium%20macrorrhizum">
            <text:p>https://www.missouribotanicalgarden.org/PlantFinder/PlantFinderDetails.aspx?taxonid=280850&amp;isprofile=0&amp;basic=Geranium%20macrorrhizum</text:p>
          </table:table-cell>
          <table:table-cell office:value-type="string" office:string-value="https://www.floraweb.de/php/taxonomie.php?taxon-id=2676">
            <text:p>https://www.floraweb.de/php/taxonomie.php?taxon-id=2676</text:p>
          </table:table-cell>
          <table:table-cell office:value-type="string" office:string-value="https://www.infoflora.ch/en/flora/geranium-macrorrhizum.html">
            <text:p>https://www.infoflora.ch/en/flora/geranium-macrorrhizum.html</text:p>
          </table:table-cell>
          <table:table-cell office:value-type="string" office:string-value="https://pfaf.org/user/Plant.aspx?LatinName=Geranium+macrorrhizum">
            <text:p>https://pfaf.org/user/Plant.aspx?LatinName=Geranium+macrorrhiz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ellis perennis">
            <text:p>Bellis perennis</text:p>
          </table:table-cell>
          <table:table-cell office:value-type="string" office:string-value="https://floraveg.eu/taxon/overview/Bellis%20perennis">
            <text:p>https://floraveg.eu/taxon/overview/Bellis%20perennis</text:p>
          </table:table-cell>
          <table:table-cell office:value-type="string" office:string-value="https://www.missouribotanicalgarden.org/PlantFinder/PlantFinderDetails.aspx?taxonid=277170&amp;isprofile=0&amp;basic=Bellis%20perennis">
            <text:p>https://www.missouribotanicalgarden.org/PlantFinder/PlantFinderDetails.aspx?taxonid=277170&amp;isprofile=0&amp;basic=Bellis%20perennis</text:p>
          </table:table-cell>
          <table:table-cell office:value-type="string" office:string-value="https://www.floraweb.de/php/taxonomie.php?taxon-id=814">
            <text:p>https://www.floraweb.de/php/taxonomie.php?taxon-id=814</text:p>
          </table:table-cell>
          <table:table-cell office:value-type="string" office:string-value="https://www.infoflora.ch/en/flora/bellis-perennis.html">
            <text:p>https://www.infoflora.ch/en/flora/bellis-perennis.html</text:p>
          </table:table-cell>
          <table:table-cell office:value-type="string" office:string-value="https://pfaf.org/user/Plant.aspx?LatinName=Bellis+perennis">
            <text:p>https://pfaf.org/user/Plant.aspx?LatinName=Bellis+perenn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amprocapnos spectabilis (old: Dicentra)">
            <text:p>Lamprocapnos spectabilis (old: Dicentra)</text:p>
          </table:table-cell>
          <table:table-cell office:value-type="string" office:string-value="https://floraveg.eu/taxon/overview/Lamprocapnos%20spectabilis">
            <text:p>https://floraveg.eu/taxon/overview/Lamprocapnos%20spectabilis</text:p>
          </table:table-cell>
          <table:table-cell office:value-type="string" office:string-value="https://www.missouribotanicalgarden.org/PlantFinder/PlantFinderDetails.aspx?kempercode=c480">
            <text:p>https://www.missouribotanicalgarden.org/PlantFinder/PlantFinderDetails.aspx?kempercode=c4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aillardia">
            <text:p>Gaillard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92119&amp;isprofile=0&amp;basic=Gaillardia">
            <text:p>https://www.missouribotanicalgarden.org/PlantFinder/PlantFinderDetails.aspx?taxonid=292119&amp;isprofile=0&amp;basic=Gaillard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alanthus">
            <text:p>Galanth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5842&amp;isprofile=0&amp;basic=Galanthus">
            <text:p>https://www.missouribotanicalgarden.org/PlantFinder/PlantFinderDetails.aspx?taxonid=275842&amp;isprofile=0&amp;basic=Galanth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elosia">
            <text:p>Celos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441073&amp;isprofile=0&amp;basic=Celosia">
            <text:p>https://www.missouribotanicalgarden.org/PlantFinder/PlantFinderDetails.aspx?taxonid=441073&amp;isprofile=0&amp;basic=Celos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Opuntia">
            <text:p>Opunt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441479&amp;isprofile=0&amp;basic=Opuntia">
            <text:p>https://www.missouribotanicalgarden.org/PlantFinder/PlantFinderDetails.aspx?taxonid=441479&amp;isprofile=0&amp;basic=Opunt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latycodon grandiflorus">
            <text:p>Platycodon grandiflorus</text:p>
          </table:table-cell>
          <table:table-cell office:value-type="string" office:string-value="https://floraveg.eu/taxon/overview/Platycodon%20grandiflorus">
            <text:p>https://floraveg.eu/taxon/overview/Platycodon%20grandiflorus</text:p>
          </table:table-cell>
          <table:table-cell office:value-type="string" office:string-value="https://www.missouribotanicalgarden.org/PlantFinder/PlantFinderDetails.aspx?taxonid=278881&amp;isprofile=0&amp;basic=Platycodon%20grandiflorus">
            <text:p>https://www.missouribotanicalgarden.org/PlantFinder/PlantFinderDetails.aspx?taxonid=278881&amp;isprofile=0&amp;basic=Platycodon%20grandiflorus</text:p>
          </table:table-cell>
          <table:table-cell office:value-type="string" office:string-value="https://www.floraweb.de/php/taxonomie.php?taxon-id=31190">
            <text:p>https://www.floraweb.de/php/taxonomie.php?taxon-id=31190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Platycodon+grandiflorus">
            <text:p>https://pfaf.org/user/Plant.aspx?LatinName=Platycodon+grandiflor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ucalyptus">
            <text:p>Eucalypt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368798&amp;isprofile=0&amp;basic=Eucalyptus">
            <text:p>https://www.missouribotanicalgarden.org/PlantFinder/PlantFinderDetails.aspx?taxonid=368798&amp;isprofile=0&amp;basic=Eucalypt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Zinnia">
            <text:p>Zinn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618">
            <text:p>https://www.missouribotanicalgarden.org/PlantFinder/PlantFinderDetails.aspx?kempercode=a6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rpobrotus edulis">
            <text:p>Carpobrotus edulis</text:p>
          </table:table-cell>
          <table:table-cell office:value-type="string" office:string-value="https://floraveg.eu/taxon/overview/Carpobrotus%20edulis">
            <text:p>https://floraveg.eu/taxon/overview/Carpobrotus%20eduli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kile maritima">
            <text:p>Cakile maritima</text:p>
          </table:table-cell>
          <table:table-cell office:value-type="string" office:string-value="https://floraveg.eu/taxon/overview/Cakile%20maritima">
            <text:p>https://floraveg.eu/taxon/overview/Cakile%20maritima</text:p>
          </table:table-cell>
          <table:table-cell office:value-type="string" office:string-value="https://www.mobot.org/mobot/research/apweb/top/referencese_h.html">
            <text:p>https://www.mobot.org/mobot/research/apweb/top/referencese_h.html</text:p>
          </table:table-cell>
          <table:table-cell office:value-type="string" office:string-value="https://www.floraweb.de/php/taxonomie.php?taxon-id=962">
            <text:p>https://www.floraweb.de/php/taxonomie.php?taxon-id=962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Cakile+maritima">
            <text:p>https://pfaf.org/user/Plant.aspx?LatinName=Cakile+maritim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rocus">
            <text:p>Croc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2050&amp;isprofile=0&amp;basic=Crocus">
            <text:p>https://www.missouribotanicalgarden.org/PlantFinder/PlantFinderDetails.aspx?taxonid=282050&amp;isprofile=0&amp;basic=Croc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rocus × luteus">
            <text:p>Crocus × luteus</text:p>
          </table:table-cell>
          <table:table-cell office:value-type="string" office:string-value="https://floraveg.eu/taxon/overview/Crocus%20x%20luteus">
            <text:p>https://floraveg.eu/taxon/overview/Crocus%20x%20luteus</text:p>
          </table:table-cell>
          <table:table-cell office:value-type="string" office:string-value="https://www.missouribotanicalgarden.org/PlantFinder/PlantFinderDetails.aspx?taxonid=244063">
            <text:p>https://www.missouribotanicalgarden.org/PlantFinder/PlantFinderDetails.aspx?taxonid=244063</text:p>
          </table:table-cell>
          <table:table-cell office:value-type="string" office:string-value="https://www.floraweb.de/php/taxonomie.php?taxon-id=26366">
            <text:p>https://www.floraweb.de/php/taxonomie.php?taxon-id=2636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eronica">
            <text:p>Veronic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457103&amp;isprofile=0&amp;basic=Veronica">
            <text:p>https://www.missouribotanicalgarden.org/PlantFinder/PlantFinderDetails.aspx?taxonid=457103&amp;isprofile=0&amp;basic=Veronic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eronica austriaca">
            <text:p>Veronica austriaca</text:p>
          </table:table-cell>
          <table:table-cell office:value-type="string" office:string-value="https://floraveg.eu/taxon/overview/Veronica%20austriaca">
            <text:p>https://floraveg.eu/taxon/overview/Veronica%20austriaca</text:p>
          </table:table-cell>
          <table:table-cell office:value-type="string" office:string-value="https://www.missouribotanicalgarden.org/PlantFinder/PlantFinderDetails.aspx?taxonid=287013&amp;isprofile=0&amp;basic=Veronica%20austriaca">
            <text:p>https://www.missouribotanicalgarden.org/PlantFinder/PlantFinderDetails.aspx?taxonid=287013&amp;isprofile=0&amp;basic=Veronica%20austriaca</text:p>
          </table:table-cell>
          <table:table-cell office:value-type="string" office:string-value="https://www.floraweb.de/php/taxonomie.php?taxon-id=13751">
            <text:p>https://www.floraweb.de/php/taxonomie.php?taxon-id=13751</text:p>
          </table:table-cell>
          <table:table-cell office:value-type="string" office:string-value="https://www.infoflora.ch/en/flora/veronica-austriaca.html">
            <text:p>https://www.infoflora.ch/en/flora/veronica-austriaca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eronica spicata">
            <text:p>Veronica spicata</text:p>
          </table:table-cell>
          <table:table-cell office:value-type="string" office:string-value="https://floraveg.eu/taxon/overview/Veronica%20spicata">
            <text:p>https://floraveg.eu/taxon/overview/Veronica%20spicata</text:p>
          </table:table-cell>
          <table:table-cell office:value-type="string" office:string-value="https://www.missouribotanicalgarden.org/PlantFinder/PlantFinderDetails.aspx?taxonid=299638&amp;isprofile=0&amp;basic=Veronica%20spicata">
            <text:p>https://www.missouribotanicalgarden.org/PlantFinder/PlantFinderDetails.aspx?taxonid=299638&amp;isprofile=0&amp;basic=Veronica%20spicata</text:p>
          </table:table-cell>
          <table:table-cell office:value-type="string" office:string-value="https://www.floraweb.de/php/taxonomie.php?taxon-id=6284">
            <text:p>https://www.floraweb.de/php/taxonomie.php?taxon-id=6284</text:p>
          </table:table-cell>
          <table:table-cell office:value-type="string" office:string-value="https://www.infoflora.ch/en/flora/pseudolysimachion-spicatum.html">
            <text:p>https://www.infoflora.ch/en/flora/pseudolysimachion-spicatum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riesea">
            <text:p>Vriese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8203&amp;isprofile=0&amp;basic=Vriesea">
            <text:p>https://www.missouribotanicalgarden.org/PlantFinder/PlantFinderDetails.aspx?taxonid=278203&amp;isprofile=0&amp;basic=Vriese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Neoregelia">
            <text:p>Neoregel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91611&amp;isprofile=0&amp;basic=Neoregelia">
            <text:p>https://www.missouribotanicalgarden.org/PlantFinder/PlantFinderDetails.aspx?taxonid=291611&amp;isprofile=0&amp;basic=Neoregel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echmea">
            <text:p>Aechme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91289&amp;isprofile=0&amp;basic=Aechmea">
            <text:p>https://www.missouribotanicalgarden.org/PlantFinder/PlantFinderDetails.aspx?taxonid=291289&amp;isprofile=0&amp;basic=Aechme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lendula">
            <text:p>Calendul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7409&amp;isprofile=0&amp;basic=Calendula">
            <text:p>https://www.missouribotanicalgarden.org/PlantFinder/PlantFinderDetails.aspx?taxonid=277409&amp;isprofile=0&amp;basic=Calendul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anksia">
            <text:p>Banks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4994&amp;isprofile=0&amp;basic=Banksia">
            <text:p>https://www.missouribotanicalgarden.org/PlantFinder/PlantFinderDetails.aspx?taxonid=284994&amp;isprofile=0&amp;basic=Banks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aburnum">
            <text:p>Laburn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0435&amp;isprofile=0&amp;basic=Laburnum">
            <text:p>https://www.missouribotanicalgarden.org/PlantFinder/PlantFinderDetails.aspx?taxonid=280435&amp;isprofile=0&amp;basic=Laburn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tirrhinum">
            <text:p>Antirrhin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6520&amp;isprofile=0&amp;basic=Antirrhinum">
            <text:p>https://www.missouribotanicalgarden.org/PlantFinder/PlantFinderDetails.aspx?taxonid=266520&amp;isprofile=0&amp;basic=Antirrhin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rachelospermum jasminoides">
            <text:p>Trachelospermum jasminoides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76136&amp;isprofile=0&amp;basic=Trachelospermum%20jasminoides">
            <text:p>https://www.missouribotanicalgarden.org/PlantFinder/PlantFinderDetails.aspx?taxonid=276136&amp;isprofile=0&amp;basic=Trachelospermum%20jasminoid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Trachelospermum+jasminoides">
            <text:p>https://pfaf.org/user/Plant.aspx?LatinName=Trachelospermum+jasminoide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onicera tatarica">
            <text:p>Lonicera tatarica</text:p>
          </table:table-cell>
          <table:table-cell office:value-type="string" office:string-value="https://floraveg.eu/taxon/overview/Lonicera%20tatarica">
            <text:p>https://floraveg.eu/taxon/overview/Lonicera%20tatarica</text:p>
          </table:table-cell>
          <table:table-cell office:value-type="string" office:string-value="https://www.missouribotanicalgarden.org/PlantFinder/PlantFinderDetails.aspx?taxonid=278951&amp;isprofile=0&amp;basic=Lonicera%20tatarica">
            <text:p>https://www.missouribotanicalgarden.org/PlantFinder/PlantFinderDetails.aspx?taxonid=278951&amp;isprofile=0&amp;basic=Lonicera%20tatarica</text:p>
          </table:table-cell>
          <table:table-cell office:value-type="string" office:string-value="https://www.floraweb.de/php/taxonomie.php?taxon-id=6844">
            <text:p>https://www.floraweb.de/php/taxonomie.php?taxon-id=6844</text:p>
          </table:table-cell>
          <table:table-cell office:value-type="string" office:string-value="https://www.infoflora.ch/en/flora/lonicera-tatarica.html">
            <text:p>https://www.infoflora.ch/en/flora/lonicera-tatarica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onicera × purpusii">
            <text:p>Lonicera × purpusii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ophora japonica">
            <text:p>Sophora japonic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54547&amp;isprofile=0&amp;basic=Sophora%20japonica">
            <text:p>https://www.missouribotanicalgarden.org/PlantFinder/PlantFinderDetails.aspx?taxonid=254547&amp;isprofile=0&amp;basic=Sophora%20japonica</text:p>
          </table:table-cell>
          <table:table-cell office:value-type="string" office:string-value="https://www.floraweb.de/php/taxonomie.php?taxon-id=31506">
            <text:p>https://www.floraweb.de/php/taxonomie.php?taxon-id=31506</text:p>
          </table:table-cell>
          <table:table-cell office:value-type="string" office:string-value="no">
            <text:p>no</text:p>
          </table:table-cell>
          <table:table-cell office:value-type="string" office:string-value="https://pfaf.org/user/Plant.aspx?LatinName=Sophora+japonica">
            <text:p>https://pfaf.org/user/Plant.aspx?LatinName=Sophora+japonic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yacinthus">
            <text:p>Hyacinth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458">
            <text:p>https://www.missouribotanicalgarden.org/PlantFinder/PlantFinderDetails.aspx?kempercode=a4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stanea sativa">
            <text:p>Castanea sativa</text:p>
          </table:table-cell>
          <table:table-cell office:value-type="string" office:string-value="https://floraveg.eu/taxon/overview/Castanea%20sativa">
            <text:p>https://floraveg.eu/taxon/overview/Castanea%20sativa</text:p>
          </table:table-cell>
          <table:table-cell office:value-type="string" office:string-value="http://www.missouribotanicalgarden.org/plantfinder/PlantFinderDetails.aspx?taxonid=280759">
            <text:p>http://www.missouribotanicalgarden.org/plantfinder/PlantFinderDetails.aspx?taxonid=280759</text:p>
          </table:table-cell>
          <table:table-cell office:value-type="string" office:string-value="https://www.floraweb.de/php/taxonomie.php?taxon-id=1323">
            <text:p>https://www.floraweb.de/php/taxonomie.php?taxon-id=1323</text:p>
          </table:table-cell>
          <table:table-cell office:value-type="string" office:string-value="https://www.infoflora.ch/en/flora/castanea-sativa.html">
            <text:p>https://www.infoflora.ch/en/flora/castanea-sativa.html</text:p>
          </table:table-cell>
          <table:table-cell office:value-type="string" office:string-value="https://pfaf.org/user/Plant.aspx?LatinName=Castanea+sativa">
            <text:p>https://pfaf.org/user/Plant.aspx?LatinName=Castanea+sativ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stilbe">
            <text:p>Astilbe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9950&amp;isprofile=0&amp;basic=Astilbe">
            <text:p>https://www.missouribotanicalgarden.org/PlantFinder/PlantFinderDetails.aspx?taxonid=269950&amp;isprofile=0&amp;basic=Astilb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stilbe arendsii">
            <text:p>Astilbe arendsii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https://www.floraweb.de/php/taxonomie.php?taxon-id=27697">
            <text:p>https://www.floraweb.de/php/taxonomie.php?taxon-id=2769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grostemma">
            <text:p>Agrostemm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93607">
            <text:p>https://www.missouribotanicalgarden.org/PlantFinder/PlantFinderDetails.aspx?taxonid=29360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rifolium">
            <text:p>Trifoli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m650">
            <text:p>https://www.missouribotanicalgarden.org/PlantFinder/PlantFinderDetails.aspx?kempercode=m6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rifolium pratense">
            <text:p>Trifolium pratense</text:p>
          </table:table-cell>
          <table:table-cell office:value-type="string" office:string-value="https://floraveg.eu/taxon/overview/Trifolium%20pratense">
            <text:p>https://floraveg.eu/taxon/overview/Trifolium%20pratense</text:p>
          </table:table-cell>
          <table:table-cell office:value-type="string" office:string-value="https://www.missouribotanicalgarden.org/PlantFinder/PlantFinderDetails.aspx?kempercode=m650">
            <text:p>https://www.missouribotanicalgarden.org/PlantFinder/PlantFinderDetails.aspx?kempercode=m650</text:p>
          </table:table-cell>
          <table:table-cell office:value-type="string" office:string-value="https://www.floraweb.de/php/taxonomie.php?taxon-id=6057">
            <text:p>https://www.floraweb.de/php/taxonomie.php?taxon-id=6057</text:p>
          </table:table-cell>
          <table:table-cell office:value-type="string" office:string-value="https://www.infoflora.ch/en/flora/trifolium-pratense.html">
            <text:p>https://www.infoflora.ch/en/flora/trifolium-pratense.html</text:p>
          </table:table-cell>
          <table:table-cell office:value-type="string" office:string-value="https://pfaf.org/user/Plant.aspx?LatinName=Trifolium+pratense">
            <text:p>https://pfaf.org/user/Plant.aspx?LatinName=Trifolium+pratense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rifolium repens">
            <text:p>Trifolium repens</text:p>
          </table:table-cell>
          <table:table-cell office:value-type="string" office:string-value="https://floraveg.eu/taxon/overview/Trifolium%20repens">
            <text:p>https://floraveg.eu/taxon/overview/Trifolium%20repens</text:p>
          </table:table-cell>
          <table:table-cell office:value-type="string" office:string-value="https://www.missouribotanicalgarden.org/PlantFinder/PlantFinderDetails.aspx?kempercode=m650">
            <text:p>https://www.missouribotanicalgarden.org/PlantFinder/PlantFinderDetails.aspx?kempercode=m650</text:p>
          </table:table-cell>
          <table:table-cell office:value-type="string" office:string-value="https://www.floraweb.de/php/taxonomie.php?taxon-id=6022">
            <text:p>https://www.floraweb.de/php/taxonomie.php?taxon-id=6022</text:p>
          </table:table-cell>
          <table:table-cell office:value-type="string" office:string-value="https://www.infoflora.ch/en/flora/trifolium-repens.html">
            <text:p>https://www.infoflora.ch/en/flora/trifolium-repens.html</text:p>
          </table:table-cell>
          <table:table-cell office:value-type="string" office:string-value="https://pfaf.org/user/Plant.aspx?LatinName=Trifolium+repens">
            <text:p>https://pfaf.org/user/Plant.aspx?LatinName=Trifolium+repen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rifolium incarnatum">
            <text:p>Trifolium incarnatum</text:p>
          </table:table-cell>
          <table:table-cell office:value-type="string" office:string-value="https://floraveg.eu/taxon/overview/Trifolium%20incarnatum">
            <text:p>https://floraveg.eu/taxon/overview/Trifolium%20incarnatum</text:p>
          </table:table-cell>
          <table:table-cell office:value-type="string" office:string-value="https://www.missouribotanicalgarden.org/PlantFinder/PlantFinderDetails.aspx?kempercode=m650">
            <text:p>https://www.missouribotanicalgarden.org/PlantFinder/PlantFinderDetails.aspx?kempercode=m650</text:p>
          </table:table-cell>
          <table:table-cell office:value-type="string" office:string-value="https://www.floraweb.de/php/taxonomie.php?taxon-id=6039">
            <text:p>https://www.floraweb.de/php/taxonomie.php?taxon-id=6039</text:p>
          </table:table-cell>
          <table:table-cell office:value-type="string" office:string-value="https://www.infoflora.ch/en/flora/trifolium-incarnatum.html">
            <text:p>https://www.infoflora.ch/en/flora/trifolium-incarnatum.html</text:p>
          </table:table-cell>
          <table:table-cell office:value-type="string" office:string-value="https://pfaf.org/user/Plant.aspx?LatinName=Trifolium+Incarnatum">
            <text:p>https://pfaf.org/user/Plant.aspx?LatinName=Trifolium+Incarnat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empervivum">
            <text:p>Semperviv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b711">
            <text:p>https://www.missouribotanicalgarden.org/PlantFinder/PlantFinderDetails.aspx?kempercode=b7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atsia">
            <text:p>Fats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6608">
            <text:p>https://www.missouribotanicalgarden.org/PlantFinder/PlantFinderDetails.aspx?taxonid=27660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chira">
            <text:p>Pachir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58906&amp;isprofile=0&amp;bt=10">
            <text:p>https://www.missouribotanicalgarden.org/PlantFinder/PlantFinderDetails.aspx?taxonid=258906&amp;isprofile=0&amp;bt=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alvia">
            <text:p>Salv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92463">
            <text:p>https://www.missouribotanicalgarden.org/PlantFinder/PlantFinderDetails.aspx?taxonid=29246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alvia officinalis">
            <text:p>Salvia officinalis</text:p>
          </table:table-cell>
          <table:table-cell office:value-type="string" office:string-value="https://floraveg.eu/taxon/overview/Salvia%20officinalis">
            <text:p>https://floraveg.eu/taxon/overview/Salvia%20officinalis</text:p>
          </table:table-cell>
          <table:table-cell office:value-type="string" office:string-value="http://www.missouribotanicalgarden.org/plantfinder/PlantFinderDetails.aspx?taxonid=281464">
            <text:p>http://www.missouribotanicalgarden.org/plantfinder/PlantFinderDetails.aspx?taxonid=281464</text:p>
          </table:table-cell>
          <table:table-cell office:value-type="string" office:string-value="https://www.floraweb.de/php/taxonomie.php?taxon-id=5217">
            <text:p>https://www.floraweb.de/php/taxonomie.php?taxon-id=5217</text:p>
          </table:table-cell>
          <table:table-cell office:value-type="string" office:string-value="https://www.infoflora.ch/en/flora/salvia-officinalis.html">
            <text:p>https://www.infoflora.ch/en/flora/salvia-officinalis.html</text:p>
          </table:table-cell>
          <table:table-cell office:value-type="string" office:string-value="https://pfaf.org/user/Plant.aspx?LatinName=Salvia+officinalis">
            <text:p>https://pfaf.org/user/Plant.aspx?LatinName=Salvia+officinal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alvia pratensis">
            <text:p>Salvia pratensis</text:p>
          </table:table-cell>
          <table:table-cell office:value-type="string" office:string-value="https://floraveg.eu/taxon/overview/Salvia%20pratensis">
            <text:p>https://floraveg.eu/taxon/overview/Salvia%20pratensis</text:p>
          </table:table-cell>
          <table:table-cell office:value-type="string" office:string-value="https://www.missouribotanicalgarden.org/PlantFinder/PlantFinderDetails.aspx?taxonid=281424&amp;isprofile=0&amp;basic=Salvia%20pratensis">
            <text:p>https://www.missouribotanicalgarden.org/PlantFinder/PlantFinderDetails.aspx?taxonid=281424&amp;isprofile=0&amp;basic=Salvia%20pratensis</text:p>
          </table:table-cell>
          <table:table-cell office:value-type="string" office:string-value="https://www.floraweb.de/php/taxonomie.php?taxon-id=5220">
            <text:p>https://www.floraweb.de/php/taxonomie.php?taxon-id=5220</text:p>
          </table:table-cell>
          <table:table-cell office:value-type="string" office:string-value="https://www.infoflora.ch/en/flora/salvia-pratensis.html">
            <text:p>https://www.infoflora.ch/en/flora/salvia-pratensis.html</text:p>
          </table:table-cell>
          <table:table-cell office:value-type="string" office:string-value="https://pfaf.org/user/Plant.aspx?LatinName=Salvia+pratensis">
            <text:p>https://pfaf.org/user/Plant.aspx?LatinName=Salvia+pratens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alvia farinacea">
            <text:p>Salvia farinace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kempercode=a605">
            <text:p>https://www.missouribotanicalgarden.org/PlantFinder/PlantFinderDetails.aspx?kempercode=a60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alvia rosmarinus">
            <text:p>Salvia rosmarinus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444418&amp;isprofile=0&amp;basic=Salvia%20rosmarinus">
            <text:p>https://www.missouribotanicalgarden.org/PlantFinder/PlantFinderDetails.aspx?taxonid=444418&amp;isprofile=0&amp;basic=Salvia%20rosmarin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alvia nemorosa">
            <text:p>Salvia nemorosa</text:p>
          </table:table-cell>
          <table:table-cell office:value-type="string" office:string-value="https://floraveg.eu/taxon/overview/Salvia%20nemorosa">
            <text:p>https://floraveg.eu/taxon/overview/Salvia%20nemorosa</text:p>
          </table:table-cell>
          <table:table-cell office:value-type="string" office:string-value="https://www.missouribotanicalgarden.org/PlantFinder/PlantFinderDetails.aspx?taxonid=281423&amp;isprofile=0&amp;basic=Salvia%20nemorosa">
            <text:p>https://www.missouribotanicalgarden.org/PlantFinder/PlantFinderDetails.aspx?taxonid=281423&amp;isprofile=0&amp;basic=Salvia%20nemorosa</text:p>
          </table:table-cell>
          <table:table-cell office:value-type="string" office:string-value="https://www.floraweb.de/php/taxonomie.php?taxon-id=5216">
            <text:p>https://www.floraweb.de/php/taxonomie.php?taxon-id=5216</text:p>
          </table:table-cell>
          <table:table-cell office:value-type="string" office:string-value="https://www.infoflora.ch/en/flora/salvia-%C3%97sylvestris.html">
            <text:p>https://www.infoflora.ch/en/flora/salvia-%C3%97sylvestris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lectranthus">
            <text:p>Plectranth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8492&amp;isprofile=0&amp;basic=Plectranthus">
            <text:p>https://www.missouribotanicalgarden.org/PlantFinder/PlantFinderDetails.aspx?taxonid=268492&amp;isprofile=0&amp;basic=Plectranth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alva">
            <text:p>Malv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2618&amp;isprofile=0&amp;basic=Malva">
            <text:p>https://www.missouribotanicalgarden.org/PlantFinder/PlantFinderDetails.aspx?taxonid=282618&amp;isprofile=0&amp;basic=Malv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rnus florida">
            <text:p>Cornus florida</text:p>
          </table:table-cell>
          <table:table-cell office:value-type="string" office:string-value="https://floraveg.eu/taxon/overview/Cornus%20florida">
            <text:p>https://floraveg.eu/taxon/overview/Cornus%20florida</text:p>
          </table:table-cell>
          <table:table-cell office:value-type="string" office:string-value="https://www.missouribotanicalgarden.org/PlantFinder/PlantFinderDetails.aspx?kempercode=c280">
            <text:p>https://www.missouribotanicalgarden.org/PlantFinder/PlantFinderDetails.aspx?kempercode=c2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Cornus+florida">
            <text:p>https://pfaf.org/user/Plant.aspx?LatinName=Cornus+florid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rnus sericea">
            <text:p>Cornus sericea</text:p>
          </table:table-cell>
          <table:table-cell office:value-type="string" office:string-value="https://floraveg.eu/taxon/overview/Cornus%20sericea">
            <text:p>https://floraveg.eu/taxon/overview/Cornus%20sericea</text:p>
          </table:table-cell>
          <table:table-cell office:value-type="string" office:string-value="http://www.missouribotanicalgarden.org/plantfinder/PlantFinderDetails.aspx?taxonid=279363">
            <text:p>http://www.missouribotanicalgarden.org/plantfinder/PlantFinderDetails.aspx?taxonid=279363</text:p>
          </table:table-cell>
          <table:table-cell office:value-type="string" office:string-value="https://www.floraweb.de/php/taxonomie.php?taxon-id=1651">
            <text:p>https://www.floraweb.de/php/taxonomie.php?taxon-id=1651</text:p>
          </table:table-cell>
          <table:table-cell office:value-type="string" office:string-value="https://www.infoflora.ch/en/flora/cornus-sericea.html">
            <text:p>https://www.infoflora.ch/en/flora/cornus-sericea.html</text:p>
          </table:table-cell>
          <table:table-cell office:value-type="string" office:string-value="https://pfaf.org/user/Plant.aspx?LatinName=Cornus+sericea">
            <text:p>https://pfaf.org/user/Plant.aspx?LatinName=Cornus+serice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dgeworthia chrysantha">
            <text:p>Edgeworthia chrysantha</text:p>
          </table:table-cell>
          <table:table-cell office:value-type="string" office:string-value="no">
            <text:p>no</text:p>
          </table:table-cell>
          <table:table-cell office:value-type="string" office:string-value="http://www.missouribotanicalgarden.org/plantfinder/PlantFinderDetails.aspx?taxonid=293415">
            <text:p>http://www.missouribotanicalgarden.org/plantfinder/PlantFinderDetails.aspx?taxonid=2934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Edgeworthia+chrysantha">
            <text:p>https://pfaf.org/user/Plant.aspx?LatinName=Edgeworthia+chrysanth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gelonia">
            <text:p>Angelonia</text:p>
          </table:table-cell>
          <table:table-cell office:value-type="string" office:string-value="">
            <text:p/>
          </table:table-cell>
          <table:table-cell office:value-type="string" office:string-value="http://www.missouribotanicalgarden.org/PlantFinder/PlantFinderDetails.aspx?kempercode=b444">
            <text:p>http://www.missouribotanicalgarden.org/PlantFinder/PlantFinderDetails.aspx?kempercode=b4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ynara cardunculus">
            <text:p>Cynara cardunculus</text:p>
          </table:table-cell>
          <table:table-cell office:value-type="string" office:string-value="https://floraveg.eu/taxon/overview/Cynara%20cardunculus">
            <text:p>https://floraveg.eu/taxon/overview/Cynara%20cardunculus</text:p>
          </table:table-cell>
          <table:table-cell office:value-type="string" office:string-value="https://www.missouribotanicalgarden.org/PlantFinder/PlantFinderDetails.aspx?taxonid=277562&amp;isprofile=0&amp;chr=19">
            <text:p>https://www.missouribotanicalgarden.org/PlantFinder/PlantFinderDetails.aspx?taxonid=277562&amp;isprofile=0&amp;chr=19</text:p>
          </table:table-cell>
          <table:table-cell office:value-type="string" office:string-value="https://www.floraweb.de/php/taxonomie.php?taxon-id=27377">
            <text:p>https://www.floraweb.de/php/taxonomie.php?taxon-id=27377</text:p>
          </table:table-cell>
          <table:table-cell office:value-type="string" office:string-value="https://www.infoflora.ch/en/flora/cynara-cardunculus.html">
            <text:p>https://www.infoflora.ch/en/flora/cynara-cardunculus.html</text:p>
          </table:table-cell>
          <table:table-cell office:value-type="string" office:string-value="https://pfaf.org/user/Plant.aspx?LatinName=Cynara+cardunculus">
            <text:p>https://pfaf.org/user/Plant.aspx?LatinName=Cynara+carduncul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Jasminum polyanthum">
            <text:p>Jasminum polyanthum</text:p>
          </table:table-cell>
          <table:table-cell office:value-type="string" office:string-value="no">
            <text:p>no</text:p>
          </table:table-cell>
          <table:table-cell office:value-type="string" office:string-value="http://www.mobot.org/mobot/bloom/1996/040596d.html">
            <text:p>http://www.mobot.org/mobot/bloom/1996/040596d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anchezia">
            <text:p>Sanchezia</text:p>
          </table:table-cell>
          <table:table-cell office:value-type="string" office:string-value="">
            <text:p/>
          </table:table-cell>
          <table:table-cell office:value-type="string" office:string-value="http://www.mobot.org/mobot/bloom/1995/102795d.html">
            <text:p>http://www.mobot.org/mobot/bloom/1995/102795d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geratum">
            <text:p>Agerat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557">
            <text:p>https://www.missouribotanicalgarden.org/PlantFinder/PlantFinderDetails.aspx?kempercode=a5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quilegia vulgaris">
            <text:p>Aquilegia vulgaris</text:p>
          </table:table-cell>
          <table:table-cell office:value-type="string" office:string-value="https://floraveg.eu/taxon/overview/Aquilegia%20vulgaris">
            <text:p>https://floraveg.eu/taxon/overview/Aquilegia%20vulgaris</text:p>
          </table:table-cell>
          <table:table-cell office:value-type="string" office:string-value="https://www.missouribotanicalgarden.org/PlantFinder/PlantFinderDetails.aspx?taxonid=286072">
            <text:p>https://www.missouribotanicalgarden.org/PlantFinder/PlantFinderDetails.aspx?taxonid=286072</text:p>
          </table:table-cell>
          <table:table-cell office:value-type="string" office:string-value="https://www.floraweb.de/php/taxonomie.php?taxon-id=508">
            <text:p>https://www.floraweb.de/php/taxonomie.php?taxon-id=508</text:p>
          </table:table-cell>
          <table:table-cell office:value-type="string" office:string-value="https://www.infoflora.ch/en/flora/aquilegia-vulgaris.html">
            <text:p>https://www.infoflora.ch/en/flora/aquilegia-vulgaris.html</text:p>
          </table:table-cell>
          <table:table-cell office:value-type="string" office:string-value="https://pfaf.org/user/Plant.aspx?LatinName=Aquilegia+vulgaris">
            <text:p>https://pfaf.org/user/Plant.aspx?LatinName=Aquilegia+vulgar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ubrieta">
            <text:p>Aubrieta</text:p>
          </table:table-cell>
          <table:table-cell office:value-type="string" office:string-value="">
            <text:p/>
          </table:table-cell>
          <table:table-cell office:value-type="string" office:string-value="http://www.missouribotanicalgarden.org/PlantFinder/PlantFinderDetails.aspx?kempercode=h340">
            <text:p>http://www.missouribotanicalgarden.org/PlantFinder/PlantFinderDetails.aspx?kempercode=h3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tharanthus roseus">
            <text:p>Catharanthus roseus</text:p>
          </table:table-cell>
          <table:table-cell office:value-type="string" office:string-value="https://floraveg.eu/taxon/overview/Catharanthus%20roseus">
            <text:p>https://floraveg.eu/taxon/overview/Catharanthus%20roseus</text:p>
          </table:table-cell>
          <table:table-cell office:value-type="string" office:string-value="https://www.missouribotanicalgarden.org/PlantFinder/PlantFinderDetails.aspx?kempercode=a569">
            <text:p>https://www.missouribotanicalgarden.org/PlantFinder/PlantFinderDetails.aspx?kempercode=a5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Catharanthus+roseus">
            <text:p>https://pfaf.org/user/Plant.aspx?LatinName=Catharanthus+rose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ittonia">
            <text:p>Fitton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3705&amp;isprofile=0&amp;basic=Fittonia">
            <text:p>https://www.missouribotanicalgarden.org/PlantFinder/PlantFinderDetails.aspx?taxonid=263705&amp;isprofile=0&amp;basic=Fitton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umaria">
            <text:p>Fumaria</text:p>
          </table:table-cell>
          <table:table-cell office:value-type="string" office:string-value="">
            <text:p/>
          </table:table-cell>
          <table:table-cell office:value-type="string" office:string-value="http://www.missouribotanicalgarden.org/gardens-gardening/your-garden/plant-finder/plant-details/kc/y840/corydalis-lutea.aspx">
            <text:p>http://www.missouribotanicalgarden.org/gardens-gardening/your-garden/plant-finder/plant-details/kc/y840/corydalis-lutea.as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lleborus">
            <text:p>Hellebor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48767&amp;isprofile=0&amp;basic=Helleborus">
            <text:p>https://www.missouribotanicalgarden.org/PlantFinder/PlantFinderDetails.aspx?taxonid=248767&amp;isprofile=0&amp;basic=Hellebor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lleborus orientalis">
            <text:p>Helleborus orientalis</text:p>
          </table:table-cell>
          <table:table-cell office:value-type="string" office:string-value="https://floraveg.eu/taxon/overview/Helleborus%20orientalis">
            <text:p>https://floraveg.eu/taxon/overview/Helleborus%20orientalis</text:p>
          </table:table-cell>
          <table:table-cell office:value-type="string" office:string-value="https://www.missouribotanicalgarden.org/PlantFinder/PlantFinderDetails.aspx?kempercode=d100">
            <text:p>https://www.missouribotanicalgarden.org/PlantFinder/PlantFinderDetails.aspx?kempercode=d100</text:p>
          </table:table-cell>
          <table:table-cell office:value-type="string" office:string-value="https://www.floraweb.de/php/taxonomie.php?taxon-id=26163">
            <text:p>https://www.floraweb.de/php/taxonomie.php?taxon-id=26163</text:p>
          </table:table-cell>
          <table:table-cell office:value-type="string" office:string-value="https://www.infoflora.ch/en/flora/helleborus-orientalis.html">
            <text:p>https://www.infoflora.ch/en/flora/helleborus-orientalis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cea">
            <text:p>Alce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j240">
            <text:p>https://www.missouribotanicalgarden.org/PlantFinder/PlantFinderDetails.aspx?kempercode=j2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ichorium intybus">
            <text:p>Cichorium intybus</text:p>
          </table:table-cell>
          <table:table-cell office:value-type="string" office:string-value="https://floraveg.eu/taxon/overview/Cichorium%20intybus">
            <text:p>https://floraveg.eu/taxon/overview/Cichorium%20intybus</text:p>
          </table:table-cell>
          <table:table-cell office:value-type="string" office:string-value="https://www.missouribotanicalgarden.org/PlantFinder/PlantFinderDetails.aspx?taxonid=277301&amp;isprofile=0&amp;basic=Cichorium%20Intybus">
            <text:p>https://www.missouribotanicalgarden.org/PlantFinder/PlantFinderDetails.aspx?taxonid=277301&amp;isprofile=0&amp;basic=Cichorium%20Intybus</text:p>
          </table:table-cell>
          <table:table-cell office:value-type="string" office:string-value="https://www.floraweb.de/php/taxonomie.php?taxon-id=1550">
            <text:p>https://www.floraweb.de/php/taxonomie.php?taxon-id=1550</text:p>
          </table:table-cell>
          <table:table-cell office:value-type="string" office:string-value="https://www.infoflora.ch/en/flora/cichorium-intybus.html">
            <text:p>https://www.infoflora.ch/en/flora/cichorium-intybus.html</text:p>
          </table:table-cell>
          <table:table-cell office:value-type="string" office:string-value="https://pfaf.org/user/Plant.aspx?LatinName=Cichorium+Intybus">
            <text:p>https://pfaf.org/user/Plant.aspx?LatinName=Cichorium+Intyb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Nymphaea">
            <text:p>Nymphae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2908">
            <text:p>https://www.missouribotanicalgarden.org/PlantFinder/PlantFinderDetails.aspx?taxonid=28290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maranthus">
            <text:p>Amaranth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558">
            <text:p>https://www.missouribotanicalgarden.org/PlantFinder/PlantFinderDetails.aspx?kempercode=a5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maranthus cruentus">
            <text:p>Amaranthus cruentus</text:p>
          </table:table-cell>
          <table:table-cell office:value-type="string" office:string-value="https://floraveg.eu/taxon/overview/Amaranthus%20cruentus">
            <text:p>https://floraveg.eu/taxon/overview/Amaranthus%20cruentus</text:p>
          </table:table-cell>
          <table:table-cell office:value-type="string" office:string-value="https://www.missouribotanicalgarden.org/PlantFinder/PlantFinderDetails.aspx?kempercode=a558">
            <text:p>https://www.missouribotanicalgarden.org/PlantFinder/PlantFinderDetails.aspx?kempercode=a558</text:p>
          </table:table-cell>
          <table:table-cell office:value-type="string" office:string-value="https://www.floraweb.de/php/taxonomie.php?taxon-id=365">
            <text:p>https://www.floraweb.de/php/taxonomie.php?taxon-id=365</text:p>
          </table:table-cell>
          <table:table-cell office:value-type="string" office:string-value="https://www.infoflora.ch/en/flora/amaranthus-cruentus.html">
            <text:p>https://www.infoflora.ch/en/flora/amaranthus-cruentus.html</text:p>
          </table:table-cell>
          <table:table-cell office:value-type="string" office:string-value="https://pfaf.org/user/Plant.aspx?LatinName=Amaranthus+cruentus">
            <text:p>https://pfaf.org/user/Plant.aspx?LatinName=Amaranthus+cruent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maranthus hypochondriacus">
            <text:p>Amaranthus hypochondriacus</text:p>
          </table:table-cell>
          <table:table-cell office:value-type="string" office:string-value="https://floraveg.eu/taxon/overview/Amaranthus%20hypochondriacus">
            <text:p>https://floraveg.eu/taxon/overview/Amaranthus%20hypochondriacus</text:p>
          </table:table-cell>
          <table:table-cell office:value-type="string" office:string-value="http://www.mobot.org/mobot/bloom/2004/2004-08-20d.html">
            <text:p>http://www.mobot.org/mobot/bloom/2004/2004-08-20d.html</text:p>
          </table:table-cell>
          <table:table-cell office:value-type="string" office:string-value="https://www.floraweb.de/php/taxonomie.php?taxon-id=367">
            <text:p>https://www.floraweb.de/php/taxonomie.php?taxon-id=367</text:p>
          </table:table-cell>
          <table:table-cell office:value-type="string" office:string-value="https://www.infoflora.ch/en/flora/amaranthus-hypochondriacus.html">
            <text:p>https://www.infoflora.ch/en/flora/amaranthus-hypochondriacus.html</text:p>
          </table:table-cell>
          <table:table-cell office:value-type="string" office:string-value="https://pfaf.org/user/Plant.aspx?LatinName=Amaranthus+hypochondriacus">
            <text:p>https://pfaf.org/user/Plant.aspx?LatinName=Amaranthus+hypochondriac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istus albidus">
            <text:p>Cistus albidus</text:p>
          </table:table-cell>
          <table:table-cell office:value-type="string" office:string-value="https://floraveg.eu/taxon/overview/Cistus%20albidus">
            <text:p>https://floraveg.eu/taxon/overview/Cistus%20albidus</text:p>
          </table:table-cell>
          <table:table-cell office:value-type="string" office:string-value="http://www.mobot.org/mobot/bloom/2002/2002-03-29d.html">
            <text:p>http://www.mobot.org/mobot/bloom/2002/2002-03-29d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Cistus+Albidus">
            <text:p>https://pfaf.org/user/Plant.aspx?LatinName=Cistus+Albid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eanothus impressus">
            <text:p>Ceanothus impressus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66634&amp;isprofile=0&amp;pt=2">
            <text:p>https://www.missouribotanicalgarden.org/PlantFinder/PlantFinderDetails.aspx?taxonid=266634&amp;isprofile=0&amp;pt=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Ceanothus+impressus">
            <text:p>https://pfaf.org/user/Plant.aspx?LatinName=Ceanothus+impress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uonymus">
            <text:p>Euonym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k240">
            <text:p>https://www.missouribotanicalgarden.org/PlantFinder/PlantFinderDetails.aspx?kempercode=k2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be">
            <text:p>Hebe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443988">
            <text:p>https://www.missouribotanicalgarden.org/PlantFinder/PlantFinderDetails.aspx?taxonid=44398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be speciosa">
            <text:p>Hebe specios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457103&amp;isprofile=1&amp;gen=Veronica">
            <text:p>https://www.missouribotanicalgarden.org/PlantFinder/PlantFinderDetails.aspx?taxonid=457103&amp;isprofile=1&amp;gen=Veronic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Hebe+speciosa">
            <text:p>https://pfaf.org/user/Plant.aspx?LatinName=Hebe+specios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be andersonii">
            <text:p>Hebe andersonii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Kumara plicatilis">
            <text:p>Kumara plicatilis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ewisia cotyledon">
            <text:p>Lewisia cotyledon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441223&amp;isprofile=0&amp;pt=2">
            <text:p>https://www.missouribotanicalgarden.org/PlantFinder/PlantFinderDetails.aspx?taxonid=441223&amp;isprofile=0&amp;pt=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ulownia">
            <text:p>Paulown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7035&amp;isprofile=0&amp;basic=Paulownia">
            <text:p>https://www.missouribotanicalgarden.org/PlantFinder/PlantFinderDetails.aspx?taxonid=287035&amp;isprofile=0&amp;basic=Paulown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hacelia">
            <text:p>Phacelia</text:p>
          </table:table-cell>
          <table:table-cell office:value-type="string" office:string-value="">
            <text:p/>
          </table:table-cell>
          <table:table-cell office:value-type="string" office:string-value="http://www.missouribotanicalgarden.org/Portals/0/staff/PDFs/yatskievych_K/Phacelia_ranunculacea2009-07-10.pdf">
            <text:p>http://www.missouribotanicalgarden.org/Portals/0/staff/PDFs/yatskievych_K/Phacelia_ranunculacea2009-07-10.pdf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hacelia tanacetifolia">
            <text:p>Phacelia tanacetifolia</text:p>
          </table:table-cell>
          <table:table-cell office:value-type="string" office:string-value="https://floraveg.eu/taxon/overview/Phacelia%20tanacetifolia">
            <text:p>https://floraveg.eu/taxon/overview/Phacelia%20tanacetifolia</text:p>
          </table:table-cell>
          <table:table-cell office:value-type="string" office:string-value="">
            <text:p/>
          </table:table-cell>
          <table:table-cell office:value-type="string" office:string-value="https://www.floraweb.de/php/taxonomie.php?taxon-id=4204">
            <text:p>https://www.floraweb.de/php/taxonomie.php?taxon-id=4204</text:p>
          </table:table-cell>
          <table:table-cell office:value-type="string" office:string-value="https://www.infoflora.ch/en/flora/phacelia-tanacetifolia.html">
            <text:p>https://www.infoflora.ch/en/flora/phacelia-tanacetifolia.html</text:p>
          </table:table-cell>
          <table:table-cell office:value-type="string" office:string-value="https://pfaf.org/user/Plant.aspx?LatinName=Phacelia+tanacetifolia">
            <text:p>https://pfaf.org/user/Plant.aspx?LatinName=Phacelia+tanacetifoli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unus laurocerasus">
            <text:p>Prunus laurocerasus</text:p>
          </table:table-cell>
          <table:table-cell office:value-type="string" office:string-value="https://floraveg.eu/taxon/overview/Prunus%20laurocerasus">
            <text:p>https://floraveg.eu/taxon/overview/Prunus%20laurocerasus</text:p>
          </table:table-cell>
          <table:table-cell office:value-type="string" office:string-value="https://www.missouribotanicalgarden.org/PlantFinder/PlantFinderDetails.aspx?kempercode=c335">
            <text:p>https://www.missouribotanicalgarden.org/PlantFinder/PlantFinderDetails.aspx?kempercode=c335</text:p>
          </table:table-cell>
          <table:table-cell office:value-type="string" office:string-value="https://www.floraweb.de/php/taxonomie.php?taxon-id=10800">
            <text:p>https://www.floraweb.de/php/taxonomie.php?taxon-id=10800</text:p>
          </table:table-cell>
          <table:table-cell office:value-type="string" office:string-value="https://www.infoflora.ch/en/flora/prunus-laurocerasus.html">
            <text:p>https://www.infoflora.ch/en/flora/prunus-laurocerasus.html</text:p>
          </table:table-cell>
          <table:table-cell office:value-type="string" office:string-value="https://pfaf.org/user/Plant.aspx?LatinName=Prunus+laurocerasus">
            <text:p>https://pfaf.org/user/Plant.aspx?LatinName=Prunus+lauroceras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yracantha coccinea">
            <text:p>Pyracantha coccinea</text:p>
          </table:table-cell>
          <table:table-cell office:value-type="string" office:string-value="https://floraveg.eu/taxon/overview/Pyracantha%20coccinea">
            <text:p>https://floraveg.eu/taxon/overview/Pyracantha%20coccinea</text:p>
          </table:table-cell>
          <table:table-cell office:value-type="string" office:string-value="https://www.missouribotanicalgarden.org/PlantFinder/PlantFinderDetails.aspx?kempercode=e940">
            <text:p>https://www.missouribotanicalgarden.org/PlantFinder/PlantFinderDetails.aspx?kempercode=e940</text:p>
          </table:table-cell>
          <table:table-cell office:value-type="string" office:string-value="https://www.floraweb.de/php/taxonomie.php?taxon-id=4662">
            <text:p>https://www.floraweb.de/php/taxonomie.php?taxon-id=4662</text:p>
          </table:table-cell>
          <table:table-cell office:value-type="string" office:string-value="https://www.infoflora.ch/en/flora/pyracantha-coccinea.html">
            <text:p>https://www.infoflora.ch/en/flora/pyracantha-coccinea.html</text:p>
          </table:table-cell>
          <table:table-cell office:value-type="string" office:string-value="https://pfaf.org/user/Plant.aspx?LatinName=Pyracantha+coccinea">
            <text:p>https://pfaf.org/user/Plant.aspx?LatinName=Pyracantha+coccine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araxacum officinale">
            <text:p>Taraxacum officinale</text:p>
          </table:table-cell>
          <table:table-cell office:value-type="string" office:string-value="https://floraveg.eu/taxon/overview/Taraxacum%20sect.%20Taraxacum">
            <text:p>https://floraveg.eu/taxon/overview/Taraxacum%20sect.%20Taraxacum</text:p>
          </table:table-cell>
          <table:table-cell office:value-type="string" office:string-value="http://www.mobot.org/mobot/latindict/keyDetail.aspx?keyWord=officinalis">
            <text:p>http://www.mobot.org/mobot/latindict/keyDetail.aspx?keyWord=officinalis</text:p>
          </table:table-cell>
          <table:table-cell office:value-type="string" office:string-value="https://www.floraweb.de/php/taxonomie.php?taxon-id=25508">
            <text:p>https://www.floraweb.de/php/taxonomie.php?taxon-id=25508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Taraxacum+officinale">
            <text:p>https://pfaf.org/user/Plant.aspx?LatinName=Taraxacum+officinale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turium">
            <text:p>Anturi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lluna vulgaris">
            <text:p>Calluna vulgaris</text:p>
          </table:table-cell>
          <table:table-cell office:value-type="string" office:string-value="https://floraveg.eu/taxon/overview/Calluna%20vulgaris">
            <text:p>https://floraveg.eu/taxon/overview/Calluna%20vulgaris</text:p>
          </table:table-cell>
          <table:table-cell office:value-type="string" office:string-value="https://www.missouribotanicalgarden.org/PlantFinder/PlantFinderDetails.aspx?kempercode=c272">
            <text:p>https://www.missouribotanicalgarden.org/PlantFinder/PlantFinderDetails.aspx?kempercode=c272</text:p>
          </table:table-cell>
          <table:table-cell office:value-type="string" office:string-value="https://www.floraweb.de/php/taxonomie.php?taxon-id=1007">
            <text:p>https://www.floraweb.de/php/taxonomie.php?taxon-id=1007</text:p>
          </table:table-cell>
          <table:table-cell office:value-type="string" office:string-value="https://www.infoflora.ch/en/flora/calluna-vulgaris.html">
            <text:p>https://www.infoflora.ch/en/flora/calluna-vulgaris.html</text:p>
          </table:table-cell>
          <table:table-cell office:value-type="string" office:string-value="https://pfaf.org/user/Plant.aspx?LatinName=Calluna+vulgaris">
            <text:p>https://pfaf.org/user/Plant.aspx?LatinName=Calluna+vulgar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schscholzia californica">
            <text:p>Eschscholzia californica</text:p>
          </table:table-cell>
          <table:table-cell office:value-type="string" office:string-value="https://floraveg.eu/taxon/overview/Eschscholzia%20californica">
            <text:p>https://floraveg.eu/taxon/overview/Eschscholzia%20californica</text:p>
          </table:table-cell>
          <table:table-cell office:value-type="string" office:string-value="https://www.missouribotanicalgarden.org/PlantFinder/PlantFinderDetails.aspx?kempercode=b753">
            <text:p>https://www.missouribotanicalgarden.org/PlantFinder/PlantFinderDetails.aspx?kempercode=b753</text:p>
          </table:table-cell>
          <table:table-cell office:value-type="string" office:string-value="https://www.floraweb.de/php/taxonomie.php?taxon-id=6781">
            <text:p>https://www.floraweb.de/php/taxonomie.php?taxon-id=6781</text:p>
          </table:table-cell>
          <table:table-cell office:value-type="string" office:string-value="https://www.infoflora.ch/en/flora/eschscholzia-californica.html">
            <text:p>https://www.infoflora.ch/en/flora/eschscholzia-californica.html</text:p>
          </table:table-cell>
          <table:table-cell office:value-type="string" office:string-value="https://pfaf.org/user/Plant.aspx?LatinName=Eschscholzia+californica">
            <text:p>https://pfaf.org/user/Plant.aspx?LatinName=Eschscholzia+californic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lenium autumnale">
            <text:p>Helenium autumnale</text:p>
          </table:table-cell>
          <table:table-cell office:value-type="string" office:string-value="https://floraveg.eu/taxon/overview/Helenium%20autumnale">
            <text:p>https://floraveg.eu/taxon/overview/Helenium%20autumnale</text:p>
          </table:table-cell>
          <table:table-cell office:value-type="string" office:string-value="https://www.missouribotanicalgarden.org/PlantFinder/PlantFinderDetails.aspx?taxonid=443008&amp;isprofile=1&amp;gen=Helenium">
            <text:p>https://www.missouribotanicalgarden.org/PlantFinder/PlantFinderDetails.aspx?taxonid=443008&amp;isprofile=1&amp;gen=Helenium</text:p>
          </table:table-cell>
          <table:table-cell office:value-type="string" office:string-value="https://www.floraweb.de/php/taxonomie.php?taxon-id=33025">
            <text:p>https://www.floraweb.de/php/taxonomie.php?taxon-id=33025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Helenium+autumnale">
            <text:p>https://pfaf.org/user/Plant.aspx?LatinName=Helenium+autumnale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liconia psittacorum">
            <text:p>Heliconia psittacorum</text:p>
          </table:table-cell>
          <table:table-cell office:value-type="string" office:string-value="no">
            <text:p>no</text:p>
          </table:table-cell>
          <table:table-cell office:value-type="string" office:string-value="https://www.mobot.org/mobot/latindict/keyDetail.aspx?keyWord=parrot">
            <text:p>https://www.mobot.org/mobot/latindict/keyDetail.aspx?keyWord=parro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Kalanchoe blossfeldiana">
            <text:p>Kalanchoe blossfeldian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79373">
            <text:p>https://www.missouribotanicalgarden.org/PlantFinder/PlantFinderDetails.aspx?taxonid=279373</text:p>
          </table:table-cell>
          <table:table-cell office:value-type="string" office:string-value="https://www.floraweb.de/php/taxonomie.php?taxon-id=33080">
            <text:p>https://www.floraweb.de/php/taxonomie.php?taxon-id=330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ragaria × ananassa">
            <text:p>Fragaria × ananassa</text:p>
          </table:table-cell>
          <table:table-cell office:value-type="string" office:string-value="https://floraveg.eu/taxon/overview/Fragaria%20ananassa">
            <text:p>https://floraveg.eu/taxon/overview/Fragaria%20ananassa</text:p>
          </table:table-cell>
          <table:table-cell office:value-type="string" office:string-value="https://www.missouribotanicalgarden.org/PlantFinder/PlantFinderDetails.aspx?taxonid=273892&amp;isprofile=0&amp;basic=Fragaria%20%C3%97%20ananassa">
            <text:p>https://www.missouribotanicalgarden.org/PlantFinder/PlantFinderDetails.aspx?taxonid=273892&amp;isprofile=0&amp;basic=Fragaria%20%C3%97%20ananassa</text:p>
          </table:table-cell>
          <table:table-cell office:value-type="string" office:string-value="">
            <text:p/>
          </table:table-cell>
          <table:table-cell office:value-type="string" office:string-value="https://www.infoflora.ch/en/flora/fragaria-%C3%97ananassa.html">
            <text:p>https://www.infoflora.ch/en/flora/fragaria-%C3%97ananassa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chlumbergera truncata">
            <text:p>Schlumbergera truncata</text:p>
          </table:table-cell>
          <table:table-cell office:value-type="string" office:string-value="https://floraveg.eu/taxon/overview/Schlumbergera%20truncata">
            <text:p>https://floraveg.eu/taxon/overview/Schlumbergera%20truncata</text:p>
          </table:table-cell>
          <table:table-cell office:value-type="string" office:string-value="https://www.missouribotanicalgarden.org/PlantFinder/PlantFinderDetails.aspx?kempercode=b669">
            <text:p>https://www.missouribotanicalgarden.org/PlantFinder/PlantFinderDetails.aspx?kempercode=b6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nvallaria majalis">
            <text:p>Convallaria majalis</text:p>
          </table:table-cell>
          <table:table-cell office:value-type="string" office:string-value="https://floraveg.eu/taxon/overview/Convallaria%20majalis">
            <text:p>https://floraveg.eu/taxon/overview/Convallaria%20majalis</text:p>
          </table:table-cell>
          <table:table-cell office:value-type="string" office:string-value="https://www.missouribotanicalgarden.org/PlantFinder/PlantFinderDetails.aspx?kempercode=c250">
            <text:p>https://www.missouribotanicalgarden.org/PlantFinder/PlantFinderDetails.aspx?kempercode=c250</text:p>
          </table:table-cell>
          <table:table-cell office:value-type="string" office:string-value="https://www.floraweb.de/php/taxonomie.php?taxon-id=1630">
            <text:p>https://www.floraweb.de/php/taxonomie.php?taxon-id=1630</text:p>
          </table:table-cell>
          <table:table-cell office:value-type="string" office:string-value="https://www.infoflora.ch/en/flora/convallaria-majalis.html">
            <text:p>https://www.infoflora.ch/en/flora/convallaria-majalis.html</text:p>
          </table:table-cell>
          <table:table-cell office:value-type="string" office:string-value="https://pfaf.org/user/Plant.aspx?LatinName=Convallaria+majalis">
            <text:p>https://pfaf.org/user/Plant.aspx?LatinName=Convallaria+majal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ilene chalcedonica">
            <text:p>Silene chalcedonica</text:p>
          </table:table-cell>
          <table:table-cell office:value-type="string" office:string-value="https://floraveg.eu/taxon/overview/Silene%20chalcedonica">
            <text:p>https://floraveg.eu/taxon/overview/Silene%20chalcedonica</text:p>
          </table:table-cell>
          <table:table-cell office:value-type="string" office:string-value="https://www.missouribotanicalgarden.org/PlantFinder/PlantFinderProfileResults.aspx?gen=Lychnis">
            <text:p>https://www.missouribotanicalgarden.org/PlantFinder/PlantFinderProfileResults.aspx?gen=Lychnis</text:p>
          </table:table-cell>
          <table:table-cell office:value-type="string" office:string-value="https://www.floraweb.de/php/taxonomie.php?taxon-id=6548">
            <text:p>https://www.floraweb.de/php/taxonomie.php?taxon-id=65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Xerochrysum bracteatum">
            <text:p>Xerochrysum bracteatum</text:p>
          </table:table-cell>
          <table:table-cell office:value-type="string" office:string-value="https://floraveg.eu/taxon/overview/Xerochrysum%20bracteatum">
            <text:p>https://floraveg.eu/taxon/overview/Xerochrysum%20bracteatum</text:p>
          </table:table-cell>
          <table:table-cell office:value-type="string" office:string-value="https://www.missouribotanicalgarden.org/PlantFinder/PlantFinderDetails.aspx?taxonid=292551&amp;isprofile=0&amp;basic=Xerochrysum%20bracteatum">
            <text:p>https://www.missouribotanicalgarden.org/PlantFinder/PlantFinderDetails.aspx?taxonid=292551&amp;isprofile=0&amp;basic=Xerochrysum%20bracteatum</text:p>
          </table:table-cell>
          <table:table-cell office:value-type="string" office:string-value="https://www.floraweb.de/php/taxonomie.php?taxon-id=34392">
            <text:p>https://www.floraweb.de/php/taxonomie.php?taxon-id=3439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tirrhinum majus">
            <text:p>Antirrhinum majus</text:p>
          </table:table-cell>
          <table:table-cell office:value-type="string" office:string-value="https://floraveg.eu/taxon/overview/Antirrhinum%20majus">
            <text:p>https://floraveg.eu/taxon/overview/Antirrhinum%20majus</text:p>
          </table:table-cell>
          <table:table-cell office:value-type="string" office:string-value="https://www.missouribotanicalgarden.org/PlantFinder/PlantFinderDetails.aspx?taxonid=287001&amp;isprofile=0&amp;basic=Antirrhinum%20majus">
            <text:p>https://www.missouribotanicalgarden.org/PlantFinder/PlantFinderDetails.aspx?taxonid=287001&amp;isprofile=0&amp;basic=Antirrhinum%20majus</text:p>
          </table:table-cell>
          <table:table-cell office:value-type="string" office:string-value="https://www.floraweb.de/php/taxonomie.php?taxon-id=490">
            <text:p>https://www.floraweb.de/php/taxonomie.php?taxon-id=490</text:p>
          </table:table-cell>
          <table:table-cell office:value-type="string" office:string-value="https://www.infoflora.ch/en/flora/antirrhinum-majus.html">
            <text:p>https://www.infoflora.ch/en/flora/antirrhinum-majus.html</text:p>
          </table:table-cell>
          <table:table-cell office:value-type="string" office:string-value="https://pfaf.org/user/Plant.aspx?LatinName=Antirrhinum+majus">
            <text:p>https://pfaf.org/user/Plant.aspx?LatinName=Antirrhinum+maj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Justicia carnea">
            <text:p>Justicia carnea</text:p>
          </table:table-cell>
          <table:table-cell office:value-type="string" office:string-value="no">
            <text:p>no</text:p>
          </table:table-cell>
          <table:table-cell office:value-type="string" office:string-value="http://www.mobot.org/mobot/bloom/2002/2002-12-06d.html">
            <text:p>http://www.mobot.org/mobot/bloom/2002/2002-12-06d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ichryson">
            <text:p>Aichryson</text:p>
          </table:table-cell>
          <table:table-cell office:value-type="string" office:string-value="">
            <text:p/>
          </table:table-cell>
          <table:table-cell office:value-type="string" office:string-value="https://www.mobot.org/mobot/research/apweb/genera/crassulaceaegen.html">
            <text:p>https://www.mobot.org/mobot/research/apweb/genera/crassulaceaegen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riandrum sativum">
            <text:p>Coriandrum sativum</text:p>
          </table:table-cell>
          <table:table-cell office:value-type="string" office:string-value="https://floraveg.eu/taxon/overview/Coriandrum%20sativum">
            <text:p>https://floraveg.eu/taxon/overview/Coriandrum%20sativum</text:p>
          </table:table-cell>
          <table:table-cell office:value-type="string" office:string-value="https://www.missouribotanicalgarden.org/PlantFinder/PlantFinderDetails.aspx?taxonid=275984&amp;isprofile=0&amp;basic=Coriandrum%20sativum">
            <text:p>https://www.missouribotanicalgarden.org/PlantFinder/PlantFinderDetails.aspx?taxonid=275984&amp;isprofile=0&amp;basic=Coriandrum%20sativum</text:p>
          </table:table-cell>
          <table:table-cell office:value-type="string" office:string-value="https://www.floraweb.de/php/taxonomie.php?taxon-id=1640">
            <text:p>https://www.floraweb.de/php/taxonomie.php?taxon-id=1640</text:p>
          </table:table-cell>
          <table:table-cell office:value-type="string" office:string-value="https://www.infoflora.ch/en/flora/coriandrum-sativum.html">
            <text:p>https://www.infoflora.ch/en/flora/coriandrum-sativum.html</text:p>
          </table:table-cell>
          <table:table-cell office:value-type="string" office:string-value="https://pfaf.org/user/Plant.aspx?LatinName=Coriandrum+sativum">
            <text:p>https://pfaf.org/user/Plant.aspx?LatinName=Coriandrum+sativ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inca minor">
            <text:p>Vinca minor</text:p>
          </table:table-cell>
          <table:table-cell office:value-type="string" office:string-value="https://floraveg.eu/taxon/overview/Vinca%20minor">
            <text:p>https://floraveg.eu/taxon/overview/Vinca%20minor</text:p>
          </table:table-cell>
          <table:table-cell office:value-type="string" office:string-value="https://www.missouribotanicalgarden.org/PlantFinder/PlantFinderDetails.aspx?taxonid=276078">
            <text:p>https://www.missouribotanicalgarden.org/PlantFinder/PlantFinderDetails.aspx?taxonid=276078</text:p>
          </table:table-cell>
          <table:table-cell office:value-type="string" office:string-value="https://www.floraweb.de/php/taxonomie.php?taxon-id=6348">
            <text:p>https://www.floraweb.de/php/taxonomie.php?taxon-id=6348</text:p>
          </table:table-cell>
          <table:table-cell office:value-type="string" office:string-value="https://www.infoflora.ch/en/flora/vinca-minor.html">
            <text:p>https://www.infoflora.ch/en/flora/vinca-minor.html</text:p>
          </table:table-cell>
          <table:table-cell office:value-type="string" office:string-value="https://pfaf.org/user/Plant.aspx?LatinName=Vinca+minor">
            <text:p>https://pfaf.org/user/Plant.aspx?LatinName=Vinca+minor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ulsatilla">
            <text:p>Pulsatill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6202&amp;isprofile=0&amp;basic=Pulsatilla">
            <text:p>https://www.missouribotanicalgarden.org/PlantFinder/PlantFinderDetails.aspx?taxonid=286202&amp;isprofile=0&amp;basic=Pulsatill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talpa">
            <text:p>Catalp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856">
            <text:p>https://www.missouribotanicalgarden.org/PlantFinder/PlantFinderDetails.aspx?kempercode=a8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ssava">
            <text:p>Cassav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0113&amp;isprofile=0&amp;basic=Cassava">
            <text:p>https://www.missouribotanicalgarden.org/PlantFinder/PlantFinderDetails.aspx?taxonid=280113&amp;isprofile=0&amp;basic=Cassav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edum">
            <text:p>Sed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56651&amp;isprofile=0&amp;basic=Sedum">
            <text:p>https://www.missouribotanicalgarden.org/PlantFinder/PlantFinderDetails.aspx?taxonid=256651&amp;isprofile=0&amp;basic=Sed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edum spectabile">
            <text:p>Sedum spectabile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79422&amp;isprofile=0&amp;gen=Hylotelephium">
            <text:p>https://www.missouribotanicalgarden.org/PlantFinder/PlantFinderDetails.aspx?taxonid=279422&amp;isprofile=0&amp;gen=Hylotelephium</text:p>
          </table:table-cell>
          <table:table-cell office:value-type="string" office:string-value="https://www.floraweb.de/php/taxonomie.php?taxon-id=33205">
            <text:p>https://www.floraweb.de/php/taxonomie.php?taxon-id=33205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Sedum+spectabile">
            <text:p>https://pfaf.org/user/Plant.aspx?LatinName=Sedum+spectabile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pathiphyllum">
            <text:p>Spathiphyll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4610&amp;isprofile=0&amp;basic=Spathiphyllum">
            <text:p>https://www.missouribotanicalgarden.org/PlantFinder/PlantFinderDetails.aspx?taxonid=264610&amp;isprofile=0&amp;basic=Spathiphyll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yssum">
            <text:p>Alyss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439297">
            <text:p>https://www.missouribotanicalgarden.org/PlantFinder/PlantFinderDetails.aspx?taxonid=43929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lianthemum">
            <text:p>Helianthem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9173">
            <text:p>https://www.missouribotanicalgarden.org/PlantFinder/PlantFinderDetails.aspx?taxonid=27917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trobilanthes">
            <text:p>Strobilanthe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92523&amp;isprofile=0&amp;basic=Strobilanthes">
            <text:p>https://www.missouribotanicalgarden.org/PlantFinder/PlantFinderDetails.aspx?taxonid=292523&amp;isprofile=0&amp;basic=Strobilanth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aleriana">
            <text:p>Valeriana</text:p>
          </table:table-cell>
          <table:table-cell office:value-type="string" office:string-value="">
            <text:p/>
          </table:table-cell>
          <table:table-cell office:value-type="string" office:string-value="http://www.missouribotanicalgarden.org/plantfinder/PlantFinderDetails.aspx?taxonid=287433">
            <text:p>http://www.missouribotanicalgarden.org/plantfinder/PlantFinderDetails.aspx?taxonid=28743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iburnum">
            <text:p>Viburn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8977&amp;isprofile=0&amp;basic=Viburnum">
            <text:p>https://www.missouribotanicalgarden.org/PlantFinder/PlantFinderDetails.aspx?taxonid=278977&amp;isprofile=0&amp;basic=Viburn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itis vinifera">
            <text:p>Vitis vinifera</text:p>
          </table:table-cell>
          <table:table-cell office:value-type="string" office:string-value="https://floraveg.eu/taxon/overview/Vitis%20vinifera">
            <text:p>https://floraveg.eu/taxon/overview/Vitis%20vinifera</text:p>
          </table:table-cell>
          <table:table-cell office:value-type="string" office:string-value="https://www.missouribotanicalgarden.org/PlantFinder/PlantFinderDetails.aspx?taxonid=287551&amp;isprofile=0&amp;basic=Vitis%20vinifera">
            <text:p>https://www.missouribotanicalgarden.org/PlantFinder/PlantFinderDetails.aspx?taxonid=287551&amp;isprofile=0&amp;basic=Vitis%20vinifera</text:p>
          </table:table-cell>
          <table:table-cell office:value-type="string" office:string-value="https://www.floraweb.de/php/taxonomie.php?taxon-id=35272">
            <text:p>https://www.floraweb.de/php/taxonomie.php?taxon-id=35272</text:p>
          </table:table-cell>
          <table:table-cell office:value-type="string" office:string-value="https://www.infoflora.ch/en/flora/vitis-vinifera.html">
            <text:p>https://www.infoflora.ch/en/flora/vitis-vinifera.html</text:p>
          </table:table-cell>
          <table:table-cell office:value-type="string" office:string-value="https://pfaf.org/user/Plant.aspx?LatinName=Vitis+vinifera">
            <text:p>https://pfaf.org/user/Plant.aspx?LatinName=Vitis+vinifer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Whitfieldia">
            <text:p>Whitfieldia</text:p>
          </table:table-cell>
          <table:table-cell office:value-type="string" office:string-value="">
            <text:p/>
          </table:table-cell>
          <table:table-cell office:value-type="string" office:string-value="https://www.mobot.org/mobot/research/apweb/genera/acanthaceaegen.html">
            <text:p>https://www.mobot.org/mobot/research/apweb/genera/acanthaceaegen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ethum graveolens">
            <text:p>Anethum graveolens</text:p>
          </table:table-cell>
          <table:table-cell office:value-type="string" office:string-value="https://floraveg.eu/taxon/overview/Anethum%20graveolens">
            <text:p>https://floraveg.eu/taxon/overview/Anethum%20graveolens</text:p>
          </table:table-cell>
          <table:table-cell office:value-type="string" office:string-value="https://www.missouribotanicalgarden.org/PlantFinder/PlantFinderDetails.aspx?kempercode=d682">
            <text:p>https://www.missouribotanicalgarden.org/PlantFinder/PlantFinderDetails.aspx?kempercode=d682</text:p>
          </table:table-cell>
          <table:table-cell office:value-type="string" office:string-value="https://www.floraweb.de/php/taxonomie.php?taxon-id=439">
            <text:p>https://www.floraweb.de/php/taxonomie.php?taxon-id=439</text:p>
          </table:table-cell>
          <table:table-cell office:value-type="string" office:string-value="https://www.infoflora.ch/en/flora/anethum-graveolens.html">
            <text:p>https://www.infoflora.ch/en/flora/anethum-graveolens.html</text:p>
          </table:table-cell>
          <table:table-cell office:value-type="string" office:string-value="https://pfaf.org/user/Plant.aspx?LatinName=Anethum+graveolens">
            <text:p>https://pfaf.org/user/Plant.aspx?LatinName=Anethum+graveolen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auhinia">
            <text:p>Bauhin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0545">
            <text:p>https://www.missouribotanicalgarden.org/PlantFinder/PlantFinderDetails.aspx?taxonid=2805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erberis">
            <text:p>Berberi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7780&amp;isprofile=0&amp;basic=Berberis">
            <text:p>https://www.missouribotanicalgarden.org/PlantFinder/PlantFinderDetails.aspx?taxonid=277780&amp;isprofile=0&amp;basic=Berberi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rocosmia">
            <text:p>Crocosm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59555&amp;isprofile=0&amp;basic=Crocosmia">
            <text:p>https://www.missouribotanicalgarden.org/PlantFinder/PlantFinderDetails.aspx?taxonid=259555&amp;isprofile=0&amp;basic=Crocosm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ucurbita pepo">
            <text:p>Cucurbita pepo</text:p>
          </table:table-cell>
          <table:table-cell office:value-type="string" office:string-value="https://floraveg.eu/taxon/overview/Cucurbita%20pepo">
            <text:p>https://floraveg.eu/taxon/overview/Cucurbita%20pepo</text:p>
          </table:table-cell>
          <table:table-cell office:value-type="string" office:string-value="https://www.missouribotanicalgarden.org/PlantFinder/PlantFinderDetails.aspx?taxonid=279566&amp;isprofile=1&amp;basic=cucurbita%20pepo">
            <text:p>https://www.missouribotanicalgarden.org/PlantFinder/PlantFinderDetails.aspx?taxonid=279566&amp;isprofile=1&amp;basic=cucurbita%20pepo</text:p>
          </table:table-cell>
          <table:table-cell office:value-type="string" office:string-value="https://www.floraweb.de/php/taxonomie.php?taxon-id=6741">
            <text:p>https://www.floraweb.de/php/taxonomie.php?taxon-id=6741</text:p>
          </table:table-cell>
          <table:table-cell office:value-type="string" office:string-value="https://www.infoflora.ch/en/flora/cucurbita-pepo.html">
            <text:p>https://www.infoflora.ch/en/flora/cucurbita-pepo.html</text:p>
          </table:table-cell>
          <table:table-cell office:value-type="string" office:string-value="https://pfaf.org/user/Plant.aspx?LatinName=Cucurbita+pepo">
            <text:p>https://pfaf.org/user/Plant.aspx?LatinName=Cucurbita+pepo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yclamen">
            <text:p>Cyclamen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5539&amp;isprofile=0&amp;pt=8">
            <text:p>https://www.missouribotanicalgarden.org/PlantFinder/PlantFinderDetails.aspx?taxonid=285539&amp;isprofile=0&amp;pt=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uranta repens">
            <text:p>Duranta repens</text:p>
          </table:table-cell>
          <table:table-cell office:value-type="string" office:string-value="https://floraveg.eu/taxon/overview/Duranta%20repens">
            <text:p>https://floraveg.eu/taxon/overview/Duranta%20repens</text:p>
          </table:table-cell>
          <table:table-cell office:value-type="string" office:string-value="https://www.missouribotanicalgarden.org/PlantFinder/PlantFinderDetails.aspx?taxonid=287483">
            <text:p>https://www.missouribotanicalgarden.org/PlantFinder/PlantFinderDetails.aspx?taxonid=28748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ranthis">
            <text:p>Eranthi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446">
            <text:p>https://www.missouribotanicalgarden.org/PlantFinder/PlantFinderDetails.aspx?kempercode=a44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icaria">
            <text:p>Ficar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368056">
            <text:p>https://www.missouribotanicalgarden.org/PlantFinder/PlantFinderDetails.aspx?taxonid=3680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uchsia">
            <text:p>Fuchs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4595&amp;isprofile=0&amp;">
            <text:p>https://www.missouribotanicalgarden.org/PlantFinder/PlantFinderDetails.aspx?taxonid=264595&amp;isprofile=0&amp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dera">
            <text:p>Heder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0699">
            <text:p>https://www.missouribotanicalgarden.org/PlantFinder/PlantFinderDetails.aspx?taxonid=2606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dera rhombea">
            <text:p>Hedera rhombea</text:p>
          </table:table-cell>
          <table:table-cell office:value-type="string" office:string-value="no">
            <text:p>no</text:p>
          </table:table-cell>
          <table:table-cell office:value-type="string" office:string-value="http://www.mobot.org/mobot/gentry/text/trop.asia/CHIBA.TXT">
            <text:p>http://www.mobot.org/mobot/gentry/text/trop.asia/CHIBA.TX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dera helix">
            <text:p>Hedera helix</text:p>
          </table:table-cell>
          <table:table-cell office:value-type="string" office:string-value="https://floraveg.eu/taxon/overview/Hedera%20helix">
            <text:p>https://floraveg.eu/taxon/overview/Hedera%20helix</text:p>
          </table:table-cell>
          <table:table-cell office:value-type="string" office:string-value="https://www.missouribotanicalgarden.org/PlantFinder/PlantFinderDetails.aspx?taxonid=276595">
            <text:p>https://www.missouribotanicalgarden.org/PlantFinder/PlantFinderDetails.aspx?taxonid=276595</text:p>
          </table:table-cell>
          <table:table-cell office:value-type="string" office:string-value="https://www.floraweb.de/php/taxonomie.php?taxon-id=2760">
            <text:p>https://www.floraweb.de/php/taxonomie.php?taxon-id=2760</text:p>
          </table:table-cell>
          <table:table-cell office:value-type="string" office:string-value="https://www.infoflora.ch/en/flora/hedera-helix.html">
            <text:p>https://www.infoflora.ch/en/flora/hedera-helix.html</text:p>
          </table:table-cell>
          <table:table-cell office:value-type="string" office:string-value="https://pfaf.org/user/Plant.aspx?LatinName=Hedera+helix">
            <text:p>https://pfaf.org/user/Plant.aspx?LatinName=Hedera+helix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Ipomoea">
            <text:p>Ipomoe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587">
            <text:p>https://www.missouribotanicalgarden.org/PlantFinder/PlantFinderDetails.aspx?kempercode=a58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Jatropha integerrima">
            <text:p>Jatropha integerrima</text:p>
          </table:table-cell>
          <table:table-cell office:value-type="string" office:string-value="no">
            <text:p>no</text:p>
          </table:table-cell>
          <table:table-cell office:value-type="string" office:string-value="http://www.mobot.org/mobot/bloom/2001/2001-08-10d.html">
            <text:p>http://www.mobot.org/mobot/bloom/2001/2001-08-10d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Kopsia">
            <text:p>Kopsia</text:p>
          </table:table-cell>
          <table:table-cell office:value-type="string" office:string-value="">
            <text:p/>
          </table:table-cell>
          <table:table-cell office:value-type="string" office:string-value="https://www.mobot.org/mobot/research/apweb/genera/orobanchaceaegen.html">
            <text:p>https://www.mobot.org/mobot/research/apweb/genera/orobanchaceaegen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aurus nobilis">
            <text:p>Laurus nobilis</text:p>
          </table:table-cell>
          <table:table-cell office:value-type="string" office:string-value="https://floraveg.eu/taxon/overview/Laurus%20nobilis">
            <text:p>https://floraveg.eu/taxon/overview/Laurus%20nobilis</text:p>
          </table:table-cell>
          <table:table-cell office:value-type="string" office:string-value="https://www.missouribotanicalgarden.org/PlantFinder/PlantFinderDetails.aspx?kempercode=d418">
            <text:p>https://www.missouribotanicalgarden.org/PlantFinder/PlantFinderDetails.aspx?kempercode=d418</text:p>
          </table:table-cell>
          <table:table-cell office:value-type="string" office:string-value="https://www.floraweb.de/php/taxonomie.php?taxon-id=3321">
            <text:p>https://www.floraweb.de/php/taxonomie.php?taxon-id=3321</text:p>
          </table:table-cell>
          <table:table-cell office:value-type="string" office:string-value="https://www.infoflora.ch/en/flora/laurus-nobilis.html">
            <text:p>https://www.infoflora.ch/en/flora/laurus-nobilis.html</text:p>
          </table:table-cell>
          <table:table-cell office:value-type="string" office:string-value="https://pfaf.org/user/Plant.aspx?LatinName=Laurus+nobilis">
            <text:p>https://pfaf.org/user/Plant.aspx?LatinName=Laurus+nobil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Illicium anisatum">
            <text:p>Illicium anisatum</text:p>
          </table:table-cell>
          <table:table-cell office:value-type="string" office:string-value="no">
            <text:p>no</text:p>
          </table:table-cell>
          <table:table-cell office:value-type="string" office:string-value="http://www.mobot.org/mobot/latindict/keyDetail.aspx?keyWord=anisatus">
            <text:p>http://www.mobot.org/mobot/latindict/keyDetail.aspx?keyWord=anisat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Illicium+anisatum">
            <text:p>https://pfaf.org/user/Plant.aspx?LatinName=Illicium+anisat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ycoris radiata">
            <text:p>Lycoris radiat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kempercode=c535">
            <text:p>https://www.missouribotanicalgarden.org/PlantFinder/PlantFinderDetails.aspx?kempercode=c53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Lycoris+radiata">
            <text:p>https://pfaf.org/user/Plant.aspx?LatinName=Lycoris+radiat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onarda didyma">
            <text:p>Monarda didyma</text:p>
          </table:table-cell>
          <table:table-cell office:value-type="string" office:string-value="https://floraveg.eu/taxon/overview/Monarda%20didyma">
            <text:p>https://floraveg.eu/taxon/overview/Monarda%20didyma</text:p>
          </table:table-cell>
          <table:table-cell office:value-type="string" office:string-value="https://www.missouribotanicalgarden.org/PlantFinder/PlantFinderDetails.aspx?kempercode=q250">
            <text:p>https://www.missouribotanicalgarden.org/PlantFinder/PlantFinderDetails.aspx?kempercode=q250</text:p>
          </table:table-cell>
          <table:table-cell office:value-type="string" office:string-value="https://www.floraweb.de/php/taxonomie.php?taxon-id=27323">
            <text:p>https://www.floraweb.de/php/taxonomie.php?taxon-id=27323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Monarda+didyma">
            <text:p>https://pfaf.org/user/Plant.aspx?LatinName=Monarda+didym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Nuphar lutea">
            <text:p>Nuphar lutea</text:p>
          </table:table-cell>
          <table:table-cell office:value-type="string" office:string-value="https://floraveg.eu/taxon/overview/Nuphar%20lutea">
            <text:p>https://floraveg.eu/taxon/overview/Nuphar%20lutea</text:p>
          </table:table-cell>
          <table:table-cell office:value-type="string" office:string-value="http://www.missouribotanicalgarden.org/plantfinder/PlantFinderDetails.aspx?taxonid=282915">
            <text:p>http://www.missouribotanicalgarden.org/plantfinder/PlantFinderDetails.aspx?taxonid=282915</text:p>
          </table:table-cell>
          <table:table-cell office:value-type="string" office:string-value="https://www.floraweb.de/php/taxonomie.php?taxon-id=3857">
            <text:p>https://www.floraweb.de/php/taxonomie.php?taxon-id=3857</text:p>
          </table:table-cell>
          <table:table-cell office:value-type="string" office:string-value="https://www.infoflora.ch/en/flora/nuphar-lutea.html">
            <text:p>https://www.infoflora.ch/en/flora/nuphar-lutea.html</text:p>
          </table:table-cell>
          <table:table-cell office:value-type="string" office:string-value="https://pfaf.org/user/Plant.aspx?LatinName=Nuphar+lutea">
            <text:p>https://pfaf.org/user/Plant.aspx?LatinName=Nuphar+lute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chystachys">
            <text:p>Pachystachys</text:p>
          </table:table-cell>
          <table:table-cell office:value-type="string" office:string-value="">
            <text:p/>
          </table:table-cell>
          <table:table-cell office:value-type="string" office:string-value="http://www.missouribotanicalgarden.org/PlantFinder/PlantFinderDetails.aspx?taxonid=275296">
            <text:p>http://www.missouribotanicalgarden.org/PlantFinder/PlantFinderDetails.aspx?taxonid=27529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Ilex aquifolium">
            <text:p>Ilex aquifolium</text:p>
          </table:table-cell>
          <table:table-cell office:value-type="string" office:string-value="https://floraveg.eu/taxon/overview/Ilex%20aquifolium">
            <text:p>https://floraveg.eu/taxon/overview/Ilex%20aquifolium</text:p>
          </table:table-cell>
          <table:table-cell office:value-type="string" office:string-value="http://www.missouribotanicalgarden.org/PlantFinder/PlantFinderDetails.aspx?kempercode=c208">
            <text:p>http://www.missouribotanicalgarden.org/PlantFinder/PlantFinderDetails.aspx?kempercode=c208</text:p>
          </table:table-cell>
          <table:table-cell office:value-type="string" office:string-value="https://www.floraweb.de/php/taxonomie.php?taxon-id=3060">
            <text:p>https://www.floraweb.de/php/taxonomie.php?taxon-id=3060</text:p>
          </table:table-cell>
          <table:table-cell office:value-type="string" office:string-value="https://www.infoflora.ch/en/flora/ilex-aquifolium.html">
            <text:p>https://www.infoflora.ch/en/flora/ilex-aquifolium.html</text:p>
          </table:table-cell>
          <table:table-cell office:value-type="string" office:string-value="https://pfaf.org/user/Plant.aspx?LatinName=Ilex+aquifolium">
            <text:p>https://pfaf.org/user/Plant.aspx?LatinName=Ilex+aquifoli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Oxalis triangularis">
            <text:p>Oxalis triangularis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91690&amp;isprofile=0&amp;basic=Oxalis%20triangularis">
            <text:p>https://www.missouribotanicalgarden.org/PlantFinder/PlantFinderDetails.aspx?taxonid=291690&amp;isprofile=0&amp;basic=Oxalis%20triangulari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Oxalis+triangularis">
            <text:p>https://pfaf.org/user/Plant.aspx?LatinName=Oxalis+triangular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rthenocissus quinquefolia">
            <text:p>Parthenocissus quinquefolia</text:p>
          </table:table-cell>
          <table:table-cell office:value-type="string" office:string-value="https://floraveg.eu/taxon/overview/Parthenocissus%20quinquefolia">
            <text:p>https://floraveg.eu/taxon/overview/Parthenocissus%20quinquefolia</text:p>
          </table:table-cell>
          <table:table-cell office:value-type="string" office:string-value="https://www.missouribotanicalgarden.org/PlantFinder/PlantFinderDetails.aspx?taxonid=287536&amp;isprofile=0&amp;basic=Parthenocissus%20quinquefolia">
            <text:p>https://www.missouribotanicalgarden.org/PlantFinder/PlantFinderDetails.aspx?taxonid=287536&amp;isprofile=0&amp;basic=Parthenocissus%20quinquefolia</text:p>
          </table:table-cell>
          <table:table-cell office:value-type="string" office:string-value="https://www.floraweb.de/php/taxonomie.php?taxon-id=4132">
            <text:p>https://www.floraweb.de/php/taxonomie.php?taxon-id=4132</text:p>
          </table:table-cell>
          <table:table-cell office:value-type="string" office:string-value="https://www.infoflora.ch/en/flora/parthenocissus-quinquefolia.html">
            <text:p>https://www.infoflora.ch/en/flora/parthenocissus-quinquefolia.html</text:p>
          </table:table-cell>
          <table:table-cell office:value-type="string" office:string-value="https://pfaf.org/user/Plant.aspx?LatinName=Parthenocissus+quinquefolia">
            <text:p>https://pfaf.org/user/Plant.aspx?LatinName=Parthenocissus+quinquefoli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rthenocissus vitacea">
            <text:p>Parthenocissus vitace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kempercode=l490">
            <text:p>https://www.missouribotanicalgarden.org/PlantFinder/PlantFinderDetails.aspx?kempercode=l490</text:p>
          </table:table-cell>
          <table:table-cell office:value-type="string" office:string-value="https://www.floraweb.de/php/taxonomie.php?taxon-id=4132">
            <text:p>https://www.floraweb.de/php/taxonomie.php?taxon-id=413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etrea volubilis">
            <text:p>Petrea volubilis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87450&amp;isprofile=0&amp;basic=Petrea%20volubilis">
            <text:p>https://www.missouribotanicalgarden.org/PlantFinder/PlantFinderDetails.aspx?taxonid=287450&amp;isprofile=0&amp;basic=Petrea%20volubili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Nidularium">
            <text:p>Nidularium</text:p>
          </table:table-cell>
          <table:table-cell office:value-type="string" office:string-value="">
            <text:p/>
          </table:table-cell>
          <table:table-cell office:value-type="string" office:string-value="https://www.mobot.org/mobot/research/apweb/genera/bromeliaceaegen.html">
            <text:p>https://www.mobot.org/mobot/research/apweb/genera/bromeliaceaegen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nvolvulus">
            <text:p>Convolvul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9298&amp;isprofile=0&amp;basic=Convolvulus">
            <text:p>https://www.missouribotanicalgarden.org/PlantFinder/PlantFinderDetails.aspx?taxonid=279298&amp;isprofile=0&amp;basic=Convolvul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toneaster horizontalis">
            <text:p>Cotoneaster horizontalis</text:p>
          </table:table-cell>
          <table:table-cell office:value-type="string" office:string-value="https://floraveg.eu/taxon/overview/Cotoneaster%20horizontalis">
            <text:p>https://floraveg.eu/taxon/overview/Cotoneaster%20horizontalis</text:p>
          </table:table-cell>
          <table:table-cell office:value-type="string" office:string-value="https://www.missouribotanicalgarden.org/PlantFinder/PlantFinderDetails.aspx?taxonid=286505">
            <text:p>https://www.missouribotanicalgarden.org/PlantFinder/PlantFinderDetails.aspx?taxonid=286505</text:p>
          </table:table-cell>
          <table:table-cell office:value-type="string" office:string-value="https://www.floraweb.de/php/taxonomie.php?taxon-id=1682">
            <text:p>https://www.floraweb.de/php/taxonomie.php?taxon-id=1682</text:p>
          </table:table-cell>
          <table:table-cell office:value-type="string" office:string-value="https://www.infoflora.ch/en/flora/cotoneaster-horizontalis.html">
            <text:p>https://www.infoflora.ch/en/flora/cotoneaster-horizontalis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raspedia">
            <text:p>Craspedia</text:p>
          </table:table-cell>
          <table:table-cell office:value-type="string" office:string-value="">
            <text:p/>
          </table:table-cell>
          <table:table-cell office:value-type="string" office:string-value="http://www.missouribotanicalgarden.org/PlantFinder/PlantFinderDetails.aspx?kempercode=d278">
            <text:p>http://www.missouribotanicalgarden.org/PlantFinder/PlantFinderDetails.aspx?kempercode=d27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chinops">
            <text:p>Echinop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45989&amp;isprofile=1&amp;gen=Echinops">
            <text:p>https://www.missouribotanicalgarden.org/PlantFinder/PlantFinderDetails.aspx?taxonid=245989&amp;isprofile=1&amp;gen=Echinop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chinopsis oxygona">
            <text:p>Echinopsis oxygona</text:p>
          </table:table-cell>
          <table:table-cell office:value-type="string" office:string-value="https://floraveg.eu/taxon/overview/Echinopsis%20oxygona">
            <text:p>https://floraveg.eu/taxon/overview/Echinopsis%20oxygon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chinops ritro">
            <text:p>Echinops ritro</text:p>
          </table:table-cell>
          <table:table-cell office:value-type="string" office:string-value="https://floraveg.eu/taxon/overview/Echinops%20ritro">
            <text:p>https://floraveg.eu/taxon/overview/Echinops%20ritro</text:p>
          </table:table-cell>
          <table:table-cell office:value-type="string" office:string-value="http://www.missouribotanicalgarden.org/plantfinder/PlantFinderDetails.aspx?taxonid=277311">
            <text:p>http://www.missouribotanicalgarden.org/plantfinder/PlantFinderDetails.aspx?taxonid=277311</text:p>
          </table:table-cell>
          <table:table-cell office:value-type="string" office:string-value="https://www.floraweb.de/php/taxonomie.php?taxon-id=2057">
            <text:p>https://www.floraweb.de/php/taxonomie.php?taxon-id=2057</text:p>
          </table:table-cell>
          <table:table-cell office:value-type="string" office:string-value="https://www.infoflora.ch/en/flora/echinops-ritro.html">
            <text:p>https://www.infoflora.ch/en/flora/echinops-ritro.html</text:p>
          </table:table-cell>
          <table:table-cell office:value-type="string" office:string-value="https://pfaf.org/user/Plant.aspx?LatinName=Echinops+ritro">
            <text:p>https://pfaf.org/user/Plant.aspx?LatinName=Echinops+ritro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monium arboreum">
            <text:p>Limonium arboreum</text:p>
          </table:table-cell>
          <table:table-cell office:value-type="string" office:string-value="https://floraveg.eu/taxon/overview/Limonium%20arboreum">
            <text:p>https://floraveg.eu/taxon/overview/Limonium%20arboreum</text:p>
          </table:table-cell>
          <table:table-cell office:value-type="string" office:string-value="http://www.missouribotanicalgarden.org/Portals/0/Gardening/Gardening%20Help/Factsheets/All%20Plant%20Finder%20Plants.pdf">
            <text:p>http://www.missouribotanicalgarden.org/Portals/0/Gardening/Gardening%20Help/Factsheets/All%20Plant%20Finder%20Plants.pdf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obelia cardinalis">
            <text:p>Lobelia cardinalis</text:p>
          </table:table-cell>
          <table:table-cell office:value-type="string" office:string-value="https://floraveg.eu/taxon/overview/Lobelia%20cardinalis">
            <text:p>https://floraveg.eu/taxon/overview/Lobelia%20cardinalis</text:p>
          </table:table-cell>
          <table:table-cell office:value-type="string" office:string-value="https://www.missouribotanicalgarden.org/plantfinder/PlantFinderDetails.aspx?taxonid=278870">
            <text:p>https://www.missouribotanicalgarden.org/plantfinder/PlantFinderDetails.aspx?taxonid=278870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https://pfaf.org/user/Plant.aspx?LatinName=Lobelia+cardinalis">
            <text:p>https://pfaf.org/user/Plant.aspx?LatinName=Lobelia+cardinal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caevola aemula">
            <text:p>Scaevola aemul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91574">
            <text:p>https://www.missouribotanicalgarden.org/PlantFinder/PlantFinderDetails.aspx?taxonid=291574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https://www.greeninfo.ru/grassy/scaevola_aemula.html">
            <text:p>https://www.greeninfo.ru/grassy/scaevola_aemula.html</text:p>
          </table:table-cell>
        </table:table-row>
        <table:table-row>
          <table:table-cell office:value-type="string" office:string-value="Vaccinium myrtillus">
            <text:p>Vaccinium myrtillus</text:p>
          </table:table-cell>
          <table:table-cell office:value-type="string" office:string-value="https://floraveg.eu/taxon/overview/Vaccinium%20myrtillus">
            <text:p>https://floraveg.eu/taxon/overview/Vaccinium%20myrtillus</text:p>
          </table:table-cell>
          <table:table-cell office:value-type="string" office:string-value="https://www.missouribotanicalgarden.org/PlantFinder/PlantFinderDetails.aspx?taxonid=279992">
            <text:p>https://www.missouribotanicalgarden.org/PlantFinder/PlantFinderDetails.aspx?taxonid=279992</text:p>
          </table:table-cell>
          <table:table-cell office:value-type="string" office:string-value="https://www.floraweb.de/php/taxonomie.php?taxon-id=6160">
            <text:p>https://www.floraweb.de/php/taxonomie.php?taxon-id=6160</text:p>
          </table:table-cell>
          <table:table-cell office:value-type="string" office:string-value="https://www.infoflora.ch/en/flora/vaccinium-myrtillus.html">
            <text:p>https://www.infoflora.ch/en/flora/vaccinium-myrtillus.html</text:p>
          </table:table-cell>
          <table:table-cell office:value-type="string" office:string-value="https://pfaf.org/user/Plant.aspx?LatinName=Vaccinium+myrtillus">
            <text:p>https://pfaf.org/user/Plant.aspx?LatinName=Vaccinium+myrtill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rctotheca calendula">
            <text:p>Arctotheca calendula</text:p>
          </table:table-cell>
          <table:table-cell office:value-type="string" office:string-value="https://floraveg.eu/taxon/overview/Arctotheca%20calendula">
            <text:p>https://floraveg.eu/taxon/overview/Arctotheca%20calendula</text:p>
          </table:table-cell>
          <table:table-cell office:value-type="string" office:string-value="http://www.mobot.org/mobot/bloom/1999/030599d.html">
            <text:p>http://www.mobot.org/mobot/bloom/1999/030599d.html</text:p>
          </table:table-cell>
          <table:table-cell office:value-type="string" office:string-value="https://www.floraweb.de/php/taxonomie.php?taxon-id=30295">
            <text:p>https://www.floraweb.de/php/taxonomie.php?taxon-id=3029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ampranthus aureus">
            <text:p>Lampranthus aureus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racleum">
            <text:p>Heracle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5991&amp;isprofile=0&amp;basic=Heracleum">
            <text:p>https://www.missouribotanicalgarden.org/PlantFinder/PlantFinderDetails.aspx?taxonid=275991&amp;isprofile=0&amp;basic=Heracle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gelica sylvestris">
            <text:p>Angelica sylvestris</text:p>
          </table:table-cell>
          <table:table-cell office:value-type="string" office:string-value="https://floraveg.eu/taxon/overview/Angelica%20sylvestris">
            <text:p>https://floraveg.eu/taxon/overview/Angelica%20sylvestris</text:p>
          </table:table-cell>
          <table:table-cell office:value-type="string" office:string-value="http://www.mobot.org/mobot/bloom/2000/2000-08-18d.html">
            <text:p>http://www.mobot.org/mobot/bloom/2000/2000-08-18d.html</text:p>
          </table:table-cell>
          <table:table-cell office:value-type="string" office:string-value="https://www.floraweb.de/php/taxonomie.php?taxon-id=445">
            <text:p>https://www.floraweb.de/php/taxonomie.php?taxon-id=445</text:p>
          </table:table-cell>
          <table:table-cell office:value-type="string" office:string-value="https://www.infoflora.ch/en/flora/angelica-sylvestris.html">
            <text:p>https://www.infoflora.ch/en/flora/angelica-sylvestris.html</text:p>
          </table:table-cell>
          <table:table-cell office:value-type="string" office:string-value="https://pfaf.org/user/Plant.aspx?LatinName=Angelica+sylvestris">
            <text:p>https://pfaf.org/user/Plant.aspx?LatinName=Angelica+sylvestr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maryllis">
            <text:p>Amarylli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55828&amp;isprofile=0&amp;hf=1">
            <text:p>https://www.missouribotanicalgarden.org/PlantFinder/PlantFinderDetails.aspx?taxonid=255828&amp;isprofile=0&amp;hf=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hotinia">
            <text:p>Photin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6660">
            <text:p>https://www.missouribotanicalgarden.org/PlantFinder/PlantFinderDetails.aspx?taxonid=2866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hotinia fraseri">
            <text:p>Photinia fraseri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71345">
            <text:p>https://www.missouribotanicalgarden.org/PlantFinder/PlantFinderDetails.aspx?taxonid=2713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mnanthes douglasii">
            <text:p>Limnanthes douglasii</text:p>
          </table:table-cell>
          <table:table-cell office:value-type="string" office:string-value="https://floraveg.eu/taxon/overview/Limnanthes%20douglasii">
            <text:p>https://floraveg.eu/taxon/overview/Limnanthes%20douglasii</text:p>
          </table:table-cell>
          <table:table-cell office:value-type="string" office:string-value="https://www.missouribotanicalgarden.org/plantfinder/plantfindersearch.aspx">
            <text:p>https://www.missouribotanicalgarden.org/plantfinder/plantfindersearch.aspx</text:p>
          </table:table-cell>
          <table:table-cell office:value-type="string" office:string-value="https://www.floraweb.de/php/taxonomie.php?taxon-id=31006">
            <text:p>https://www.floraweb.de/php/taxonomie.php?taxon-id=31006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Limnanthes+douglasii">
            <text:p>https://pfaf.org/user/Plant.aspx?LatinName=Limnanthes+douglasii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upatorium cannabinum">
            <text:p>Eupatorium cannabinum</text:p>
          </table:table-cell>
          <table:table-cell office:value-type="string" office:string-value="https://floraveg.eu/taxon/overview/Eupatorium%20cannabinum">
            <text:p>https://floraveg.eu/taxon/overview/Eupatorium%20cannabinum</text:p>
          </table:table-cell>
          <table:table-cell office:value-type="string" office:string-value="https://www.missouribotanicalgarden.org/gardens-gardening/your-garden/help-for-the-home-gardener/advice-tips-resources/insects-pests-and-problems/weeds/broadleaf-weeds">
            <text:p>https://www.missouribotanicalgarden.org/gardens-gardening/your-garden/help-for-the-home-gardener/advice-tips-resources/insects-pests-and-problems/weeds/broadleaf-weeds</text:p>
          </table:table-cell>
          <table:table-cell office:value-type="string" office:string-value="https://www.floraweb.de/php/taxonomie.php?taxon-id=2248">
            <text:p>https://www.floraweb.de/php/taxonomie.php?taxon-id=2248</text:p>
          </table:table-cell>
          <table:table-cell office:value-type="string" office:string-value="https://www.infoflora.ch/en/flora/eupatorium-cannabinum.html">
            <text:p>https://www.infoflora.ch/en/flora/eupatorium-cannabinum.html</text:p>
          </table:table-cell>
          <table:table-cell office:value-type="string" office:string-value="https://pfaf.org/user/Plant.aspx?LatinName=Eupatorium+cannabinum">
            <text:p>https://pfaf.org/user/Plant.aspx?LatinName=Eupatorium+cannabin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orago officinalis">
            <text:p>Borago officinalis</text:p>
          </table:table-cell>
          <table:table-cell office:value-type="string" office:string-value="https://floraveg.eu/taxon/overview/Borago%20officinalis">
            <text:p>https://floraveg.eu/taxon/overview/Borago%20officinalis</text:p>
          </table:table-cell>
          <table:table-cell office:value-type="string" office:string-value="https://www.missouribotanicalgarden.org/PlantFinder/PlantFinderDetails.aspx?taxonid=242362&amp;isprofile=0&amp;basic=Borago%20officinalis">
            <text:p>https://www.missouribotanicalgarden.org/PlantFinder/PlantFinderDetails.aspx?taxonid=242362&amp;isprofile=0&amp;basic=Borago%20officinalis</text:p>
          </table:table-cell>
          <table:table-cell office:value-type="string" office:string-value="https://www.floraweb.de/php/taxonomie.php?taxon-id=853">
            <text:p>https://www.floraweb.de/php/taxonomie.php?taxon-id=853</text:p>
          </table:table-cell>
          <table:table-cell office:value-type="string" office:string-value="https://www.infoflora.ch/en/flora/borago-officinalis.html">
            <text:p>https://www.infoflora.ch/en/flora/borago-officinalis.html</text:p>
          </table:table-cell>
          <table:table-cell office:value-type="string" office:string-value="https://pfaf.org/user/Plant.aspx?LatinName=Borago+officinalis">
            <text:p>https://pfaf.org/user/Plant.aspx?LatinName=Borago+officinal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ropaeolum majus">
            <text:p>Tropaeolum majus</text:p>
          </table:table-cell>
          <table:table-cell office:value-type="string" office:string-value="https://floraveg.eu/taxon/overview/Tropaeolum%20majus">
            <text:p>https://floraveg.eu/taxon/overview/Tropaeolum%20majus</text:p>
          </table:table-cell>
          <table:table-cell office:value-type="string" office:string-value="https://www.missouribotanicalgarden.org/PlantFinder/PlantFinderDetails.aspx?taxonid=264612">
            <text:p>https://www.missouribotanicalgarden.org/PlantFinder/PlantFinderDetails.aspx?taxonid=264612</text:p>
          </table:table-cell>
          <table:table-cell office:value-type="string" office:string-value="https://www.floraweb.de/php/taxonomie.php?taxon-id=27289">
            <text:p>https://www.floraweb.de/php/taxonomie.php?taxon-id=27289</text:p>
          </table:table-cell>
          <table:table-cell office:value-type="string" office:string-value="https://www.infoflora.ch/en/flora/tropaeolum-majus.html">
            <text:p>https://www.infoflora.ch/en/flora/tropaeolum-majus.html</text:p>
          </table:table-cell>
          <table:table-cell office:value-type="string" office:string-value="https://pfaf.org/user/Plant.aspx?LatinName=Tropaeolum+majus">
            <text:p>https://pfaf.org/user/Plant.aspx?LatinName=Tropaeolum+maj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rex morrowii">
            <text:p>Carex morrowii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79740&amp;isprofile=0&amp;basic=Carex">
            <text:p>https://www.missouribotanicalgarden.org/PlantFinder/PlantFinderDetails.aspx?taxonid=279740&amp;isprofile=0&amp;basic=Care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Carex+morrowii">
            <text:p>https://pfaf.org/user/Plant.aspx?LatinName=Carex+morrowii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liotropium arborescens">
            <text:p>Heliotropium arborescens</text:p>
          </table:table-cell>
          <table:table-cell office:value-type="string" office:string-value="https://floraveg.eu/taxon/overview/Heliotropium%20arborescens">
            <text:p>https://floraveg.eu/taxon/overview/Heliotropium%20arborescens</text:p>
          </table:table-cell>
          <table:table-cell office:value-type="string" office:string-value="https://www.missouribotanicalgarden.org/PlantFinder/PlantFinderDetails.aspx?taxonid=277986&amp;isprofile=0&amp;basic=Heliotropium%20arborescens">
            <text:p>https://www.missouribotanicalgarden.org/PlantFinder/PlantFinderDetails.aspx?taxonid=277986&amp;isprofile=0&amp;basic=Heliotropium%20arborescen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Heliotropium+arborescens">
            <text:p>https://pfaf.org/user/Plant.aspx?LatinName=Heliotropium+arborescen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Nigella damascena">
            <text:p>Nigella damascena</text:p>
          </table:table-cell>
          <table:table-cell office:value-type="string" office:string-value="https://floraveg.eu/taxon/overview/Nigella%20damascena">
            <text:p>https://floraveg.eu/taxon/overview/Nigella%20damascena</text:p>
          </table:table-cell>
          <table:table-cell office:value-type="string" office:string-value="https://www.missouribotanicalgarden.org/PlantFinder/PlantFinderDetails.aspx?taxonid=286139&amp;isprofile=0&amp;basic=Nigella%20damascena">
            <text:p>https://www.missouribotanicalgarden.org/PlantFinder/PlantFinderDetails.aspx?taxonid=286139&amp;isprofile=0&amp;basic=Nigella%20damascena</text:p>
          </table:table-cell>
          <table:table-cell office:value-type="string" office:string-value="https://www.floraweb.de/php/taxonomie.php?taxon-id=3850">
            <text:p>https://www.floraweb.de/php/taxonomie.php?taxon-id=3850</text:p>
          </table:table-cell>
          <table:table-cell office:value-type="string" office:string-value="https://www.infoflora.ch/en/flora/nigella-damascena.html">
            <text:p>https://www.infoflora.ch/en/flora/nigella-damascena.html</text:p>
          </table:table-cell>
          <table:table-cell office:value-type="string" office:string-value="https://pfaf.org/user/Plant.aspx?LatinName=Nigella+damascena">
            <text:p>https://pfaf.org/user/Plant.aspx?LatinName=Nigella+damascen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aria">
            <text:p>Linar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7027&amp;isprofile=0&amp;basic=Linaria">
            <text:p>https://www.missouribotanicalgarden.org/PlantFinder/PlantFinderDetails.aspx?taxonid=287027&amp;isprofile=0&amp;basic=Linar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aria maroccana">
            <text:p>Linaria maroccana</text:p>
          </table:table-cell>
          <table:table-cell office:value-type="string" office:string-value="https://floraveg.eu/taxon/overview/Linaria%20maroccana">
            <text:p>https://floraveg.eu/taxon/overview/Linaria%20maroccana</text:p>
          </table:table-cell>
          <table:table-cell office:value-type="string" office:string-value="https://www.missouribotanicalgarden.org/PlantFinder/PlantFinderDetails.aspx?taxonid=287027&amp;isprofile=0&amp;basic=Linaria%20maroccana">
            <text:p>https://www.missouribotanicalgarden.org/PlantFinder/PlantFinderDetails.aspx?taxonid=287027&amp;isprofile=0&amp;basic=Linaria%20maroccana</text:p>
          </table:table-cell>
          <table:table-cell office:value-type="string" office:string-value="https://www.floraweb.de/php/taxonomie.php?taxon-id=31009">
            <text:p>https://www.floraweb.de/php/taxonomie.php?taxon-id=31009</text:p>
          </table:table-cell>
          <table:table-cell office:value-type="string" office:string-value="https://www.infoflora.ch/en/flora/linaria-maroccana.html">
            <text:p>https://www.infoflora.ch/en/flora/linaria-maroccana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aria purpurea">
            <text:p>Linaria purpurea</text:p>
          </table:table-cell>
          <table:table-cell office:value-type="string" office:string-value="https://floraveg.eu/taxon/overview/Linaria%20purpurea">
            <text:p>https://floraveg.eu/taxon/overview/Linaria%20purpurea</text:p>
          </table:table-cell>
          <table:table-cell office:value-type="string" office:string-value="https://www.missouribotanicalgarden.org/PlantFinder/PlantFinderDetails.aspx?taxonid=287005&amp;isprofile=0&amp;basic=Linaria%20purpurea">
            <text:p>https://www.missouribotanicalgarden.org/PlantFinder/PlantFinderDetails.aspx?taxonid=287005&amp;isprofile=0&amp;basic=Linaria%20purpurea</text:p>
          </table:table-cell>
          <table:table-cell office:value-type="string" office:string-value="https://www.floraweb.de/php/taxonomie.php?taxon-id=6615">
            <text:p>https://www.floraweb.de/php/taxonomie.php?taxon-id=6615</text:p>
          </table:table-cell>
          <table:table-cell office:value-type="string" office:string-value="https://www.infoflora.ch/en/flora/linaria-purpurea.html">
            <text:p>https://www.infoflora.ch/en/flora/linaria-purpurea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unaria annua">
            <text:p>Lunaria annua</text:p>
          </table:table-cell>
          <table:table-cell office:value-type="string" office:string-value="https://floraveg.eu/taxon/overview/Lunaria%20annua">
            <text:p>https://floraveg.eu/taxon/overview/Lunaria%20annua</text:p>
          </table:table-cell>
          <table:table-cell office:value-type="string" office:string-value="https://www.missouribotanicalgarden.org/PlantFinder/PlantFinderDetails.aspx?taxonid=278072&amp;isprofile=0&amp;basic=Lunaria%20annua">
            <text:p>https://www.missouribotanicalgarden.org/PlantFinder/PlantFinderDetails.aspx?taxonid=278072&amp;isprofile=0&amp;basic=Lunaria%20annua</text:p>
          </table:table-cell>
          <table:table-cell office:value-type="string" office:string-value="https://www.floraweb.de/php/taxonomie.php?taxon-id=3518">
            <text:p>https://www.floraweb.de/php/taxonomie.php?taxon-id=3518</text:p>
          </table:table-cell>
          <table:table-cell office:value-type="string" office:string-value="https://www.infoflora.ch/en/flora/lunaria-annua.html">
            <text:p>https://www.infoflora.ch/en/flora/lunaria-annua.html</text:p>
          </table:table-cell>
          <table:table-cell office:value-type="string" office:string-value="https://pfaf.org/user/Plant.aspx?LatinName=Lunaria+annua">
            <text:p>https://pfaf.org/user/Plant.aspx?LatinName=Lunaria+annu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ylotelephium">
            <text:p>Hylotelephi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6741&amp;isprofile=0&amp;basic=Hylotelephium">
            <text:p>https://www.missouribotanicalgarden.org/PlantFinder/PlantFinderDetails.aspx?taxonid=266741&amp;isprofile=0&amp;basic=Hylotelephi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Nepeta × faassenii">
            <text:p>Nepeta × faassenii</text:p>
          </table:table-cell>
          <table:table-cell office:value-type="string" office:string-value="https://floraveg.eu/taxon/overview/Nepeta%20x%20faassenii">
            <text:p>https://floraveg.eu/taxon/overview/Nepeta%20x%20faassenii</text:p>
          </table:table-cell>
          <table:table-cell office:value-type="string" office:string-value="https://www.missouribotanicalgarden.org/PlantFinder/PlantFinderDetails.aspx?taxonid=250745&amp;isprofile=0&amp;basic=Nepeta%20%C3%97%20faassenii">
            <text:p>https://www.missouribotanicalgarden.org/PlantFinder/PlantFinderDetails.aspx?taxonid=250745&amp;isprofile=0&amp;basic=Nepeta%20%C3%97%20faassenii</text:p>
          </table:table-cell>
          <table:table-cell office:value-type="string" office:string-value="https://www.floraweb.de/php/taxonomie.php?taxon-id=26426">
            <text:p>https://www.floraweb.de/php/taxonomie.php?taxon-id=2642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ipsacus fullonum">
            <text:p>Dipsacus fullonum</text:p>
          </table:table-cell>
          <table:table-cell office:value-type="string" office:string-value="https://floraveg.eu/taxon/overview/Dipsacus%20fullonum">
            <text:p>https://floraveg.eu/taxon/overview/Dipsacus%20fullonum</text:p>
          </table:table-cell>
          <table:table-cell office:value-type="string" office:string-value="https://www.missouribotanicalgarden.org/PlantFinder/PlantFinderDetails.aspx?taxonid=279868&amp;isprofile=0&amp;basic=Dipsacus%20fullonum">
            <text:p>https://www.missouribotanicalgarden.org/PlantFinder/PlantFinderDetails.aspx?taxonid=279868&amp;isprofile=0&amp;basic=Dipsacus%20fullonum</text:p>
          </table:table-cell>
          <table:table-cell office:value-type="string" office:string-value="https://www.floraweb.de/php/taxonomie.php?taxon-id=1980">
            <text:p>https://www.floraweb.de/php/taxonomie.php?taxon-id=1980</text:p>
          </table:table-cell>
          <table:table-cell office:value-type="string" office:string-value="https://www.infoflora.ch/en/flora/dipsacus-fullonum.html">
            <text:p>https://www.infoflora.ch/en/flora/dipsacus-fullonum.html</text:p>
          </table:table-cell>
          <table:table-cell office:value-type="string" office:string-value="https://pfaf.org/user/Plant.aspx?LatinName=Dipsacus+fullonum">
            <text:p>https://pfaf.org/user/Plant.aspx?LatinName=Dipsacus+fullon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otus corniculatus">
            <text:p>Lotus corniculatus</text:p>
          </table:table-cell>
          <table:table-cell office:value-type="string" office:string-value="https://floraveg.eu/taxon/overview/Lotus%20corniculatus">
            <text:p>https://floraveg.eu/taxon/overview/Lotus%20corniculatus</text:p>
          </table:table-cell>
          <table:table-cell office:value-type="string" office:string-value="https://www.missouribotanicalgarden.org/PlantFinder/PlantFinderDetails.aspx?taxonid=439172&amp;isprofile=0&amp;basic=Lotus%20corniculatus">
            <text:p>https://www.missouribotanicalgarden.org/PlantFinder/PlantFinderDetails.aspx?taxonid=439172&amp;isprofile=0&amp;basic=Lotus%20corniculatus</text:p>
          </table:table-cell>
          <table:table-cell office:value-type="string" office:string-value="https://www.floraweb.de/php/taxonomie.php?taxon-id=3506">
            <text:p>https://www.floraweb.de/php/taxonomie.php?taxon-id=3506</text:p>
          </table:table-cell>
          <table:table-cell office:value-type="string" office:string-value="https://www.infoflora.ch/en/flora/lotus-corniculatus.html">
            <text:p>https://www.infoflora.ch/en/flora/lotus-corniculatus.html</text:p>
          </table:table-cell>
          <table:table-cell office:value-type="string" office:string-value="https://pfaf.org/user/Plant.aspx?LatinName=Lotus+corniculatus">
            <text:p>https://pfaf.org/user/Plant.aspx?LatinName=Lotus+corniculat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igitalis purpurea">
            <text:p>Digitalis purpurea</text:p>
          </table:table-cell>
          <table:table-cell office:value-type="string" office:string-value="https://floraveg.eu/taxon/overview/Digitalis%20purpurea">
            <text:p>https://floraveg.eu/taxon/overview/Digitalis%20purpurea</text:p>
          </table:table-cell>
          <table:table-cell office:value-type="string" office:string-value="https://www.missouribotanicalgarden.org/PlantFinder/PlantFinderDetails.aspx?taxonid=286969&amp;isprofile=0&amp;basic=Digitalis%20purpurea">
            <text:p>https://www.missouribotanicalgarden.org/PlantFinder/PlantFinderDetails.aspx?taxonid=286969&amp;isprofile=0&amp;basic=Digitalis%20purpurea</text:p>
          </table:table-cell>
          <table:table-cell office:value-type="string" office:string-value="https://www.floraweb.de/php/taxonomie.php?taxon-id=1964">
            <text:p>https://www.floraweb.de/php/taxonomie.php?taxon-id=1964</text:p>
          </table:table-cell>
          <table:table-cell office:value-type="string" office:string-value="https://www.infoflora.ch/en/flora/digitalis-purpurea.html">
            <text:p>https://www.infoflora.ch/en/flora/digitalis-purpurea.html</text:p>
          </table:table-cell>
          <table:table-cell office:value-type="string" office:string-value="https://pfaf.org/user/Plant.aspx?LatinName=Digitalis+purpurea">
            <text:p>https://pfaf.org/user/Plant.aspx?LatinName=Digitalis+purpure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unella vulgaris">
            <text:p>Prunella vulgaris</text:p>
          </table:table-cell>
          <table:table-cell office:value-type="string" office:string-value="https://floraveg.eu/taxon/overview/Prunella%20vulgaris">
            <text:p>https://floraveg.eu/taxon/overview/Prunella%20vulgaris</text:p>
          </table:table-cell>
          <table:table-cell office:value-type="string" office:string-value="https://www.missouribotanicalgarden.org/PlantFinder/PlantFinderDetails.aspx?taxonid=291356&amp;isprofile=0&amp;">
            <text:p>https://www.missouribotanicalgarden.org/PlantFinder/PlantFinderDetails.aspx?taxonid=291356&amp;isprofile=0&amp;</text:p>
          </table:table-cell>
          <table:table-cell office:value-type="string" office:string-value="https://www.floraweb.de/php/taxonomie.php?taxon-id=4579">
            <text:p>https://www.floraweb.de/php/taxonomie.php?taxon-id=4579</text:p>
          </table:table-cell>
          <table:table-cell office:value-type="string" office:string-value="https://www.infoflora.ch/en/flora/prunella-vulgaris.html">
            <text:p>https://www.infoflora.ch/en/flora/prunella-vulgaris.html</text:p>
          </table:table-cell>
          <table:table-cell office:value-type="string" office:string-value="https://pfaf.org/user/Plant.aspx?LatinName=Prunella+vulgaris">
            <text:p>https://pfaf.org/user/Plant.aspx?LatinName=Prunella+vulgar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ubus fruticosus agg.">
            <text:p>Rubus fruticosus agg.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https://www.floraweb.de/php/taxonomie.php?taxon-id=11351">
            <text:p>https://www.floraweb.de/php/taxonomie.php?taxon-id=113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uccisa pratensis">
            <text:p>Succisa pratensis</text:p>
          </table:table-cell>
          <table:table-cell office:value-type="string" office:string-value="https://floraveg.eu/taxon/overview/Succisa%20pratensis">
            <text:p>https://floraveg.eu/taxon/overview/Succisa%20pratensis</text:p>
          </table:table-cell>
          <table:table-cell office:value-type="string" office:string-value="">
            <text:p/>
          </table:table-cell>
          <table:table-cell office:value-type="string" office:string-value="https://www.floraweb.de/php/taxonomie.php?taxon-id=5813">
            <text:p>https://www.floraweb.de/php/taxonomie.php?taxon-id=5813</text:p>
          </table:table-cell>
          <table:table-cell office:value-type="string" office:string-value="https://www.infoflora.ch/en/flora/succisa-pratensis.html">
            <text:p>https://www.infoflora.ch/en/flora/succisa-pratensis.html</text:p>
          </table:table-cell>
          <table:table-cell office:value-type="string" office:string-value="https://pfaf.org/user/Plant.aspx?LatinName=Succisa+pratensis">
            <text:p>https://pfaf.org/user/Plant.aspx?LatinName=Succisa+pratens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hymus">
            <text:p>Thym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54031">
            <text:p>https://www.missouribotanicalgarden.org/PlantFinder/PlantFinderDetails.aspx?taxonid=2540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hymus pulegioides">
            <text:p>Thymus pulegioides</text:p>
          </table:table-cell>
          <table:table-cell office:value-type="string" office:string-value="https://floraveg.eu/taxon/overview/Thymus%20pulegioides">
            <text:p>https://floraveg.eu/taxon/overview/Thymus%20pulegioides</text:p>
          </table:table-cell>
          <table:table-cell office:value-type="string" office:string-value="https://www.missouribotanicalgarden.org/PlantFinder/PlantFinderDetails.aspx?taxonid=439755&amp;isprofile=0&amp;gen=Thymus">
            <text:p>https://www.missouribotanicalgarden.org/PlantFinder/PlantFinderDetails.aspx?taxonid=439755&amp;isprofile=0&amp;gen=Thymus</text:p>
          </table:table-cell>
          <table:table-cell office:value-type="string" office:string-value="https://www.floraweb.de/php/taxonomie.php?taxon-id=5954">
            <text:p>https://www.floraweb.de/php/taxonomie.php?taxon-id=5954</text:p>
          </table:table-cell>
          <table:table-cell office:value-type="string" office:string-value="https://www.infoflora.ch/en/flora/thymus-pulegioides.html">
            <text:p>https://www.infoflora.ch/en/flora/thymus-pulegioides.html</text:p>
          </table:table-cell>
          <table:table-cell office:value-type="string" office:string-value="https://pfaf.org/user/Plant.aspx?LatinName=Thymus+pulegioides">
            <text:p>https://pfaf.org/user/Plant.aspx?LatinName=Thymus+pulegioide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hymus serpyllum">
            <text:p>Thymus serpyllum</text:p>
          </table:table-cell>
          <table:table-cell office:value-type="string" office:string-value="https://floraveg.eu/taxon/overview/Thymus%20serpyllum">
            <text:p>https://floraveg.eu/taxon/overview/Thymus%20serpyllum</text:p>
          </table:table-cell>
          <table:table-cell office:value-type="string" office:string-value="https://www.missouribotanicalgarden.org/PlantFinder/PlantFinderDetails.aspx?kempercode=a294">
            <text:p>https://www.missouribotanicalgarden.org/PlantFinder/PlantFinderDetails.aspx?kempercode=a294</text:p>
          </table:table-cell>
          <table:table-cell office:value-type="string" office:string-value="https://www.floraweb.de/php/taxonomie.php?taxon-id=5949">
            <text:p>https://www.floraweb.de/php/taxonomie.php?taxon-id=5949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Thymus+serpyllum">
            <text:p>https://pfaf.org/user/Plant.aspx?LatinName=Thymus+serpyll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yssopus officinalis">
            <text:p>Hyssopus officinalis</text:p>
          </table:table-cell>
          <table:table-cell office:value-type="string" office:string-value="https://floraveg.eu/taxon/overview/Hyssopus%20officinalis">
            <text:p>https://floraveg.eu/taxon/overview/Hyssopus%20officinalis</text:p>
          </table:table-cell>
          <table:table-cell office:value-type="string" office:string-value="https://www.missouribotanicalgarden.org/PlantFinder/PlantFinderDetails.aspx?kempercode=b939">
            <text:p>https://www.missouribotanicalgarden.org/PlantFinder/PlantFinderDetails.aspx?kempercode=b939</text:p>
          </table:table-cell>
          <table:table-cell office:value-type="string" office:string-value="https://www.floraweb.de/php/taxonomie.php?taxon-id=3050">
            <text:p>https://www.floraweb.de/php/taxonomie.php?taxon-id=3050</text:p>
          </table:table-cell>
          <table:table-cell office:value-type="string" office:string-value="https://www.infoflora.ch/en/flora/hyssopus-officinalis.html">
            <text:p>https://www.infoflora.ch/en/flora/hyssopus-officinalis.html</text:p>
          </table:table-cell>
          <table:table-cell office:value-type="string" office:string-value="https://pfaf.org/user/Plant.aspx?LatinName=Hyssopus+officinalis">
            <text:p>https://pfaf.org/user/Plant.aspx?LatinName=Hyssopus+officinal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Origanum vulgare">
            <text:p>Origanum vulgare</text:p>
          </table:table-cell>
          <table:table-cell office:value-type="string" office:string-value="https://floraveg.eu/taxon/overview/Origanum%20vulgare">
            <text:p>https://floraveg.eu/taxon/overview/Origanum%20vulgare</text:p>
          </table:table-cell>
          <table:table-cell office:value-type="string" office:string-value="https://www.missouribotanicalgarden.org/PlantFinder/PlantFinderDetails.aspx?taxonid=281411">
            <text:p>https://www.missouribotanicalgarden.org/PlantFinder/PlantFinderDetails.aspx?taxonid=281411</text:p>
          </table:table-cell>
          <table:table-cell office:value-type="string" office:string-value="https://www.floraweb.de/php/taxonomie.php?taxon-id=3996">
            <text:p>https://www.floraweb.de/php/taxonomie.php?taxon-id=3996</text:p>
          </table:table-cell>
          <table:table-cell office:value-type="string" office:string-value="https://www.infoflora.ch/en/flora/origanum-vulgare.html">
            <text:p>https://www.infoflora.ch/en/flora/origanum-vulgare.html</text:p>
          </table:table-cell>
          <table:table-cell office:value-type="string" office:string-value="https://pfaf.org/user/Plant.aspx?LatinName=Origanum+vulgare">
            <text:p>https://pfaf.org/user/Plant.aspx?LatinName=Origanum+vulgare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orsythia x intermedia">
            <text:p>Forsythia x intermedia</text:p>
          </table:table-cell>
          <table:table-cell office:value-type="string" office:string-value="https://floraveg.eu/taxon/overview/Forsythia%20x%20intermedia">
            <text:p>https://floraveg.eu/taxon/overview/Forsythia%20x%20intermedia</text:p>
          </table:table-cell>
          <table:table-cell office:value-type="string" office:string-value="https://www.missouribotanicalgarden.org/PlantFinder/PlantFinderDetails.aspx?taxonid=291997&amp;isprofile=1&amp;gen=Forsythia">
            <text:p>https://www.missouribotanicalgarden.org/PlantFinder/PlantFinderDetails.aspx?taxonid=291997&amp;isprofile=1&amp;gen=Forsythia</text:p>
          </table:table-cell>
          <table:table-cell office:value-type="string" office:string-value="">
            <text:p/>
          </table:table-cell>
          <table:table-cell office:value-type="string" office:string-value="https://www.infoflora.ch/en/flora/forsythia-%C3%97intermedia.html">
            <text:p>https://www.infoflora.ch/en/flora/forsythia-%C3%97intermedia.html</text:p>
          </table:table-cell>
          <table:table-cell office:value-type="string" office:string-value="https://pfaf.org/user/Plant.aspx?LatinName=Forsythia+x+intermedia">
            <text:p>https://pfaf.org/user/Plant.aspx?LatinName=Forsythia+x+intermedi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hyllostachys Nigra">
            <text:p>Phyllostachys Nigra</text:p>
          </table:table-cell>
          <table:table-cell office:value-type="string" office:string-value="https://floraveg.eu/taxon/overview/Phyllostachys%20nigra">
            <text:p>https://floraveg.eu/taxon/overview/Phyllostachys%20nigra</text:p>
          </table:table-cell>
          <table:table-cell office:value-type="string" office:string-value="https://www.missouribotanicalgarden.org/PlantFinder/PlantFinderListResults.aspx?chr=48">
            <text:p>https://www.missouribotanicalgarden.org/PlantFinder/PlantFinderListResults.aspx?chr=48</text:p>
          </table:table-cell>
          <table:table-cell office:value-type="string" office:string-value="">
            <text:p/>
          </table:table-cell>
          <table:table-cell office:value-type="string" office:string-value="https://www.infoflora.ch/en/flora/phyllostachys-nigra.html">
            <text:p>https://www.infoflora.ch/en/flora/phyllostachys-nigra.html</text:p>
          </table:table-cell>
          <table:table-cell office:value-type="string" office:string-value="https://pfaf.org/user/Plant.aspx?LatinName=Phyllostachys+Nigra">
            <text:p>https://pfaf.org/user/Plant.aspx?LatinName=Phyllostachys+Nigr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argesia rufa">
            <text:p>Fargesia ruf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85374&amp;isprofile=0&amp;basic=Fargesia%20rufa">
            <text:p>https://www.missouribotanicalgarden.org/PlantFinder/PlantFinderDetails.aspx?taxonid=285374&amp;isprofile=0&amp;basic=Fargesia%20ruf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aura (Oenothera) lindheimeri">
            <text:p>Gaura (Oenothera) lindheimeri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aponaria ocymoides">
            <text:p>Saponaria ocymoides</text:p>
          </table:table-cell>
          <table:table-cell office:value-type="string" office:string-value="https://floraveg.eu/taxon/overview/Saponaria%20ocymoides">
            <text:p>https://floraveg.eu/taxon/overview/Saponaria%20ocymoides</text:p>
          </table:table-cell>
          <table:table-cell office:value-type="string" office:string-value="https://www.missouribotanicalgarden.org/PlantFinder/PlantFinderDetails.aspx?taxonid=279101&amp;isprofile=0&amp;basic=Saponaria%20ocymoides">
            <text:p>https://www.missouribotanicalgarden.org/PlantFinder/PlantFinderDetails.aspx?taxonid=279101&amp;isprofile=0&amp;basic=Saponaria%20ocymoides</text:p>
          </table:table-cell>
          <table:table-cell office:value-type="string" office:string-value="https://www.floraweb.de/php/taxonomie.php?taxon-id=5240">
            <text:p>https://www.floraweb.de/php/taxonomie.php?taxon-id=5240</text:p>
          </table:table-cell>
          <table:table-cell office:value-type="string" office:string-value="https://www.infoflora.ch/en/flora/saponaria-ocymoides.html">
            <text:p>https://www.infoflora.ch/en/flora/saponaria-ocymoides.html</text:p>
          </table:table-cell>
          <table:table-cell office:value-type="string" office:string-value="https://pfaf.org/user/Plant.aspx?LatinName=Saponaria+ocymoides">
            <text:p>https://pfaf.org/user/Plant.aspx?LatinName=Saponaria+ocymoide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eonia lactiflora">
            <text:p>Paeonia lactiflora</text:p>
          </table:table-cell>
          <table:table-cell office:value-type="string" office:string-value="https://floraveg.eu/taxon/overview/Paeonia%20lactiflora">
            <text:p>https://floraveg.eu/taxon/overview/Paeonia%20lactiflora</text:p>
          </table:table-cell>
          <table:table-cell office:value-type="string" office:string-value="http://www.missouribotanicalgarden.org/plantfinder/PlantFinderDetails.aspx?taxonid=286081">
            <text:p>http://www.missouribotanicalgarden.org/plantfinder/PlantFinderDetails.aspx?taxonid=286081</text:p>
          </table:table-cell>
          <table:table-cell office:value-type="string" office:string-value="https://www.floraweb.de/php/taxonomie.php?taxon-id=31134">
            <text:p>https://www.floraweb.de/php/taxonomie.php?taxon-id=31134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Paeonia+lactiflora">
            <text:p>https://pfaf.org/user/Plant.aspx?LatinName=Paeonia+lactiflor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rtaderia selloana">
            <text:p>Cortaderia selloana</text:p>
          </table:table-cell>
          <table:table-cell office:value-type="string" office:string-value="https://floraveg.eu/taxon/overview/Cortaderia%20selloana">
            <text:p>https://floraveg.eu/taxon/overview/Cortaderia%20selloana</text:p>
          </table:table-cell>
          <table:table-cell office:value-type="string" office:string-value="https://www.missouribotanicalgarden.org/plantfinder/PlantFinderDetails.aspx?taxonid=285194">
            <text:p>https://www.missouribotanicalgarden.org/plantfinder/PlantFinderDetails.aspx?taxonid=285194</text:p>
          </table:table-cell>
          <table:table-cell office:value-type="string" office:string-value="https://www.floraweb.de/php/taxonomie.php?taxon-id=30684">
            <text:p>https://www.floraweb.de/php/taxonomie.php?taxon-id=30684</text:p>
          </table:table-cell>
          <table:table-cell office:value-type="string" office:string-value="https://www.infoflora.ch/en/flora/cortaderia-selloana.html">
            <text:p>https://www.infoflora.ch/en/flora/cortaderia-selloana.html</text:p>
          </table:table-cell>
          <table:table-cell office:value-type="string" office:string-value="https://pfaf.org/user/Plant.aspx?LatinName=Cortaderia+selloana">
            <text:p>https://pfaf.org/user/Plant.aspx?LatinName=Cortaderia+selloan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olanum muricatum">
            <text:p>Solanum muricatum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Solanum+muricatum">
            <text:p>https://pfaf.org/user/Plant.aspx?LatinName=Solanum+muricat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tipa tenuissima">
            <text:p>Stipa tenuissim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85344&amp;isprofile=0&amp;pt=11">
            <text:p>https://www.missouribotanicalgarden.org/PlantFinder/PlantFinderDetails.aspx?taxonid=285344&amp;isprofile=0&amp;pt=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estuca">
            <text:p>Festuc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k250">
            <text:p>https://www.missouribotanicalgarden.org/PlantFinder/PlantFinderDetails.aspx?kempercode=k2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estuca gautieri">
            <text:p>Festuca gautieri</text:p>
          </table:table-cell>
          <table:table-cell office:value-type="string" office:string-value="https://floraveg.eu/taxon/overview/Festuca%20gautieri">
            <text:p>https://floraveg.eu/taxon/overview/Festuca%20gautier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estuca glauca">
            <text:p>Festuca glauca</text:p>
          </table:table-cell>
          <table:table-cell office:value-type="string" office:string-value="https://floraveg.eu/taxon/overview/Festuca%20glauca">
            <text:p>https://floraveg.eu/taxon/overview/Festuca%20glauca</text:p>
          </table:table-cell>
          <table:table-cell office:value-type="string" office:string-value="https://www.missouribotanicalgarden.org/PlantFinder/PlantFinderDetails.aspx?kempercode=k250">
            <text:p>https://www.missouribotanicalgarden.org/PlantFinder/PlantFinderDetails.aspx?kempercode=k250</text:p>
          </table:table-cell>
          <table:table-cell office:value-type="string" office:string-value="https://www.floraweb.de/php/taxonomie.php?taxon-id=32191">
            <text:p>https://www.floraweb.de/php/taxonomie.php?taxon-id=3219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Iris">
            <text:p>Iri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1153&amp;isprofile=1&amp;basic=Iris%20fulva">
            <text:p>https://www.missouribotanicalgarden.org/PlantFinder/PlantFinderDetails.aspx?taxonid=281153&amp;isprofile=1&amp;basic=Iris%20fulv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Iris germanica">
            <text:p>Iris germanic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kempercode=f471">
            <text:p>https://www.missouribotanicalgarden.org/PlantFinder/PlantFinderDetails.aspx?kempercode=f471</text:p>
          </table:table-cell>
          <table:table-cell office:value-type="string" office:string-value="https://www.floraweb.de/php/taxonomie.php?taxon-id=3090">
            <text:p>https://www.floraweb.de/php/taxonomie.php?taxon-id=3090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Iris+germanica">
            <text:p>https://pfaf.org/user/Plant.aspx?LatinName=Iris+germanic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chemilla mollis">
            <text:p>Alchemilla mollis</text:p>
          </table:table-cell>
          <table:table-cell office:value-type="string" office:string-value="https://floraveg.eu/taxon/overview/Alchemilla%20mollis">
            <text:p>https://floraveg.eu/taxon/overview/Alchemilla%20mollis</text:p>
          </table:table-cell>
          <table:table-cell office:value-type="string" office:string-value="https://www.missouribotanicalgarden.org/PlantFinder/PlantFinderDetails.aspx?kempercode=b210">
            <text:p>https://www.missouribotanicalgarden.org/PlantFinder/PlantFinderDetails.aspx?kempercode=b210</text:p>
          </table:table-cell>
          <table:table-cell office:value-type="string" office:string-value="https://www.floraweb.de/php/taxonomie.php?taxon-id=200">
            <text:p>https://www.floraweb.de/php/taxonomie.php?taxon-id=200</text:p>
          </table:table-cell>
          <table:table-cell office:value-type="string" office:string-value="https://www.infoflora.ch/en/flora/alchemilla-mollis.html">
            <text:p>https://www.infoflora.ch/en/flora/alchemilla-mollis.html</text:p>
          </table:table-cell>
          <table:table-cell office:value-type="string" office:string-value="https://pfaf.org/user/Plant.aspx?LatinName=Alchemilla+mollis">
            <text:p>https://pfaf.org/user/Plant.aspx?LatinName=Alchemilla+moll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ennisetum alopecuroides">
            <text:p>Pennisetum alopecuroides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kempercode=e500">
            <text:p>https://www.missouribotanicalgarden.org/PlantFinder/PlantFinderDetails.aspx?kempercode=e500</text:p>
          </table:table-cell>
          <table:table-cell office:value-type="string" office:string-value="https://www.floraweb.de/php/taxonomie.php?taxon-id=33182">
            <text:p>https://www.floraweb.de/php/taxonomie.php?taxon-id=33182</text:p>
          </table:table-cell>
          <table:table-cell office:value-type="string" office:string-value="https://www.infoflora.ch/en/flora/pennisetum-alopecuroides.html">
            <text:p>https://www.infoflora.ch/en/flora/pennisetum-alopecuroides.html</text:p>
          </table:table-cell>
          <table:table-cell office:value-type="string" office:string-value="https://pfaf.org/user/Plant.aspx?LatinName=Pennisetum+alopecuroides">
            <text:p>https://pfaf.org/user/Plant.aspx?LatinName=Pennisetum+alopecuroide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ersicaria affinis">
            <text:p>Persicaria affinis</text:p>
          </table:table-cell>
          <table:table-cell office:value-type="string" office:string-value="no">
            <text:p>no</text:p>
          </table:table-cell>
          <table:table-cell office:value-type="string" office:string-value="http://www.missouribotanicalgarden.org/PlantFinder/PlantFinderDetails.aspx?taxonid=242606&amp;isprofile=0&amp;basic=%25">
            <text:p>http://www.missouribotanicalgarden.org/PlantFinder/PlantFinderDetails.aspx?taxonid=242606&amp;isprofile=0&amp;basic=%2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rmeria maritima">
            <text:p>Armeria maritima</text:p>
          </table:table-cell>
          <table:table-cell office:value-type="string" office:string-value="https://floraveg.eu/taxon/overview/Armeria%20maritima">
            <text:p>https://floraveg.eu/taxon/overview/Armeria%20maritima</text:p>
          </table:table-cell>
          <table:table-cell office:value-type="string" office:string-value="https://www.missouribotanicalgarden.org/PlantFinder/PlantFinderDetails.aspx?kempercode=w970">
            <text:p>https://www.missouribotanicalgarden.org/PlantFinder/PlantFinderDetails.aspx?kempercode=w970</text:p>
          </table:table-cell>
          <table:table-cell office:value-type="string" office:string-value="https://www.floraweb.de/php/taxonomie.php?taxon-id=576">
            <text:p>https://www.floraweb.de/php/taxonomie.php?taxon-id=576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Armeria+maritima">
            <text:p>https://pfaf.org/user/Plant.aspx?LatinName=Armeria+maritim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gastache">
            <text:p>Agastache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43499&amp;isprofile=0&amp;basic=Agastache">
            <text:p>https://www.missouribotanicalgarden.org/PlantFinder/PlantFinderDetails.aspx?taxonid=243499&amp;isprofile=0&amp;basic=Agastach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